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onaspace Xenon SemiWide Medium" svg:font-family="'Monaspace Xenon SemiWide Medium'" style:font-pitch="fixed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1.352in"/>
    </style:style>
    <style:style style:name="co3" style:family="table-column">
      <style:table-column-properties fo:break-before="auto" style:column-width="0.6925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Monaspace Xenon SemiWide Mediu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Monaspace Xenon SemiWide Medium"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Monaspace Xenon SemiWide Medium"/>
    </style:style>
    <style:style style:name="ce6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Monaspace Xenon SemiWide Medium" fo:font-weight="bold" style:font-weight-asian="bold" style:font-weight-complex="bold"/>
    </style:style>
    <style:style style:name="ce14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aspace Xenon SemiWide Medium"/>
    </style:style>
    <style:style style:name="ce1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  <style:text-properties style:font-name="Monaspace Xenon SemiWide Medium"/>
    </style:style>
    <style:style style:name="ce17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style:font-name="Monaspace Xenon SemiWide Medium"/>
    </style:style>
    <style:style style:name="ce18" style:family="table-cell" style:parent-style-name="Default" style:data-style-name="N81">
      <style:text-properties style:font-name="Monaspace Xenon SemiWide Medium"/>
    </style:style>
    <style:style style:name="ce4" style:family="table-cell" style:parent-style-name="Default">
      <style:text-properties style:font-name="Monaspace Xenon SemiWide Mediu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aspace Xenon SemiWide Medium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style:font-name="Monaspace Xenon SemiWide Medium"/>
    </style:style>
    <style:style style:name="ce23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style:font-name="Monaspace Xenon SemiWide Medium"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Monaspace Xenon SemiWide Medium" fo:font-weight="normal" style:font-weight-asian="normal" style:font-weight-complex="normal"/>
    </style:style>
    <style:style style:name="ce25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Monaspace Xenon SemiWide Medium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onaspace Xenon SemiWide Medium"/>
    </style:style>
    <style:style style:name="ce2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in"/>
      <style:text-properties style:font-name="Monaspace Xenon SemiWide Mediu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aspace Xenon SemiWide Medium" fo:font-weight="normal" style:font-weight-asian="normal" style:font-weight-complex="normal"/>
    </style:style>
    <style:style style:name="ce29" style:family="table-cell" style:parent-style-name="Default" style:data-style-name="N129">
      <style:text-properties style:font-name="Monaspace Xenon SemiWide Medium"/>
    </style:style>
    <style:style style:name="ce30" style:family="table-cell" style:parent-style-name="Default" style:data-style-name="N129">
      <style:text-properties style:font-name="Monaspace Xenon SemiWide Medium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ac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4"/>
        <table:table-column table:style-name="co2" table:number-columns-repeated="2" table:default-cell-style-name="ce5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1" table:default-cell-style-name="ce2"/>
        <table:table-column table:style-name="co2" table:default-cell-style-name="ce5"/>
        <table:table-column table:style-name="co2" table:default-cell-style-name="ce26"/>
        <table:table-column table:style-name="co2" table:number-columns-repeated="2" table:default-cell-style-name="ce5"/>
        <table:table-column table:style-name="co3" table:default-cell-style-name="ce1"/>
        <table:table-column table:style-name="co2" table:default-cell-style-name="ce4"/>
        <table:table-column table:style-name="co5" table:number-columns-repeated="16369" table:default-cell-style-name="ce4"/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||x||</text:p>
          </table:table-cell>
          <table:table-cell table:style-name="ce1" office:value-type="string" calcext:value-type="string">
            <text:p>||xt||</text:p>
          </table:table-cell>
          <table:table-cell office:value-type="string" calcext:value-type="string">
            <text:p>||xt – x||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Cond</text:p>
          </table:table-cell>
          <table:table-cell table:style-name="ce1"/>
          <table:table-cell office:value-type="string" calcext:value-type="string">
            <text:p>Omg</text:p>
          </table:table-cell>
          <table:table-cell office:value-type="string" calcext:value-type="string">
            <text:p>||x||</text:p>
          </table:table-cell>
          <table:table-cell office:value-type="string" calcext:value-type="string">
            <text:p>||xt||</text:p>
          </table:table-cell>
          <table:table-cell office:value-type="string" calcext:value-type="string">
            <text:p>||xt – x||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Cond</text:p>
          </table:table-cell>
          <table:table-cell table:number-columns-repeated="16369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9.621417" calcext:value-type="float">
            <text:p>1.9621417E+01</text:p>
          </table:table-cell>
          <table:table-cell table:style-name="ce16" office:value-type="float" office:value="19.621417" calcext:value-type="float" table:number-columns-spanned="1" table:number-rows-spanned="105">
            <text:p>1.9621417E+01</text:p>
          </table:table-cell>
          <table:table-cell office:value-type="float" office:value="0.000000053657709" calcext:value-type="float">
            <text:p>5.3657709E-08</text:p>
          </table:table-cell>
          <table:table-cell office:value-type="float" office:value="0.000000000099989088" calcext:value-type="float">
            <text:p>9.9989088E-11</text:p>
          </table:table-cell>
          <table:table-cell office:value-type="float" office:value="137040" calcext:value-type="float">
            <text:p>137040</text:p>
          </table:table-cell>
          <table:table-cell table:style-name="ce8" table:formula="of:=([.D2]/[.$C$2])/[.E2]" office:value-type="float" office:value="27.3494848859221" calcext:value-type="float">
            <text:p>27.3494849</text:p>
          </table:table-cell>
          <table:table-cell table:style-name="ce1"/>
          <table:table-cell office:value-type="float" office:value="0.01" calcext:value-type="float">
            <text:p>0.01</text:p>
          </table:table-cell>
          <table:table-cell office:value-type="float" office:value="19.621417" calcext:value-type="float">
            <text:p>1.9621417E+01</text:p>
          </table:table-cell>
          <table:table-cell table:style-name="ce16" office:value-type="float" office:value="19.621417" calcext:value-type="float" table:number-columns-spanned="1" table:number-rows-spanned="101">
            <text:p>1.9621417E+01</text:p>
          </table:table-cell>
          <table:table-cell office:value-type="float" office:value="0.000000049720108" calcext:value-type="float">
            <text:p>4.9720108E-08</text:p>
          </table:table-cell>
          <table:table-cell office:value-type="float" office:value="0.00000000009993734" calcext:value-type="float">
            <text:p>9.9937340E-11</text:p>
          </table:table-cell>
          <table:table-cell office:value-type="float" office:value="18088" calcext:value-type="float">
            <text:p>18088</text:p>
          </table:table-cell>
          <table:table-cell table:style-name="ce29" table:formula="of:=([.L2]/[.$K$2])/[.M2]" office:value-type="float" office:value="25.3556010523589" calcext:value-type="float">
            <text:p>2.5355601E+01</text:p>
          </table:table-cell>
          <table:table-cell table:number-columns-repeated="16369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659521" calcext:value-type="float">
            <text:p>5.3659521E-08</text:p>
          </table:table-cell>
          <table:table-cell office:value-type="float" office:value="0.000000000099992623" calcext:value-type="float">
            <text:p>9.9992623E-11</text:p>
          </table:table-cell>
          <table:table-cell office:value-type="float" office:value="68515" calcext:value-type="float">
            <text:p>68515</text:p>
          </table:table-cell>
          <table:table-cell table:style-name="ce8" table:formula="of:=([.D3]/[.$C$2])/[.E3]" office:value-type="float" office:value="27.34944155914" calcext:value-type="float">
            <text:p>27.3494416</text:p>
          </table:table-cell>
          <table:table-cell table:style-name="ce1"/>
          <table:table-cell office:value-type="float" office:value="0.02" calcext:value-type="float">
            <text:p>0.02</text:p>
          </table:table-cell>
          <table:table-cell office:value-type="float" office:value="19.621417" calcext:value-type="float">
            <text:p>1.9621417E+01</text:p>
          </table:table-cell>
          <table:covered-table-cell table:style-name="ce16"/>
          <table:table-cell office:value-type="float" office:value="0.000000049697061" calcext:value-type="float">
            <text:p>4.9697061E-08</text:p>
          </table:table-cell>
          <table:table-cell office:value-type="float" office:value="0.000000000099891031" calcext:value-type="float">
            <text:p>9.9891031E-11</text:p>
          </table:table-cell>
          <table:table-cell office:value-type="float" office:value="9040" calcext:value-type="float">
            <text:p>9040</text:p>
          </table:table-cell>
          <table:table-cell table:style-name="ce29" table:formula="of:=([.L3]/[.$K$2])/[.M3]" office:value-type="float" office:value="25.3555971346377" calcext:value-type="float">
            <text:p>2.5355597E+01</text:p>
          </table:table-cell>
          <table:table-cell table:number-columns-repeated="1636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646058" calcext:value-type="float">
            <text:p>5.3646058E-08</text:p>
          </table:table-cell>
          <table:table-cell office:value-type="float" office:value="0.000000000099967432" calcext:value-type="float">
            <text:p>9.9967432E-11</text:p>
          </table:table-cell>
          <table:table-cell office:value-type="float" office:value="45674" calcext:value-type="float">
            <text:p>45674</text:p>
          </table:table-cell>
          <table:table-cell table:style-name="ce8" table:formula="of:=([.D4]/[.$C$2])/[.E4]" office:value-type="float" office:value="27.3494697860631" calcext:value-type="float">
            <text:p>27.3494698</text:p>
          </table:table-cell>
          <table:table-cell table:style-name="ce1"/>
          <table:table-cell office:value-type="float" office:value="0.03" calcext:value-type="float">
            <text:p>0.03</text:p>
          </table:table-cell>
          <table:table-cell office:value-type="float" office:value="19.621417" calcext:value-type="float">
            <text:p>1.9621417E+01</text:p>
          </table:table-cell>
          <table:covered-table-cell table:style-name="ce16"/>
          <table:table-cell office:value-type="float" office:value="0.000000049673868" calcext:value-type="float">
            <text:p>4.9673868E-08</text:p>
          </table:table-cell>
          <table:table-cell office:value-type="float" office:value="0.000000000099844464" calcext:value-type="float">
            <text:p>9.9844464E-11</text:p>
          </table:table-cell>
          <table:table-cell office:value-type="float" office:value="6024" calcext:value-type="float">
            <text:p>6024</text:p>
          </table:table-cell>
          <table:table-cell table:style-name="ce29" table:formula="of:=([.L4]/[.$K$2])/[.M4]" office:value-type="float" office:value="25.3555842082172" calcext:value-type="float">
            <text:p>2.5355584E+01</text:p>
          </table:table-cell>
          <table:table-cell table:number-columns-repeated="1636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647866" calcext:value-type="float">
            <text:p>5.3647866E-08</text:p>
          </table:table-cell>
          <table:table-cell office:value-type="float" office:value="0.00000000009997069" calcext:value-type="float">
            <text:p>9.9970690E-11</text:p>
          </table:table-cell>
          <table:table-cell office:value-type="float" office:value="34253" calcext:value-type="float">
            <text:p>34253</text:p>
          </table:table-cell>
          <table:table-cell table:style-name="ce8" table:formula="of:=([.D5]/[.$C$2])/[.E5]" office:value-type="float" office:value="27.3495001913653" calcext:value-type="float">
            <text:p>27.3495002</text:p>
          </table:table-cell>
          <table:table-cell table:style-name="ce1"/>
          <table:table-cell office:value-type="float" office:value="0.04" calcext:value-type="float">
            <text:p>0.04</text:p>
          </table:table-cell>
          <table:table-cell office:value-type="float" office:value="19.621417" calcext:value-type="float">
            <text:p>1.9621417E+01</text:p>
          </table:table-cell>
          <table:covered-table-cell table:style-name="ce16"/>
          <table:table-cell office:value-type="float" office:value="0.00000004965054" calcext:value-type="float">
            <text:p>4.9650540E-08</text:p>
          </table:table-cell>
          <table:table-cell office:value-type="float" office:value="0.000000000099797515" calcext:value-type="float">
            <text:p>9.9797515E-11</text:p>
          </table:table-cell>
          <table:table-cell office:value-type="float" office:value="4516" calcext:value-type="float">
            <text:p>4516</text:p>
          </table:table-cell>
          <table:table-cell table:style-name="ce29" table:formula="of:=([.L5]/[.$K$2])/[.M5]" office:value-type="float" office:value="25.3555993825696" calcext:value-type="float">
            <text:p>2.5355599E+01</text:p>
          </table:table-cell>
          <table:table-cell table:number-columns-repeated="1636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626737" calcext:value-type="float">
            <text:p>5.3626737E-08</text:p>
          </table:table-cell>
          <table:table-cell office:value-type="float" office:value="0.000000000099931269" calcext:value-type="float">
            <text:p>9.9931269E-11</text:p>
          </table:table-cell>
          <table:table-cell office:value-type="float" office:value="27401" calcext:value-type="float">
            <text:p>27401</text:p>
          </table:table-cell>
          <table:table-cell table:style-name="ce8" table:formula="of:=([.D6]/[.$C$2])/[.E6]" office:value-type="float" office:value="27.3495133114165" calcext:value-type="float">
            <text:p>27.3495133</text:p>
          </table:table-cell>
          <table:table-cell table:style-name="ce1"/>
          <table:table-cell office:value-type="float" office:value="0.05" calcext:value-type="float">
            <text:p>0.05</text:p>
          </table:table-cell>
          <table:table-cell office:value-type="float" office:value="19.621417" calcext:value-type="float">
            <text:p>1.9621417E+01</text:p>
          </table:table-cell>
          <table:covered-table-cell table:style-name="ce16"/>
          <table:table-cell office:value-type="float" office:value="0.000000049673778" calcext:value-type="float">
            <text:p>4.9673778E-08</text:p>
          </table:table-cell>
          <table:table-cell office:value-type="float" office:value="0.000000000099844171" calcext:value-type="float">
            <text:p>9.9844171E-11</text:p>
          </table:table-cell>
          <table:table-cell office:value-type="float" office:value="3611" calcext:value-type="float">
            <text:p>3611</text:p>
          </table:table-cell>
          <table:table-cell table:style-name="ce29" table:formula="of:=([.L6]/[.$K$2])/[.M6]" office:value-type="float" office:value="25.3556126761934" calcext:value-type="float">
            <text:p>2.5355613E+01</text:p>
          </table:table-cell>
          <table:table-cell table:number-columns-repeated="1636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651459" calcext:value-type="float">
            <text:p>5.3651459E-08</text:p>
          </table:table-cell>
          <table:table-cell office:value-type="float" office:value="0.000000000099977405" calcext:value-type="float">
            <text:p>9.9977405E-11</text:p>
          </table:table-cell>
          <table:table-cell office:value-type="float" office:value="22832" calcext:value-type="float">
            <text:p>22832</text:p>
          </table:table-cell>
          <table:table-cell table:style-name="ce8" table:formula="of:=([.D7]/[.$C$2])/[.E7]" office:value-type="float" office:value="27.3494948335636" calcext:value-type="float">
            <text:p>27.3494948</text:p>
          </table:table-cell>
          <table:table-cell table:style-name="ce1"/>
          <table:table-cell office:value-type="float" office:value="0.06" calcext:value-type="float">
            <text:p>0.06</text:p>
          </table:table-cell>
          <table:table-cell office:value-type="float" office:value="19.621417" calcext:value-type="float">
            <text:p>1.9621417E+01</text:p>
          </table:table-cell>
          <table:covered-table-cell table:style-name="ce16"/>
          <table:table-cell office:value-type="float" office:value="0.000000049603482" calcext:value-type="float">
            <text:p>4.9603482E-08</text:p>
          </table:table-cell>
          <table:table-cell office:value-type="float" office:value="0.000000000099703014" calcext:value-type="float">
            <text:p>9.9703014E-11</text:p>
          </table:table-cell>
          <table:table-cell office:value-type="float" office:value="3008" calcext:value-type="float">
            <text:p>3008</text:p>
          </table:table-cell>
          <table:table-cell table:style-name="ce29" table:formula="of:=([.L7]/[.$K$2])/[.M7]" office:value-type="float" office:value="25.3555776355805" calcext:value-type="float">
            <text:p>2.5355578E+01</text:p>
          </table:table-cell>
          <table:table-cell table:number-columns-repeated="16369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645611" calcext:value-type="float">
            <text:p>5.3645611E-08</text:p>
          </table:table-cell>
          <table:table-cell office:value-type="float" office:value="0.000000000099966681" calcext:value-type="float">
            <text:p>9.9966681E-11</text:p>
          </table:table-cell>
          <table:table-cell office:value-type="float" office:value="19569" calcext:value-type="float">
            <text:p>19569</text:p>
          </table:table-cell>
          <table:table-cell table:style-name="ce8" table:formula="of:=([.D8]/[.$C$2])/[.E8]" office:value-type="float" office:value="27.3494473608162" calcext:value-type="float">
            <text:p>27.3494474</text:p>
          </table:table-cell>
          <table:table-cell table:style-name="ce1"/>
          <table:table-cell table:style-name="ce24" office:value-type="float" office:value="0.07" calcext:value-type="float">
            <text:p>0.07</text:p>
          </table:table-cell>
          <table:table-cell table:style-name="ce25" office:value-type="float" office:value="19.621417" calcext:value-type="float">
            <text:p>1.9621417E+01</text:p>
          </table:table-cell>
          <table:covered-table-cell table:style-name="ce16"/>
          <table:table-cell table:style-name="ce25" office:value-type="float" office:value="0.000000049626445" calcext:value-type="float">
            <text:p>4.9626445E-08</text:p>
          </table:table-cell>
          <table:table-cell table:style-name="ce25" office:value-type="float" office:value="0.000000000099749106" calcext:value-type="float">
            <text:p>9.9749106E-11</text:p>
          </table:table-cell>
          <table:table-cell table:style-name="ce28" office:value-type="float" office:value="2577" calcext:value-type="float">
            <text:p>2577</text:p>
          </table:table-cell>
          <table:table-cell table:style-name="ce29" table:formula="of:=([.L8]/[.$K$2])/[.M8]" office:value-type="float" office:value="25.3555938117012" calcext:value-type="float">
            <text:p>2.5355594E+01</text:p>
          </table:table-cell>
          <table:table-cell table:number-columns-repeated="1636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624471" calcext:value-type="float">
            <text:p>5.3624471E-08</text:p>
          </table:table-cell>
          <table:table-cell office:value-type="float" office:value="0.000000000099927009" calcext:value-type="float">
            <text:p>9.9927009E-11</text:p>
          </table:table-cell>
          <table:table-cell office:value-type="float" office:value="17122" calcext:value-type="float">
            <text:p>17122</text:p>
          </table:table-cell>
          <table:table-cell table:style-name="ce8" table:formula="of:=([.D9]/[.$C$2])/[.E9]" office:value-type="float" office:value="27.3495235476269" calcext:value-type="float">
            <text:p>27.3495235</text:p>
          </table:table-cell>
          <table:table-cell table:style-name="ce1"/>
          <table:table-cell office:value-type="float" office:value="0.08" calcext:value-type="float">
            <text:p>0.08</text:p>
          </table:table-cell>
          <table:table-cell office:value-type="float" office:value="19.621417" calcext:value-type="float">
            <text:p>1.9621417E+01</text:p>
          </table:table-cell>
          <table:covered-table-cell table:style-name="ce16"/>
          <table:table-cell office:value-type="float" office:value="0.000000049555882" calcext:value-type="float">
            <text:p>4.9555882E-08</text:p>
          </table:table-cell>
          <table:table-cell office:value-type="float" office:value="0.000000000099607209" calcext:value-type="float">
            <text:p>9.9607209E-11</text:p>
          </table:table-cell>
          <table:table-cell office:value-type="float" office:value="2254" calcext:value-type="float">
            <text:p>2254</text:p>
          </table:table-cell>
          <table:table-cell table:style-name="ce29" table:formula="of:=([.L9]/[.$K$2])/[.M9]" office:value-type="float" office:value="25.355610469551" calcext:value-type="float">
            <text:p>2.5355610E+01</text:p>
          </table:table-cell>
          <table:table-cell table:number-columns-repeated="1636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656854" calcext:value-type="float">
            <text:p>5.3656854E-08</text:p>
          </table:table-cell>
          <table:table-cell office:value-type="float" office:value="0.000000000099987344" calcext:value-type="float">
            <text:p>9.9987344E-11</text:p>
          </table:table-cell>
          <table:table-cell office:value-type="float" office:value="15218" calcext:value-type="float">
            <text:p>15218</text:p>
          </table:table-cell>
          <table:table-cell table:style-name="ce8" table:formula="of:=([.D10]/[.$C$2])/[.E10]" office:value-type="float" office:value="27.349526117811" calcext:value-type="float">
            <text:p>27.3495261</text:p>
          </table:table-cell>
          <table:table-cell table:style-name="ce1"/>
          <table:table-cell office:value-type="float" office:value="0.09" calcext:value-type="float">
            <text:p>0.09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392059" calcext:value-type="float">
            <text:p>4.9392059E-08</text:p>
          </table:table-cell>
          <table:table-cell office:value-type="float" office:value="0.000000000099278" calcext:value-type="float">
            <text:p>9.9278000E-11</text:p>
          </table:table-cell>
          <table:table-cell office:value-type="float" office:value="2003" calcext:value-type="float">
            <text:p>2003</text:p>
          </table:table-cell>
          <table:table-cell table:style-name="ce29" table:formula="of:=([.L10]/[.$K$2])/[.M10]" office:value-type="float" office:value="25.355591351901" calcext:value-type="float">
            <text:p>2.5355591E+01</text:p>
          </table:table-cell>
          <table:table-cell table:number-columns-repeated="16369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597488" calcext:value-type="float">
            <text:p>5.3597488E-08</text:p>
          </table:table-cell>
          <table:table-cell office:value-type="float" office:value="0.000000000099877011" calcext:value-type="float">
            <text:p>9.9877011E-11</text:p>
          </table:table-cell>
          <table:table-cell office:value-type="float" office:value="13696" calcext:value-type="float">
            <text:p>13696</text:p>
          </table:table-cell>
          <table:table-cell table:style-name="ce8" table:formula="of:=([.D11]/[.$C$2])/[.E11]" office:value-type="float" office:value="27.3494458567834" calcext:value-type="float">
            <text:p>27.3494459</text:p>
          </table:table-cell>
          <table:table-cell table:style-name="ce1"/>
          <table:table-cell office:value-type="float" office:value="0.1" calcext:value-type="float">
            <text:p>0.10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321398" calcext:value-type="float">
            <text:p>4.9321398E-08</text:p>
          </table:table-cell>
          <table:table-cell office:value-type="float" office:value="0.0000000000991359" calcext:value-type="float">
            <text:p>9.9135900E-11</text:p>
          </table:table-cell>
          <table:table-cell office:value-type="float" office:value="1802" calcext:value-type="float">
            <text:p>1802</text:p>
          </table:table-cell>
          <table:table-cell table:style-name="ce29" table:formula="of:=([.L11]/[.$K$2])/[.M11]" office:value-type="float" office:value="25.3556096251551" calcext:value-type="float">
            <text:p>2.5355610E+01</text:p>
          </table:table-cell>
          <table:table-cell table:number-columns-repeated="16369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599252" calcext:value-type="float">
            <text:p>5.3599252E-08</text:p>
          </table:table-cell>
          <table:table-cell office:value-type="float" office:value="0.000000000099879887" calcext:value-type="float">
            <text:p>9.9879887E-11</text:p>
          </table:table-cell>
          <table:table-cell office:value-type="float" office:value="12450" calcext:value-type="float">
            <text:p>12450</text:p>
          </table:table-cell>
          <table:table-cell table:style-name="ce8" table:formula="of:=([.D12]/[.$C$2])/[.E12]" office:value-type="float" office:value="27.3495584395869" calcext:value-type="float">
            <text:p>27.3495584</text:p>
          </table:table-cell>
          <table:table-cell table:style-name="ce1"/>
          <table:table-cell office:value-type="float" office:value="0.11" calcext:value-type="float">
            <text:p>0.11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530148" calcext:value-type="float">
            <text:p>4.9530148E-08</text:p>
          </table:table-cell>
          <table:table-cell office:value-type="float" office:value="0.000000000099555521" calcext:value-type="float">
            <text:p>9.9555521E-11</text:p>
          </table:table-cell>
          <table:table-cell office:value-type="float" office:value="1637" calcext:value-type="float">
            <text:p>1637</text:p>
          </table:table-cell>
          <table:table-cell table:style-name="ce29" table:formula="of:=([.L12]/[.$K$2])/[.M12]" office:value-type="float" office:value="25.3556009745494" calcext:value-type="float">
            <text:p>2.5355601E+01</text:p>
          </table:table-cell>
          <table:table-cell table:number-columns-repeated="1636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662202" calcext:value-type="float">
            <text:p>5.3662202E-08</text:p>
          </table:table-cell>
          <table:table-cell office:value-type="float" office:value="0.000000000099997443" calcext:value-type="float">
            <text:p>9.9997443E-11</text:p>
          </table:table-cell>
          <table:table-cell office:value-type="float" office:value="11411" calcext:value-type="float">
            <text:p>11411</text:p>
          </table:table-cell>
          <table:table-cell table:style-name="ce8" table:formula="of:=([.D13]/[.$C$2])/[.E13]" office:value-type="float" office:value="27.3494896813985" calcext:value-type="float">
            <text:p>27.3494897</text:p>
          </table:table-cell>
          <table:table-cell table:style-name="ce1"/>
          <table:table-cell office:value-type="float" office:value="0.12" calcext:value-type="float">
            <text:p>0.12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459039" calcext:value-type="float">
            <text:p>4.9459039E-08</text:p>
          </table:table-cell>
          <table:table-cell office:value-type="float" office:value="0.000000000099412573" calcext:value-type="float">
            <text:p>9.9412573E-11</text:p>
          </table:table-cell>
          <table:table-cell office:value-type="float" office:value="1500" calcext:value-type="float">
            <text:p>1500</text:p>
          </table:table-cell>
          <table:table-cell table:style-name="ce29" table:formula="of:=([.L13]/[.$K$2])/[.M13]" office:value-type="float" office:value="25.3556058256306" calcext:value-type="float">
            <text:p>2.5355606E+01</text:p>
          </table:table-cell>
          <table:table-cell table:number-columns-repeated="16369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610448" calcext:value-type="float">
            <text:p>5.3610448E-08</text:p>
          </table:table-cell>
          <table:table-cell office:value-type="float" office:value="0.00000000009990103" calcext:value-type="float">
            <text:p>9.9901030E-11</text:p>
          </table:table-cell>
          <table:table-cell office:value-type="float" office:value="10533" calcext:value-type="float">
            <text:p>10533</text:p>
          </table:table-cell>
          <table:table-cell table:style-name="ce8" table:formula="of:=([.D14]/[.$C$2])/[.E14]" office:value-type="float" office:value="27.3494818565694" calcext:value-type="float">
            <text:p>27.3494819</text:p>
          </table:table-cell>
          <table:table-cell table:style-name="ce1"/>
          <table:table-cell office:value-type="float" office:value="0.13" calcext:value-type="float">
            <text:p>0.13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434486" calcext:value-type="float">
            <text:p>4.9434486E-08</text:p>
          </table:table-cell>
          <table:table-cell office:value-type="float" office:value="0.00000000009936328" calcext:value-type="float">
            <text:p>9.9363280E-11</text:p>
          </table:table-cell>
          <table:table-cell office:value-type="float" office:value="1384" calcext:value-type="float">
            <text:p>1384</text:p>
          </table:table-cell>
          <table:table-cell table:style-name="ce29" table:formula="of:=([.L14]/[.$K$2])/[.M14]" office:value-type="float" office:value="25.3555909019797" calcext:value-type="float">
            <text:p>2.5355591E+01</text:p>
          </table:table-cell>
          <table:table-cell table:number-columns-repeated="1636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604561" calcext:value-type="float">
            <text:p>5.3604561E-08</text:p>
          </table:table-cell>
          <table:table-cell office:value-type="float" office:value="0.000000000099890193" calcext:value-type="float">
            <text:p>9.9890193E-11</text:p>
          </table:table-cell>
          <table:table-cell office:value-type="float" office:value="9780" calcext:value-type="float">
            <text:p>9780</text:p>
          </table:table-cell>
          <table:table-cell table:style-name="ce8" table:formula="of:=([.D15]/[.$C$2])/[.E15]" office:value-type="float" office:value="27.3494453868758" calcext:value-type="float">
            <text:p>27.3494454</text:p>
          </table:table-cell>
          <table:table-cell table:style-name="ce1"/>
          <table:table-cell office:value-type="float" office:value="0.14" calcext:value-type="float">
            <text:p>0.14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130577" calcext:value-type="float">
            <text:p>4.9130577E-08</text:p>
          </table:table-cell>
          <table:table-cell office:value-type="float" office:value="0.000000000098752483" calcext:value-type="float">
            <text:p>9.8752483E-11</text:p>
          </table:table-cell>
          <table:table-cell office:value-type="float" office:value="1285" calcext:value-type="float">
            <text:p>1285</text:p>
          </table:table-cell>
          <table:table-cell table:style-name="ce29" table:formula="of:=([.L15]/[.$K$2])/[.M15]" office:value-type="float" office:value="25.3555755315128" calcext:value-type="float">
            <text:p>2.5355576E+01</text:p>
          </table:table-cell>
          <table:table-cell table:number-columns-repeated="16369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644562" calcext:value-type="float">
            <text:p>5.3644562E-08</text:p>
          </table:table-cell>
          <table:table-cell office:value-type="float" office:value="0.000000000099964643" calcext:value-type="float">
            <text:p>9.9964643E-11</text:p>
          </table:table-cell>
          <table:table-cell office:value-type="float" office:value="9127" calcext:value-type="float">
            <text:p>9127</text:p>
          </table:table-cell>
          <table:table-cell table:style-name="ce8" table:formula="of:=([.D16]/[.$C$2])/[.E16]" office:value-type="float" office:value="27.3494701307039" calcext:value-type="float">
            <text:p>27.3494701</text:p>
          </table:table-cell>
          <table:table-cell table:style-name="ce1"/>
          <table:table-cell office:value-type="float" office:value="0.15" calcext:value-type="float">
            <text:p>0.15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665757" calcext:value-type="float">
            <text:p>4.9665757E-08</text:p>
          </table:table-cell>
          <table:table-cell office:value-type="float" office:value="0.000000000099828086" calcext:value-type="float">
            <text:p>9.9828086E-11</text:p>
          </table:table-cell>
          <table:table-cell office:value-type="float" office:value="1198" calcext:value-type="float">
            <text:p>1198</text:p>
          </table:table-cell>
          <table:table-cell table:style-name="ce29" table:formula="of:=([.L16]/[.$K$2])/[.M16]" office:value-type="float" office:value="25.3556032301578" calcext:value-type="float">
            <text:p>2.5355603E+01</text:p>
          </table:table-cell>
          <table:table-cell table:number-columns-repeated="1636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.621417" calcext:value-type="float">
            <text:p>1.9621417E+01</text:p>
          </table:table-cell>
          <table:covered-table-cell table:style-name="ce5"/>
          <table:table-cell office:value-type="float" office:value="0.000000053638674" calcext:value-type="float">
            <text:p>5.3638674E-08</text:p>
          </table:table-cell>
          <table:table-cell office:value-type="float" office:value="0.000000000099953587" calcext:value-type="float">
            <text:p>9.9953587E-11</text:p>
          </table:table-cell>
          <table:table-cell office:value-type="float" office:value="8556" calcext:value-type="float">
            <text:p>8556</text:p>
          </table:table-cell>
          <table:table-cell table:style-name="ce8" table:formula="of:=([.D17]/[.$C$2])/[.E17]" office:value-type="float" office:value="27.3494930961371" calcext:value-type="float">
            <text:p>27.3494931</text:p>
          </table:table-cell>
          <table:table-cell table:style-name="ce1"/>
          <table:table-cell office:value-type="float" office:value="0.16" calcext:value-type="float">
            <text:p>0.16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359996" calcext:value-type="float">
            <text:p>4.9359996E-08</text:p>
          </table:table-cell>
          <table:table-cell office:value-type="float" office:value="0.000000000099213527" calcext:value-type="float">
            <text:p>9.9213527E-11</text:p>
          </table:table-cell>
          <table:table-cell office:value-type="float" office:value="1123" calcext:value-type="float">
            <text:p>1123</text:p>
          </table:table-cell>
          <table:table-cell table:style-name="ce29" table:formula="of:=([.L17]/[.$K$2])/[.M17]" office:value-type="float" office:value="25.3555980975752" calcext:value-type="float">
            <text:p>2.5355598E+01</text:p>
          </table:table-cell>
          <table:table-cell table:number-columns-repeated="16369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9.621417" calcext:value-type="float">
            <text:p>1.9621417E+01</text:p>
          </table:table-cell>
          <table:covered-table-cell table:style-name="ce17"/>
          <table:table-cell office:value-type="float" office:value="0.000000053655742" calcext:value-type="float">
            <text:p>5.3655742E-08</text:p>
          </table:table-cell>
          <table:table-cell office:value-type="float" office:value="0.000000000099985358" calcext:value-type="float">
            <text:p>9.9985358E-11</text:p>
          </table:table-cell>
          <table:table-cell office:value-type="float" office:value="8052" calcext:value-type="float">
            <text:p>8052</text:p>
          </table:table-cell>
          <table:table-cell table:style-name="ce8" table:formula="of:=([.D18]/[.$C$2])/[.E18]" office:value-type="float" office:value="27.3495025482755" calcext:value-type="float">
            <text:p>27.3495025</text:p>
          </table:table-cell>
          <table:table-cell table:style-name="ce1"/>
          <table:table-cell office:value-type="float" office:value="0.17" calcext:value-type="float">
            <text:p>0.17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709616" calcext:value-type="float">
            <text:p>4.9709616E-08</text:p>
          </table:table-cell>
          <table:table-cell office:value-type="float" office:value="0.000000000099916284" calcext:value-type="float">
            <text:p>9.9916284E-11</text:p>
          </table:table-cell>
          <table:table-cell office:value-type="float" office:value="1056" calcext:value-type="float">
            <text:p>1056</text:p>
          </table:table-cell>
          <table:table-cell table:style-name="ce29" table:formula="of:=([.L18]/[.$K$2])/[.M18]" office:value-type="float" office:value="25.355592702429" calcext:value-type="float">
            <text:p>2.5355593E+01</text:p>
          </table:table-cell>
          <table:table-cell table:number-columns-repeated="1636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9.621417" calcext:value-type="float">
            <text:p>1.9621417E+01</text:p>
          </table:table-cell>
          <table:covered-table-cell table:style-name="ce17"/>
          <table:table-cell office:value-type="float" office:value="0.000000053535184" calcext:value-type="float">
            <text:p>5.3535184E-08</text:p>
          </table:table-cell>
          <table:table-cell office:value-type="float" office:value="0.000000000099760865" calcext:value-type="float">
            <text:p>9.9760865E-11</text:p>
          </table:table-cell>
          <table:table-cell office:value-type="float" office:value="7605" calcext:value-type="float">
            <text:p>7605</text:p>
          </table:table-cell>
          <table:table-cell table:style-name="ce8" table:formula="of:=([.D19]/[.$C$2])/[.E19]" office:value-type="float" office:value="27.3494581150766" calcext:value-type="float">
            <text:p>27.3494581</text:p>
          </table:table-cell>
          <table:table-cell table:style-name="ce1"/>
          <table:table-cell office:value-type="float" office:value="0.18" calcext:value-type="float">
            <text:p>0.18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590416" calcext:value-type="float">
            <text:p>4.9590416E-08</text:p>
          </table:table-cell>
          <table:table-cell office:value-type="float" office:value="0.000000000099676639" calcext:value-type="float">
            <text:p>9.9676639E-11</text:p>
          </table:table-cell>
          <table:table-cell office:value-type="float" office:value="997" calcext:value-type="float">
            <text:p>997</text:p>
          </table:table-cell>
          <table:table-cell table:style-name="ce29" table:formula="of:=([.L19]/[.$K$2])/[.M19]" office:value-type="float" office:value="25.3556062114257" calcext:value-type="float">
            <text:p>2.5355606E+01</text:p>
          </table:table-cell>
          <table:table-cell table:number-columns-repeated="16369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9.621417" calcext:value-type="float">
            <text:p>1.9621417E+01</text:p>
          </table:table-cell>
          <table:covered-table-cell table:style-name="ce17"/>
          <table:table-cell office:value-type="float" office:value="0.000000053567488" calcext:value-type="float">
            <text:p>5.3567488E-08</text:p>
          </table:table-cell>
          <table:table-cell office:value-type="float" office:value="0.00000000009982079" calcext:value-type="float">
            <text:p>9.9820790E-11</text:p>
          </table:table-cell>
          <table:table-cell office:value-type="float" office:value="7204" calcext:value-type="float">
            <text:p>7204</text:p>
          </table:table-cell>
          <table:table-cell table:style-name="ce8" table:formula="of:=([.D20]/[.$C$2])/[.E20]" office:value-type="float" office:value="27.3495327287797" calcext:value-type="float">
            <text:p>27.3495327</text:p>
          </table:table-cell>
          <table:table-cell table:style-name="ce1"/>
          <table:table-cell office:value-type="float" office:value="0.19" calcext:value-type="float">
            <text:p>0.19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658967" calcext:value-type="float">
            <text:p>4.9658967E-08</text:p>
          </table:table-cell>
          <table:table-cell office:value-type="float" office:value="0.000000000099814463" calcext:value-type="float">
            <text:p>9.9814463E-11</text:p>
          </table:table-cell>
          <table:table-cell office:value-type="float" office:value="944" calcext:value-type="float">
            <text:p>944</text:p>
          </table:table-cell>
          <table:table-cell table:style-name="ce29" table:formula="of:=([.L20]/[.$K$2])/[.M20]" office:value-type="float" office:value="25.3555969078486" calcext:value-type="float">
            <text:p>2.5355597E+01</text:p>
          </table:table-cell>
          <table:table-cell table:number-columns-repeated="16369"/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9.621417" calcext:value-type="float">
            <text:p>1.9621417E+01</text:p>
          </table:table-cell>
          <table:covered-table-cell table:style-name="ce17"/>
          <table:table-cell office:value-type="float" office:value="0.000000053615094" calcext:value-type="float">
            <text:p>5.3615094E-08</text:p>
          </table:table-cell>
          <table:table-cell office:value-type="float" office:value="0.000000000099909782" calcext:value-type="float">
            <text:p>9.9909782E-11</text:p>
          </table:table-cell>
          <table:table-cell office:value-type="float" office:value="6843" calcext:value-type="float">
            <text:p>6843</text:p>
          </table:table-cell>
          <table:table-cell table:style-name="ce8" table:formula="of:=([.D21]/[.$C$2])/[.E21]" office:value-type="float" office:value="27.3494560274506" calcext:value-type="float">
            <text:p>27.3494560</text:p>
          </table:table-cell>
          <table:table-cell table:style-name="ce1"/>
          <table:table-cell office:value-type="float" office:value="0.2" calcext:value-type="float">
            <text:p>0.20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072476" calcext:value-type="float">
            <text:p>4.9072476E-08</text:p>
          </table:table-cell>
          <table:table-cell office:value-type="float" office:value="0.000000000098635623" calcext:value-type="float">
            <text:p>9.8635623E-11</text:p>
          </table:table-cell>
          <table:table-cell office:value-type="float" office:value="897" calcext:value-type="float">
            <text:p>897</text:p>
          </table:table-cell>
          <table:table-cell table:style-name="ce29" table:formula="of:=([.L21]/[.$K$2])/[.M21]" office:value-type="float" office:value="25.3555953157363" calcext:value-type="float">
            <text:p>2.5355595E+01</text:p>
          </table:table-cell>
          <table:table-cell table:number-columns-repeated="16369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9.621417" calcext:value-type="float">
            <text:p>1.9621417E+01</text:p>
          </table:table-cell>
          <table:covered-table-cell table:style-name="ce17"/>
          <table:table-cell office:value-type="float" office:value="0.000000053563324" calcext:value-type="float">
            <text:p>5.3563324E-08</text:p>
          </table:table-cell>
          <table:table-cell office:value-type="float" office:value="0.000000000099813203" calcext:value-type="float">
            <text:p>9.9813203E-11</text:p>
          </table:table-cell>
          <table:table-cell office:value-type="float" office:value="6517" calcext:value-type="float">
            <text:p>6517</text:p>
          </table:table-cell>
          <table:table-cell table:style-name="ce8" table:formula="of:=([.D22]/[.$C$2])/[.E22]" office:value-type="float" office:value="27.349485478675" calcext:value-type="float">
            <text:p>27.3494855</text:p>
          </table:table-cell>
          <table:table-cell table:style-name="ce1"/>
          <table:table-cell office:value-type="float" office:value="0.21" calcext:value-type="float">
            <text:p>0.21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953954" calcext:value-type="float">
            <text:p>4.8953954E-08</text:p>
          </table:table-cell>
          <table:table-cell office:value-type="float" office:value="0.00000000009839741" calcext:value-type="float">
            <text:p>9.8397410E-11</text:p>
          </table:table-cell>
          <table:table-cell office:value-type="float" office:value="854" calcext:value-type="float">
            <text:p>854</text:p>
          </table:table-cell>
          <table:table-cell table:style-name="ce29" table:formula="of:=([.L22]/[.$K$2])/[.M22]" office:value-type="float" office:value="25.3555911695347" calcext:value-type="float">
            <text:p>2.5355591E+01</text:p>
          </table:table-cell>
          <table:table-cell table:number-columns-repeated="1636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618584" calcext:value-type="float">
            <text:p>5.3618584E-08</text:p>
          </table:table-cell>
          <table:table-cell office:value-type="float" office:value="0.0000000000999162" calcext:value-type="float">
            <text:p>9.9916200E-11</text:p>
          </table:table-cell>
          <table:table-cell office:value-type="float" office:value="6220" calcext:value-type="float">
            <text:p>6220</text:p>
          </table:table-cell>
          <table:table-cell table:style-name="ce8" table:formula="of:=([.D23]/[.$C$2])/[.E23]" office:value-type="float" office:value="27.3494794276585" calcext:value-type="float">
            <text:p>27.3494794</text:p>
          </table:table-cell>
          <table:table-cell table:style-name="ce1"/>
          <table:table-cell office:value-type="float" office:value="0.22" calcext:value-type="float">
            <text:p>0.22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742965" calcext:value-type="float">
            <text:p>4.8742965E-08</text:p>
          </table:table-cell>
          <table:table-cell office:value-type="float" office:value="0.00000000009797327" calcext:value-type="float">
            <text:p>9.7973270E-11</text:p>
          </table:table-cell>
          <table:table-cell office:value-type="float" office:value="815" calcext:value-type="float">
            <text:p>815</text:p>
          </table:table-cell>
          <table:table-cell table:style-name="ce29" table:formula="of:=([.L23]/[.$K$2])/[.M23]" office:value-type="float" office:value="25.3556046975335" calcext:value-type="float">
            <text:p>2.5355605E+01</text:p>
          </table:table-cell>
          <table:table-cell table:number-columns-repeated="16369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643278" calcext:value-type="float">
            <text:p>5.3643278E-08</text:p>
          </table:table-cell>
          <table:table-cell office:value-type="float" office:value="0.000000000099961922" calcext:value-type="float">
            <text:p>9.9961922E-11</text:p>
          </table:table-cell>
          <table:table-cell office:value-type="float" office:value="5949" calcext:value-type="float">
            <text:p>5949</text:p>
          </table:table-cell>
          <table:table-cell table:style-name="ce8" table:formula="of:=([.D24]/[.$C$2])/[.E24]" office:value-type="float" office:value="27.3495599570007" calcext:value-type="float">
            <text:p>27.3495600</text:p>
          </table:table-cell>
          <table:table-cell table:style-name="ce1"/>
          <table:table-cell office:value-type="float" office:value="0.23" calcext:value-type="float">
            <text:p>0.23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94866" calcext:value-type="float">
            <text:p>4.8948660E-08</text:p>
          </table:table-cell>
          <table:table-cell office:value-type="float" office:value="0.000000000098386771" calcext:value-type="float">
            <text:p>9.8386771E-11</text:p>
          </table:table-cell>
          <table:table-cell office:value-type="float" office:value="779" calcext:value-type="float">
            <text:p>779</text:p>
          </table:table-cell>
          <table:table-cell table:style-name="ce29" table:formula="of:=([.L24]/[.$K$2])/[.M24]" office:value-type="float" office:value="25.3555906706169" calcext:value-type="float">
            <text:p>2.5355591E+01</text:p>
          </table:table-cell>
          <table:table-cell table:number-columns-repeated="1636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91458" calcext:value-type="float">
            <text:p>5.3591458E-08</text:p>
          </table:table-cell>
          <table:table-cell office:value-type="float" office:value="0.000000000099865814" calcext:value-type="float">
            <text:p>9.9865814E-11</text:p>
          </table:table-cell>
          <table:table-cell office:value-type="float" office:value="5701" calcext:value-type="float">
            <text:p>5701</text:p>
          </table:table-cell>
          <table:table-cell table:style-name="ce8" table:formula="of:=([.D25]/[.$C$2])/[.E25]" office:value-type="float" office:value="27.3494349871063" calcext:value-type="float">
            <text:p>27.3494350</text:p>
          </table:table-cell>
          <table:table-cell table:style-name="ce1"/>
          <table:table-cell office:value-type="float" office:value="0.24" calcext:value-type="float">
            <text:p>0.24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155286" calcext:value-type="float">
            <text:p>4.9155286E-08</text:p>
          </table:table-cell>
          <table:table-cell office:value-type="float" office:value="0.000000000098802092" calcext:value-type="float">
            <text:p>9.8802092E-11</text:p>
          </table:table-cell>
          <table:table-cell office:value-type="float" office:value="746" calcext:value-type="float">
            <text:p>746</text:p>
          </table:table-cell>
          <table:table-cell table:style-name="ce29" table:formula="of:=([.L25]/[.$K$2])/[.M25]" office:value-type="float" office:value="25.3555899288847" calcext:value-type="float">
            <text:p>2.5355590E+01</text:p>
          </table:table-cell>
          <table:table-cell table:number-columns-repeated="16369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0911" calcext:value-type="float">
            <text:p>5.3509110E-08</text:p>
          </table:table-cell>
          <table:table-cell office:value-type="float" office:value="0.000000000099712053" calcext:value-type="float">
            <text:p>9.9712053E-11</text:p>
          </table:table-cell>
          <table:table-cell office:value-type="float" office:value="5473" calcext:value-type="float">
            <text:p>5473</text:p>
          </table:table-cell>
          <table:table-cell table:style-name="ce8" table:formula="of:=([.D26]/[.$C$2])/[.E26]" office:value-type="float" office:value="27.3495195687439" calcext:value-type="float">
            <text:p>27.3495196</text:p>
          </table:table-cell>
          <table:table-cell table:style-name="ce1"/>
          <table:table-cell office:value-type="float" office:value="0.25" calcext:value-type="float">
            <text:p>0.25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942844" calcext:value-type="float">
            <text:p>4.8942844E-08</text:p>
          </table:table-cell>
          <table:table-cell office:value-type="float" office:value="0.00000000009837505" calcext:value-type="float">
            <text:p>9.8375050E-11</text:p>
          </table:table-cell>
          <table:table-cell office:value-type="float" office:value="716" calcext:value-type="float">
            <text:p>716</text:p>
          </table:table-cell>
          <table:table-cell table:style-name="ce29" table:formula="of:=([.L26]/[.$K$2])/[.M26]" office:value-type="float" office:value="25.3555986205358" calcext:value-type="float">
            <text:p>2.5355599E+01</text:p>
          </table:table-cell>
          <table:table-cell table:number-columns-repeated="1636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33752" calcext:value-type="float">
            <text:p>5.3533752E-08</text:p>
          </table:table-cell>
          <table:table-cell office:value-type="float" office:value="0.000000000099758028" calcext:value-type="float">
            <text:p>9.9758028E-11</text:p>
          </table:table-cell>
          <table:table-cell office:value-type="float" office:value="5262" calcext:value-type="float">
            <text:p>5262</text:p>
          </table:table-cell>
          <table:table-cell table:style-name="ce8" table:formula="of:=([.D27]/[.$C$2])/[.E27]" office:value-type="float" office:value="27.3495043162238" calcext:value-type="float">
            <text:p>27.3495043</text:p>
          </table:table-cell>
          <table:table-cell table:style-name="ce1"/>
          <table:table-cell office:value-type="float" office:value="0.26" calcext:value-type="float">
            <text:p>0.26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102724" calcext:value-type="float">
            <text:p>4.9102724E-08</text:p>
          </table:table-cell>
          <table:table-cell office:value-type="float" office:value="0.000000000098696456" calcext:value-type="float">
            <text:p>9.8696456E-11</text:p>
          </table:table-cell>
          <table:table-cell office:value-type="float" office:value="688" calcext:value-type="float">
            <text:p>688</text:p>
          </table:table-cell>
          <table:table-cell table:style-name="ce29" table:formula="of:=([.L27]/[.$K$2])/[.M27]" office:value-type="float" office:value="25.3555864388688" calcext:value-type="float">
            <text:p>2.5355586E+01</text:p>
          </table:table-cell>
          <table:table-cell table:number-columns-repeated="16369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82006" calcext:value-type="float">
            <text:p>5.3482006E-08</text:p>
          </table:table-cell>
          <table:table-cell office:value-type="float" office:value="0.000000000099661733" calcext:value-type="float">
            <text:p>9.9661733E-11</text:p>
          </table:table-cell>
          <table:table-cell office:value-type="float" office:value="5067" calcext:value-type="float">
            <text:p>5067</text:p>
          </table:table-cell>
          <table:table-cell table:style-name="ce8" table:formula="of:=([.D28]/[.$C$2])/[.E28]" office:value-type="float" office:value="27.3494681958279" calcext:value-type="float">
            <text:p>27.3494682</text:p>
          </table:table-cell>
          <table:table-cell table:style-name="ce1"/>
          <table:table-cell office:value-type="float" office:value="0.27" calcext:value-type="float">
            <text:p>0.27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356875" calcext:value-type="float">
            <text:p>4.9356875E-08</text:p>
          </table:table-cell>
          <table:table-cell office:value-type="float" office:value="0.000000000099207234" calcext:value-type="float">
            <text:p>9.9207234E-11</text:p>
          </table:table-cell>
          <table:table-cell office:value-type="float" office:value="662" calcext:value-type="float">
            <text:p>662</text:p>
          </table:table-cell>
          <table:table-cell table:style-name="ce29" table:formula="of:=([.L28]/[.$K$2])/[.M28]" office:value-type="float" office:value="25.3556031565957" calcext:value-type="float">
            <text:p>2.5355603E+01</text:p>
          </table:table-cell>
          <table:table-cell table:number-columns-repeated="1636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628965" calcext:value-type="float">
            <text:p>5.3628965E-08</text:p>
          </table:table-cell>
          <table:table-cell office:value-type="float" office:value="0.000000000099935607" calcext:value-type="float">
            <text:p>9.9935607E-11</text:p>
          </table:table-cell>
          <table:table-cell office:value-type="float" office:value="4885" calcext:value-type="float">
            <text:p>4885</text:p>
          </table:table-cell>
          <table:table-cell table:style-name="ce8" table:formula="of:=([.D29]/[.$C$2])/[.E29]" office:value-type="float" office:value="27.3494623506489" calcext:value-type="float">
            <text:p>27.3494624</text:p>
          </table:table-cell>
          <table:table-cell table:style-name="ce1"/>
          <table:table-cell office:value-type="float" office:value="0.28" calcext:value-type="float">
            <text:p>0.28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424124" calcext:value-type="float">
            <text:p>4.9424124E-08</text:p>
          </table:table-cell>
          <table:table-cell office:value-type="float" office:value="0.000000000099342412" calcext:value-type="float">
            <text:p>9.9342412E-11</text:p>
          </table:table-cell>
          <table:table-cell office:value-type="float" office:value="638" calcext:value-type="float">
            <text:p>638</text:p>
          </table:table-cell>
          <table:table-cell table:style-name="ce29" table:formula="of:=([.L29]/[.$K$2])/[.M29]" office:value-type="float" office:value="25.3556012103127" calcext:value-type="float">
            <text:p>2.5355601E+01</text:p>
          </table:table-cell>
          <table:table-cell table:number-columns-repeated="16369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54883" calcext:value-type="float">
            <text:p>5.3454883E-08</text:p>
          </table:table-cell>
          <table:table-cell office:value-type="float" office:value="0.000000000099610994" calcext:value-type="float">
            <text:p>9.9610994E-11</text:p>
          </table:table-cell>
          <table:table-cell office:value-type="float" office:value="4717" calcext:value-type="float">
            <text:p>4717</text:p>
          </table:table-cell>
          <table:table-cell table:style-name="ce8" table:formula="of:=([.D30]/[.$C$2])/[.E30]" office:value-type="float" office:value="27.349522091471" calcext:value-type="float">
            <text:p>27.3495221</text:p>
          </table:table-cell>
          <table:table-cell table:style-name="ce1"/>
          <table:table-cell office:value-type="float" office:value="0.29" calcext:value-type="float">
            <text:p>0.29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022824" calcext:value-type="float">
            <text:p>4.9022824E-08</text:p>
          </table:table-cell>
          <table:table-cell office:value-type="float" office:value="0.000000000098535792" calcext:value-type="float">
            <text:p>9.8535792E-11</text:p>
          </table:table-cell>
          <table:table-cell office:value-type="float" office:value="616" calcext:value-type="float">
            <text:p>616</text:p>
          </table:table-cell>
          <table:table-cell table:style-name="ce29" table:formula="of:=([.L30]/[.$K$2])/[.M30]" office:value-type="float" office:value="25.35560317296" calcext:value-type="float">
            <text:p>2.5355603E+01</text:p>
          </table:table-cell>
          <table:table-cell table:number-columns-repeated="16369"/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5588" calcext:value-type="float">
            <text:p>5.3555880E-08</text:p>
          </table:table-cell>
          <table:table-cell office:value-type="float" office:value="0.00000000009979937" calcext:value-type="float">
            <text:p>9.9799370E-11</text:p>
          </table:table-cell>
          <table:table-cell office:value-type="float" office:value="4559" calcext:value-type="float">
            <text:p>4559</text:p>
          </table:table-cell>
          <table:table-cell table:style-name="ce8" table:formula="of:=([.D31]/[.$C$2])/[.E31]" office:value-type="float" office:value="27.3494748981054" calcext:value-type="float">
            <text:p>27.3494749</text:p>
          </table:table-cell>
          <table:table-cell table:style-name="ce1"/>
          <table:table-cell office:value-type="float" office:value="0.3" calcext:value-type="float">
            <text:p>0.30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276498" calcext:value-type="float">
            <text:p>4.9276498E-08</text:p>
          </table:table-cell>
          <table:table-cell office:value-type="float" office:value="0.000000000099045623" calcext:value-type="float">
            <text:p>9.9045623E-11</text:p>
          </table:table-cell>
          <table:table-cell office:value-type="float" office:value="595" calcext:value-type="float">
            <text:p>595</text:p>
          </table:table-cell>
          <table:table-cell table:style-name="ce29" table:formula="of:=([.L31]/[.$K$2])/[.M31]" office:value-type="float" office:value="25.3556168187662" calcext:value-type="float">
            <text:p>2.5355617E+01</text:p>
          </table:table-cell>
          <table:table-cell table:number-columns-repeated="16369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65902" calcext:value-type="float">
            <text:p>5.3465902E-08</text:p>
          </table:table-cell>
          <table:table-cell office:value-type="float" office:value="0.000000000099631722" calcext:value-type="float">
            <text:p>9.9631722E-11</text:p>
          </table:table-cell>
          <table:table-cell office:value-type="float" office:value="4412" calcext:value-type="float">
            <text:p>4412</text:p>
          </table:table-cell>
          <table:table-cell table:style-name="ce8" table:formula="of:=([.D32]/[.$C$2])/[.E32]" office:value-type="float" office:value="27.3494686882248" calcext:value-type="float">
            <text:p>27.3494687</text:p>
          </table:table-cell>
          <table:table-cell table:style-name="ce1"/>
          <table:table-cell office:value-type="float" office:value="0.31" calcext:value-type="float">
            <text:p>0.31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597247" calcext:value-type="float">
            <text:p>4.8597247E-08</text:p>
          </table:table-cell>
          <table:table-cell office:value-type="float" office:value="0.000000000097680399" calcext:value-type="float">
            <text:p>9.7680399E-11</text:p>
          </table:table-cell>
          <table:table-cell office:value-type="float" office:value="576" calcext:value-type="float">
            <text:p>576</text:p>
          </table:table-cell>
          <table:table-cell table:style-name="ce29" table:formula="of:=([.L32]/[.$K$2])/[.M32]" office:value-type="float" office:value="25.3555990096805" calcext:value-type="float">
            <text:p>2.5355599E+01</text:p>
          </table:table-cell>
          <table:table-cell table:number-columns-repeated="1636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21807" calcext:value-type="float">
            <text:p>5.3421807E-08</text:p>
          </table:table-cell>
          <table:table-cell office:value-type="float" office:value="0.000000000099549389" calcext:value-type="float">
            <text:p>9.9549389E-11</text:p>
          </table:table-cell>
          <table:table-cell office:value-type="float" office:value="4274" calcext:value-type="float">
            <text:p>4274</text:p>
          </table:table-cell>
          <table:table-cell table:style-name="ce8" table:formula="of:=([.D33]/[.$C$2])/[.E33]" office:value-type="float" office:value="27.3495136360618" calcext:value-type="float">
            <text:p>27.3495136</text:p>
          </table:table-cell>
          <table:table-cell table:style-name="ce1"/>
          <table:table-cell office:value-type="float" office:value="0.32" calcext:value-type="float">
            <text:p>0.32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693376" calcext:value-type="float">
            <text:p>4.9693376E-08</text:p>
          </table:table-cell>
          <table:table-cell office:value-type="float" office:value="0.000000000099883607" calcext:value-type="float">
            <text:p>9.9883607E-11</text:p>
          </table:table-cell>
          <table:table-cell office:value-type="float" office:value="557" calcext:value-type="float">
            <text:p>557</text:p>
          </table:table-cell>
          <table:table-cell table:style-name="ce29" table:formula="of:=([.L33]/[.$K$2])/[.M33]" office:value-type="float" office:value="25.3556014893495" calcext:value-type="float">
            <text:p>2.5355601E+01</text:p>
          </table:table-cell>
          <table:table-cell table:number-columns-repeated="16369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69282" calcext:value-type="float">
            <text:p>5.3469282E-08</text:p>
          </table:table-cell>
          <table:table-cell office:value-type="float" office:value="0.000000000099638068" calcext:value-type="float">
            <text:p>9.9638068E-11</text:p>
          </table:table-cell>
          <table:table-cell office:value-type="float" office:value="4144" calcext:value-type="float">
            <text:p>4144</text:p>
          </table:table-cell>
          <table:table-cell table:style-name="ce8" table:formula="of:=([.D34]/[.$C$2])/[.E34]" office:value-type="float" office:value="27.3494556512526" calcext:value-type="float">
            <text:p>27.3494557</text:p>
          </table:table-cell>
          <table:table-cell table:style-name="ce1"/>
          <table:table-cell office:value-type="float" office:value="0.33" calcext:value-type="float">
            <text:p>0.33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476995" calcext:value-type="float">
            <text:p>4.9476995E-08</text:p>
          </table:table-cell>
          <table:table-cell office:value-type="float" office:value="0.000000000099448691" calcext:value-type="float">
            <text:p>9.9448691E-11</text:p>
          </table:table-cell>
          <table:table-cell office:value-type="float" office:value="540" calcext:value-type="float">
            <text:p>540</text:p>
          </table:table-cell>
          <table:table-cell table:style-name="ce29" table:formula="of:=([.L34]/[.$K$2])/[.M34]" office:value-type="float" office:value="25.355599075614" calcext:value-type="float">
            <text:p>2.5355599E+01</text:p>
          </table:table-cell>
          <table:table-cell table:number-columns-repeated="1636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25173" calcext:value-type="float">
            <text:p>5.3425173E-08</text:p>
          </table:table-cell>
          <table:table-cell office:value-type="float" office:value="0.000000000099555635" calcext:value-type="float">
            <text:p>9.9555635E-11</text:p>
          </table:table-cell>
          <table:table-cell office:value-type="float" office:value="4022" calcext:value-type="float">
            <text:p>4022</text:p>
          </table:table-cell>
          <table:table-cell table:style-name="ce8" table:formula="of:=([.D35]/[.$C$2])/[.E35]" office:value-type="float" office:value="27.3495208901096" calcext:value-type="float">
            <text:p>27.3495209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261222" calcext:value-type="float">
            <text:p>4.9261222E-08</text:p>
          </table:table-cell>
          <table:table-cell office:value-type="float" office:value="0.000000000099014909" calcext:value-type="float">
            <text:p>9.9014909E-11</text:p>
          </table:table-cell>
          <table:table-cell office:value-type="float" office:value="524" calcext:value-type="float">
            <text:p>524</text:p>
          </table:table-cell>
          <table:table-cell table:style-name="ce29" table:formula="of:=([.L35]/[.$K$2])/[.M35]" office:value-type="float" office:value="25.3556191958878" calcext:value-type="float">
            <text:p>2.5355619E+01</text:p>
          </table:table-cell>
          <table:table-cell table:number-columns-repeated="16369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640926" calcext:value-type="float">
            <text:p>5.3640926E-08</text:p>
          </table:table-cell>
          <table:table-cell office:value-type="float" office:value="0.000000000099957879" calcext:value-type="float">
            <text:p>9.9957879E-11</text:p>
          </table:table-cell>
          <table:table-cell office:value-type="float" office:value="3906" calcext:value-type="float">
            <text:p>3906</text:p>
          </table:table-cell>
          <table:table-cell table:style-name="ce8" table:formula="of:=([.D36]/[.$C$2])/[.E36]" office:value-type="float" office:value="27.3494669703566" calcext:value-type="float">
            <text:p>27.3494670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905871" calcext:value-type="float">
            <text:p>4.8905871E-08</text:p>
          </table:table-cell>
          <table:table-cell office:value-type="float" office:value="0.000000000098300734" calcext:value-type="float">
            <text:p>9.8300734E-11</text:p>
          </table:table-cell>
          <table:table-cell office:value-type="float" office:value="509" calcext:value-type="float">
            <text:p>509</text:p>
          </table:table-cell>
          <table:table-cell table:style-name="ce29" table:formula="of:=([.L36]/[.$K$2])/[.M36]" office:value-type="float" office:value="25.3555987031256" calcext:value-type="float">
            <text:p>2.5355599E+01</text:p>
          </table:table-cell>
          <table:table-cell table:number-columns-repeated="1636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28516" calcext:value-type="float">
            <text:p>5.3428516E-08</text:p>
          </table:table-cell>
          <table:table-cell office:value-type="float" office:value="0.000000000099561972" calcext:value-type="float">
            <text:p>9.9561972E-11</text:p>
          </table:table-cell>
          <table:table-cell office:value-type="float" office:value="3798" calcext:value-type="float">
            <text:p>3798</text:p>
          </table:table-cell>
          <table:table-cell table:style-name="ce8" table:formula="of:=([.D37]/[.$C$2])/[.E37]" office:value-type="float" office:value="27.3494913722239" calcext:value-type="float">
            <text:p>27.3494914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275351" calcext:value-type="float">
            <text:p>4.8275351E-08</text:p>
          </table:table-cell>
          <table:table-cell office:value-type="float" office:value="0.000000000097033425" calcext:value-type="float">
            <text:p>9.7033425E-11</text:p>
          </table:table-cell>
          <table:table-cell office:value-type="float" office:value="495" calcext:value-type="float">
            <text:p>495</text:p>
          </table:table-cell>
          <table:table-cell table:style-name="ce29" table:formula="of:=([.L37]/[.$K$2])/[.M37]" office:value-type="float" office:value="25.3555894685207" calcext:value-type="float">
            <text:p>2.5355589E+01</text:p>
          </table:table-cell>
          <table:table-cell table:number-columns-repeated="16369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53088" calcext:value-type="float">
            <text:p>5.3453088E-08</text:p>
          </table:table-cell>
          <table:table-cell office:value-type="float" office:value="0.000000000099607766" calcext:value-type="float">
            <text:p>9.9607766E-11</text:p>
          </table:table-cell>
          <table:table-cell office:value-type="float" office:value="3695" calcext:value-type="float">
            <text:p>3695</text:p>
          </table:table-cell>
          <table:table-cell table:style-name="ce8" table:formula="of:=([.D38]/[.$C$2])/[.E38]" office:value-type="float" office:value="27.3494899914343" calcext:value-type="float">
            <text:p>27.3494900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943595" calcext:value-type="float">
            <text:p>4.8943595E-08</text:p>
          </table:table-cell>
          <table:table-cell office:value-type="float" office:value="0.000000000098376523" calcext:value-type="float">
            <text:p>9.8376523E-11</text:p>
          </table:table-cell>
          <table:table-cell office:value-type="float" office:value="481" calcext:value-type="float">
            <text:p>481</text:p>
          </table:table-cell>
          <table:table-cell table:style-name="ce29" table:formula="of:=([.L38]/[.$K$2])/[.M38]" office:value-type="float" office:value="25.3556080303729" calcext:value-type="float">
            <text:p>2.5355608E+01</text:p>
          </table:table-cell>
          <table:table-cell table:number-columns-repeated="1636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600036" calcext:value-type="float">
            <text:p>5.3600036E-08</text:p>
          </table:table-cell>
          <table:table-cell office:value-type="float" office:value="0.000000000099881642" calcext:value-type="float">
            <text:p>9.9881642E-11</text:p>
          </table:table-cell>
          <table:table-cell office:value-type="float" office:value="3597" calcext:value-type="float">
            <text:p>3597</text:p>
          </table:table-cell>
          <table:table-cell table:style-name="ce8" table:formula="of:=([.D39]/[.$C$2])/[.E39]" office:value-type="float" office:value="27.3494779229338" calcext:value-type="float">
            <text:p>27.3494779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149772" calcext:value-type="float">
            <text:p>4.9149772E-08</text:p>
          </table:table-cell>
          <table:table-cell office:value-type="float" office:value="0.000000000098790989" calcext:value-type="float">
            <text:p>9.8790989E-11</text:p>
          </table:table-cell>
          <table:table-cell office:value-type="float" office:value="468" calcext:value-type="float">
            <text:p>468</text:p>
          </table:table-cell>
          <table:table-cell table:style-name="ce29" table:formula="of:=([.L39]/[.$K$2])/[.M39]" office:value-type="float" office:value="25.3555950270772" calcext:value-type="float">
            <text:p>2.5355595E+01</text:p>
          </table:table-cell>
          <table:table-cell table:number-columns-repeated="16369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56422" calcext:value-type="float">
            <text:p>5.3456422E-08</text:p>
          </table:table-cell>
          <table:table-cell office:value-type="float" office:value="0.000000000099613966" calcext:value-type="float">
            <text:p>9.9613966E-11</text:p>
          </table:table-cell>
          <table:table-cell office:value-type="float" office:value="3505" calcext:value-type="float">
            <text:p>3505</text:p>
          </table:table-cell>
          <table:table-cell table:style-name="ce8" table:formula="of:=([.D40]/[.$C$2])/[.E40]" office:value-type="float" office:value="27.3494935003253" calcext:value-type="float">
            <text:p>27.3494935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747353" calcext:value-type="float">
            <text:p>4.8747353E-08</text:p>
          </table:table-cell>
          <table:table-cell office:value-type="float" office:value="0.000000000097982142" calcext:value-type="float">
            <text:p>9.7982142E-11</text:p>
          </table:table-cell>
          <table:table-cell office:value-type="float" office:value="456" calcext:value-type="float">
            <text:p>456</text:p>
          </table:table-cell>
          <table:table-cell table:style-name="ce29" table:formula="of:=([.L40]/[.$K$2])/[.M40]" office:value-type="float" office:value="25.3555912079452" calcext:value-type="float">
            <text:p>2.5355591E+01</text:p>
          </table:table-cell>
          <table:table-cell table:number-columns-repeated="16369"/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9628" calcext:value-type="float">
            <text:p>5.3496280E-08</text:p>
          </table:table-cell>
          <table:table-cell office:value-type="float" office:value="0.000000000099688209" calcext:value-type="float">
            <text:p>9.9688209E-11</text:p>
          </table:table-cell>
          <table:table-cell office:value-type="float" office:value="3417" calcext:value-type="float">
            <text:p>3417</text:p>
          </table:table-cell>
          <table:table-cell table:style-name="ce8" table:formula="of:=([.D41]/[.$C$2])/[.E41]" office:value-type="float" office:value="27.3495019598641" calcext:value-type="float">
            <text:p>27.3495020</text:p>
          </table:table-cell>
          <table:table-cell/>
          <table:table-cell office:value-type="float" office:value="0.4" calcext:value-type="float">
            <text:p>0.40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470238" calcext:value-type="float">
            <text:p>4.9470238E-08</text:p>
          </table:table-cell>
          <table:table-cell office:value-type="float" office:value="0.00000000009943512" calcext:value-type="float">
            <text:p>9.9435120E-11</text:p>
          </table:table-cell>
          <table:table-cell office:value-type="float" office:value="444" calcext:value-type="float">
            <text:p>444</text:p>
          </table:table-cell>
          <table:table-cell table:style-name="ce29" table:formula="of:=([.L41]/[.$K$2])/[.M41]" office:value-type="float" office:value="25.3555963827031" calcext:value-type="float">
            <text:p>2.5355596E+01</text:p>
          </table:table-cell>
          <table:table-cell table:number-columns-repeated="16369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628058" calcext:value-type="float">
            <text:p>5.3628058E-08</text:p>
          </table:table-cell>
          <table:table-cell office:value-type="float" office:value="0.000000000099933838" calcext:value-type="float">
            <text:p>9.9933838E-11</text:p>
          </table:table-cell>
          <table:table-cell office:value-type="float" office:value="3333" calcext:value-type="float">
            <text:p>3333</text:p>
          </table:table-cell>
          <table:table-cell table:style-name="ce8" table:formula="of:=([.D42]/[.$C$2])/[.E42]" office:value-type="float" office:value="27.3494839269136" calcext:value-type="float">
            <text:p>27.3494839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394414" calcext:value-type="float">
            <text:p>4.9394414E-08</text:p>
          </table:table-cell>
          <table:table-cell office:value-type="float" office:value="0.000000000099282625" calcext:value-type="float">
            <text:p>9.9282625E-11</text:p>
          </table:table-cell>
          <table:table-cell office:value-type="float" office:value="433" calcext:value-type="float">
            <text:p>433</text:p>
          </table:table-cell>
          <table:table-cell table:style-name="ce29" table:formula="of:=([.L42]/[.$K$2])/[.M42]" office:value-type="float" office:value="25.3556190737989" calcext:value-type="float">
            <text:p>2.5355619E+01</text:p>
          </table:table-cell>
          <table:table-cell table:number-columns-repeated="16369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38493" calcext:value-type="float">
            <text:p>5.3438493E-08</text:p>
          </table:table-cell>
          <table:table-cell office:value-type="float" office:value="0.000000000099580639" calcext:value-type="float">
            <text:p>9.9580639E-11</text:p>
          </table:table-cell>
          <table:table-cell office:value-type="float" office:value="3254" calcext:value-type="float">
            <text:p>3254</text:p>
          </table:table-cell>
          <table:table-cell table:style-name="ce8" table:formula="of:=([.D43]/[.$C$2])/[.E43]" office:value-type="float" office:value="27.3494707059988" calcext:value-type="float">
            <text:p>27.3494707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383253" calcext:value-type="float">
            <text:p>4.8383253E-08</text:p>
          </table:table-cell>
          <table:table-cell office:value-type="float" office:value="0.000000000097250285" calcext:value-type="float">
            <text:p>9.7250285E-11</text:p>
          </table:table-cell>
          <table:table-cell office:value-type="float" office:value="423" calcext:value-type="float">
            <text:p>423</text:p>
          </table:table-cell>
          <table:table-cell table:style-name="ce29" table:formula="of:=([.L43]/[.$K$2])/[.M43]" office:value-type="float" office:value="25.3555954526325" calcext:value-type="float">
            <text:p>2.5355595E+01</text:p>
          </table:table-cell>
          <table:table-cell table:number-columns-repeated="16369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70694" calcext:value-type="float">
            <text:p>5.3470694E-08</text:p>
          </table:table-cell>
          <table:table-cell office:value-type="float" office:value="0.000000000099640468" calcext:value-type="float">
            <text:p>9.9640468E-11</text:p>
          </table:table-cell>
          <table:table-cell office:value-type="float" office:value="3178" calcext:value-type="float">
            <text:p>3178</text:p>
          </table:table-cell>
          <table:table-cell table:style-name="ce8" table:formula="of:=([.D44]/[.$C$2])/[.E44]" office:value-type="float" office:value="27.3495191143165" calcext:value-type="float">
            <text:p>27.3495191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30824" calcext:value-type="float">
            <text:p>4.8308240E-08</text:p>
          </table:table-cell>
          <table:table-cell office:value-type="float" office:value="0.000000000097099482" calcext:value-type="float">
            <text:p>9.7099482E-11</text:p>
          </table:table-cell>
          <table:table-cell office:value-type="float" office:value="413" calcext:value-type="float">
            <text:p>413</text:p>
          </table:table-cell>
          <table:table-cell table:style-name="ce29" table:formula="of:=([.L44]/[.$K$2])/[.M44]" office:value-type="float" office:value="25.3556024908695" calcext:value-type="float">
            <text:p>2.5355602E+01</text:p>
          </table:table-cell>
          <table:table-cell table:number-columns-repeated="16369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65606" calcext:value-type="float">
            <text:p>5.3656060E-08</text:p>
          </table:table-cell>
          <table:table-cell office:value-type="float" office:value="0.000000000099985975" calcext:value-type="float">
            <text:p>9.9985975E-11</text:p>
          </table:table-cell>
          <table:table-cell office:value-type="float" office:value="3105" calcext:value-type="float">
            <text:p>3105</text:p>
          </table:table-cell>
          <table:table-cell table:style-name="ce8" table:formula="of:=([.D45]/[.$C$2])/[.E45]" office:value-type="float" office:value="27.3494958687138" calcext:value-type="float">
            <text:p>27.3494959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166403" calcext:value-type="float">
            <text:p>4.9166403E-08</text:p>
          </table:table-cell>
          <table:table-cell office:value-type="float" office:value="0.000000000098824381" calcext:value-type="float">
            <text:p>9.8824381E-11</text:p>
          </table:table-cell>
          <table:table-cell office:value-type="float" office:value="403" calcext:value-type="float">
            <text:p>403</text:p>
          </table:table-cell>
          <table:table-cell table:style-name="ce29" table:formula="of:=([.L45]/[.$K$2])/[.M45]" office:value-type="float" office:value="25.355604338639" calcext:value-type="float">
            <text:p>2.5355604E+01</text:p>
          </table:table-cell>
          <table:table-cell table:number-columns-repeated="16369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81094" calcext:value-type="float">
            <text:p>5.3581094E-08</text:p>
          </table:table-cell>
          <table:table-cell office:value-type="float" office:value="0.000000000099846524" calcext:value-type="float">
            <text:p>9.9846524E-11</text:p>
          </table:table-cell>
          <table:table-cell office:value-type="float" office:value="3036" calcext:value-type="float">
            <text:p>3036</text:p>
          </table:table-cell>
          <table:table-cell table:style-name="ce8" table:formula="of:=([.D46]/[.$C$2])/[.E46]" office:value-type="float" office:value="27.349428700009" calcext:value-type="float">
            <text:p>27.3494287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855476" calcext:value-type="float">
            <text:p>4.8855476E-08</text:p>
          </table:table-cell>
          <table:table-cell office:value-type="float" office:value="0.000000000098199448" calcext:value-type="float">
            <text:p>9.8199448E-11</text:p>
          </table:table-cell>
          <table:table-cell office:value-type="float" office:value="394" calcext:value-type="float">
            <text:p>394</text:p>
          </table:table-cell>
          <table:table-cell table:style-name="ce29" table:formula="of:=([.L46]/[.$K$2])/[.M46]" office:value-type="float" office:value="25.3555966681443" calcext:value-type="float">
            <text:p>2.5355597E+01</text:p>
          </table:table-cell>
          <table:table-cell table:number-columns-repeated="16369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06222" calcext:value-type="float">
            <text:p>5.3506222E-08</text:p>
          </table:table-cell>
          <table:table-cell office:value-type="float" office:value="0.000000000099706801" calcext:value-type="float">
            <text:p>9.9706801E-11</text:p>
          </table:table-cell>
          <table:table-cell office:value-type="float" office:value="2970" calcext:value-type="float">
            <text:p>2970</text:p>
          </table:table-cell>
          <table:table-cell table:style-name="ce8" table:formula="of:=([.D47]/[.$C$2])/[.E47]" office:value-type="float" office:value="27.3494840001458" calcext:value-type="float">
            <text:p>27.3494840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391483" calcext:value-type="float">
            <text:p>4.9391483E-08</text:p>
          </table:table-cell>
          <table:table-cell office:value-type="float" office:value="0.000000000099276777" calcext:value-type="float">
            <text:p>9.9276777E-11</text:p>
          </table:table-cell>
          <table:table-cell office:value-type="float" office:value="385" calcext:value-type="float">
            <text:p>385</text:p>
          </table:table-cell>
          <table:table-cell table:style-name="ce29" table:formula="of:=([.L47]/[.$K$2])/[.M47]" office:value-type="float" office:value="25.3556080145108" calcext:value-type="float">
            <text:p>2.5355608E+01</text:p>
          </table:table-cell>
          <table:table-cell table:number-columns-repeated="16369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62739" calcext:value-type="float">
            <text:p>5.3362739E-08</text:p>
          </table:table-cell>
          <table:table-cell office:value-type="float" office:value="0.000000000099439461" calcext:value-type="float">
            <text:p>9.9439461E-11</text:p>
          </table:table-cell>
          <table:table-cell office:value-type="float" office:value="2907" calcext:value-type="float">
            <text:p>2907</text:p>
          </table:table-cell>
          <table:table-cell table:style-name="ce8" table:formula="of:=([.D48]/[.$C$2])/[.E48]" office:value-type="float" office:value="27.349474349088" calcext:value-type="float">
            <text:p>27.3494743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563338" calcext:value-type="float">
            <text:p>4.8563338E-08</text:p>
          </table:table-cell>
          <table:table-cell office:value-type="float" office:value="0.000000000097612146" calcext:value-type="float">
            <text:p>9.7612146E-11</text:p>
          </table:table-cell>
          <table:table-cell office:value-type="float" office:value="377" calcext:value-type="float">
            <text:p>377</text:p>
          </table:table-cell>
          <table:table-cell table:style-name="ce29" table:formula="of:=([.L48]/[.$K$2])/[.M48]" office:value-type="float" office:value="25.3556239353612" calcext:value-type="float">
            <text:p>2.5355624E+01</text:p>
          </table:table-cell>
          <table:table-cell table:number-columns-repeated="16369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48352" calcext:value-type="float">
            <text:p>5.3448352E-08</text:p>
          </table:table-cell>
          <table:table-cell office:value-type="float" office:value="0.000000000099598896" calcext:value-type="float">
            <text:p>9.9598896E-11</text:p>
          </table:table-cell>
          <table:table-cell office:value-type="float" office:value="2846" calcext:value-type="float">
            <text:p>2846</text:p>
          </table:table-cell>
          <table:table-cell table:style-name="ce8" table:formula="of:=([.D49]/[.$C$2])/[.E49]" office:value-type="float" office:value="27.3495022512886" calcext:value-type="float">
            <text:p>27.3495023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487294" calcext:value-type="float">
            <text:p>4.8487294E-08</text:p>
          </table:table-cell>
          <table:table-cell office:value-type="float" office:value="0.000000000097459406" calcext:value-type="float">
            <text:p>9.7459406E-11</text:p>
          </table:table-cell>
          <table:table-cell office:value-type="float" office:value="369" calcext:value-type="float">
            <text:p>369</text:p>
          </table:table-cell>
          <table:table-cell table:style-name="ce29" table:formula="of:=([.L49]/[.$K$2])/[.M49]" office:value-type="float" office:value="25.3555957895189" calcext:value-type="float">
            <text:p>2.5355596E+01</text:p>
          </table:table-cell>
          <table:table-cell table:number-columns-repeated="16369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4311" calcext:value-type="float">
            <text:p>5.3343110E-08</text:p>
          </table:table-cell>
          <table:table-cell office:value-type="float" office:value="0.00000000009940281" calcext:value-type="float">
            <text:p>9.9402810E-11</text:p>
          </table:table-cell>
          <table:table-cell office:value-type="float" office:value="2788" calcext:value-type="float">
            <text:p>2788</text:p>
          </table:table-cell>
          <table:table-cell table:style-name="ce8" table:formula="of:=([.D50]/[.$C$2])/[.E50]" office:value-type="float" office:value="27.3494944603796" calcext:value-type="float">
            <text:p>27.3494945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160921" calcext:value-type="float">
            <text:p>4.9160921E-08</text:p>
          </table:table-cell>
          <table:table-cell office:value-type="float" office:value="0.000000000098813408" calcext:value-type="float">
            <text:p>9.8813408E-11</text:p>
          </table:table-cell>
          <table:table-cell office:value-type="float" office:value="361" calcext:value-type="float">
            <text:p>361</text:p>
          </table:table-cell>
          <table:table-cell table:style-name="ce29" table:formula="of:=([.L50]/[.$K$2])/[.M50]" office:value-type="float" office:value="25.3555925837354" calcext:value-type="float">
            <text:p>2.5355593E+01</text:p>
          </table:table-cell>
          <table:table-cell table:number-columns-repeated="16369"/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59974" calcext:value-type="float">
            <text:p>5.3359974E-08</text:p>
          </table:table-cell>
          <table:table-cell office:value-type="float" office:value="0.000000000099434353" calcext:value-type="float">
            <text:p>9.9434353E-11</text:p>
          </table:table-cell>
          <table:table-cell office:value-type="float" office:value="2732" calcext:value-type="float">
            <text:p>2732</text:p>
          </table:table-cell>
          <table:table-cell table:style-name="ce8" table:formula="of:=([.D51]/[.$C$2])/[.E51]" office:value-type="float" office:value="27.3494621165698" calcext:value-type="float">
            <text:p>27.3494621</text:p>
          </table:table-cell>
          <table:table-cell/>
          <table:table-cell office:value-type="float" office:value="0.5" calcext:value-type="float">
            <text:p>0.50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242127" calcext:value-type="float">
            <text:p>4.8242127E-08</text:p>
          </table:table-cell>
          <table:table-cell office:value-type="float" office:value="0.000000000096966639" calcext:value-type="float">
            <text:p>9.6966639E-11</text:p>
          </table:table-cell>
          <table:table-cell office:value-type="float" office:value="354" calcext:value-type="float">
            <text:p>354</text:p>
          </table:table-cell>
          <table:table-cell table:style-name="ce29" table:formula="of:=([.L51]/[.$K$2])/[.M51]" office:value-type="float" office:value="25.3555909801809" calcext:value-type="float">
            <text:p>2.5355591E+01</text:p>
          </table:table-cell>
          <table:table-cell table:number-columns-repeated="16369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53227" calcext:value-type="float">
            <text:p>5.3453227E-08</text:p>
          </table:table-cell>
          <table:table-cell office:value-type="float" office:value="0.000000000099608044" calcext:value-type="float">
            <text:p>9.9608044E-11</text:p>
          </table:table-cell>
          <table:table-cell office:value-type="float" office:value="2678" calcext:value-type="float">
            <text:p>2678</text:p>
          </table:table-cell>
          <table:table-cell table:style-name="ce8" table:formula="of:=([.D52]/[.$C$2])/[.E52]" office:value-type="float" office:value="27.3494847803862" calcext:value-type="float">
            <text:p>27.3494848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981033" calcext:value-type="float">
            <text:p>4.7981033E-08</text:p>
          </table:table-cell>
          <table:table-cell office:value-type="float" office:value="0.000000000096441838" calcext:value-type="float">
            <text:p>9.6441838E-11</text:p>
          </table:table-cell>
          <table:table-cell office:value-type="float" office:value="347" calcext:value-type="float">
            <text:p>347</text:p>
          </table:table-cell>
          <table:table-cell table:style-name="ce29" table:formula="of:=([.L52]/[.$K$2])/[.M52]" office:value-type="float" office:value="25.355591573386" calcext:value-type="float">
            <text:p>2.5355592E+01</text:p>
          </table:table-cell>
          <table:table-cell table:number-columns-repeated="16369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77283" calcext:value-type="float">
            <text:p>5.3577283E-08</text:p>
          </table:table-cell>
          <table:table-cell office:value-type="float" office:value="0.000000000099839289" calcext:value-type="float">
            <text:p>9.9839289E-11</text:p>
          </table:table-cell>
          <table:table-cell office:value-type="float" office:value="2626" calcext:value-type="float">
            <text:p>2626</text:p>
          </table:table-cell>
          <table:table-cell table:style-name="ce8" table:formula="of:=([.D53]/[.$C$2])/[.E53]" office:value-type="float" office:value="27.3494652244405" calcext:value-type="float">
            <text:p>27.3494652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367988" calcext:value-type="float">
            <text:p>4.8367988E-08</text:p>
          </table:table-cell>
          <table:table-cell office:value-type="float" office:value="0.000000000097219537" calcext:value-type="float">
            <text:p>9.7219537E-11</text:p>
          </table:table-cell>
          <table:table-cell office:value-type="float" office:value="340" calcext:value-type="float">
            <text:p>340</text:p>
          </table:table-cell>
          <table:table-cell table:style-name="ce29" table:formula="of:=([.L53]/[.$K$2])/[.M53]" office:value-type="float" office:value="25.3556125008148" calcext:value-type="float">
            <text:p>2.5355613E+01</text:p>
          </table:table-cell>
          <table:table-cell table:number-columns-repeated="16369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28094" calcext:value-type="float">
            <text:p>5.3280940E-08</text:p>
          </table:table-cell>
          <table:table-cell office:value-type="float" office:value="0.000000000099287085" calcext:value-type="float">
            <text:p>9.9287085E-11</text:p>
          </table:table-cell>
          <table:table-cell office:value-type="float" office:value="2577" calcext:value-type="float">
            <text:p>2577</text:p>
          </table:table-cell>
          <table:table-cell table:style-name="ce8" table:formula="of:=([.D54]/[.$C$2])/[.E54]" office:value-type="float" office:value="27.349459648986" calcext:value-type="float">
            <text:p>27.3494596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419723" calcext:value-type="float">
            <text:p>4.9419723E-08</text:p>
          </table:table-cell>
          <table:table-cell office:value-type="float" office:value="0.000000000099333617" calcext:value-type="float">
            <text:p>9.9333617E-11</text:p>
          </table:table-cell>
          <table:table-cell office:value-type="float" office:value="333" calcext:value-type="float">
            <text:p>333</text:p>
          </table:table-cell>
          <table:table-cell table:style-name="ce29" table:formula="of:=([.L54]/[.$K$2])/[.M54]" office:value-type="float" office:value="25.3555881914086" calcext:value-type="float">
            <text:p>2.5355588E+01</text:p>
          </table:table-cell>
          <table:table-cell table:number-columns-repeated="16369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20646" calcext:value-type="float">
            <text:p>5.3320646E-08</text:p>
          </table:table-cell>
          <table:table-cell office:value-type="float" office:value="0.000000000099361047" calcext:value-type="float">
            <text:p>9.9361047E-11</text:p>
          </table:table-cell>
          <table:table-cell office:value-type="float" office:value="2529" calcext:value-type="float">
            <text:p>2529</text:p>
          </table:table-cell>
          <table:table-cell table:style-name="ce8" table:formula="of:=([.D55]/[.$C$2])/[.E55]" office:value-type="float" office:value="27.349467543331" calcext:value-type="float">
            <text:p>27.3494675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587372" calcext:value-type="float">
            <text:p>4.8587372E-08</text:p>
          </table:table-cell>
          <table:table-cell office:value-type="float" office:value="0.000000000097660576" calcext:value-type="float">
            <text:p>9.7660576E-11</text:p>
          </table:table-cell>
          <table:table-cell office:value-type="float" office:value="327" calcext:value-type="float">
            <text:p>327</text:p>
          </table:table-cell>
          <table:table-cell table:style-name="ce29" table:formula="of:=([.L55]/[.$K$2])/[.M55]" office:value-type="float" office:value="25.3555923277718" calcext:value-type="float">
            <text:p>2.5355592E+01</text:p>
          </table:table-cell>
          <table:table-cell table:number-columns-repeated="16369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253653" calcext:value-type="float">
            <text:p>5.3253653E-08</text:p>
          </table:table-cell>
          <table:table-cell office:value-type="float" office:value="0.000000000099236165" calcext:value-type="float">
            <text:p>9.9236165E-11</text:p>
          </table:table-cell>
          <table:table-cell office:value-type="float" office:value="2483" calcext:value-type="float">
            <text:p>2483</text:p>
          </table:table-cell>
          <table:table-cell table:style-name="ce8" table:formula="of:=([.D56]/[.$C$2])/[.E56]" office:value-type="float" office:value="27.349479401898" calcext:value-type="float">
            <text:p>27.3494794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32353" calcext:value-type="float">
            <text:p>4.8323530E-08</text:p>
          </table:table-cell>
          <table:table-cell office:value-type="float" office:value="0.000000000097130174" calcext:value-type="float">
            <text:p>9.7130174E-11</text:p>
          </table:table-cell>
          <table:table-cell office:value-type="float" office:value="321" calcext:value-type="float">
            <text:p>321</text:p>
          </table:table-cell>
          <table:table-cell table:style-name="ce29" table:formula="of:=([.L56]/[.$K$2])/[.M56]" office:value-type="float" office:value="25.355613161075" calcext:value-type="float">
            <text:p>2.5355613E+01</text:p>
          </table:table-cell>
          <table:table-cell table:number-columns-repeated="16369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61298" calcext:value-type="float">
            <text:p>5.3461298E-08</text:p>
          </table:table-cell>
          <table:table-cell office:value-type="float" office:value="0.000000000099623049" calcext:value-type="float">
            <text:p>9.9623049E-11</text:p>
          </table:table-cell>
          <table:table-cell office:value-type="float" office:value="2438" calcext:value-type="float">
            <text:p>2438</text:p>
          </table:table-cell>
          <table:table-cell table:style-name="ce8" table:formula="of:=([.D57]/[.$C$2])/[.E57]" office:value-type="float" office:value="27.3494943888691" calcext:value-type="float">
            <text:p>27.3494944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61983" calcext:value-type="float">
            <text:p>4.8619830E-08</text:p>
          </table:table-cell>
          <table:table-cell office:value-type="float" office:value="0.000000000097725784" calcext:value-type="float">
            <text:p>9.7725784E-11</text:p>
          </table:table-cell>
          <table:table-cell office:value-type="float" office:value="315" calcext:value-type="float">
            <text:p>315</text:p>
          </table:table-cell>
          <table:table-cell table:style-name="ce29" table:formula="of:=([.L57]/[.$K$2])/[.M57]" office:value-type="float" office:value="25.3556007736343" calcext:value-type="float">
            <text:p>2.5355601E+01</text:p>
          </table:table-cell>
          <table:table-cell table:number-columns-repeated="16369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85849" calcext:value-type="float">
            <text:p>5.3485849E-08</text:p>
          </table:table-cell>
          <table:table-cell office:value-type="float" office:value="0.000000000099668787" calcext:value-type="float">
            <text:p>9.9668787E-11</text:p>
          </table:table-cell>
          <table:table-cell office:value-type="float" office:value="2395" calcext:value-type="float">
            <text:p>2395</text:p>
          </table:table-cell>
          <table:table-cell table:style-name="ce8" table:formula="of:=([.D58]/[.$C$2])/[.E58]" office:value-type="float" office:value="27.3494976359947" calcext:value-type="float">
            <text:p>27.3494976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487461" calcext:value-type="float">
            <text:p>4.9487461E-08</text:p>
          </table:table-cell>
          <table:table-cell office:value-type="float" office:value="0.000000000099469727" calcext:value-type="float">
            <text:p>9.9469727E-11</text:p>
          </table:table-cell>
          <table:table-cell office:value-type="float" office:value="309" calcext:value-type="float">
            <text:p>309</text:p>
          </table:table-cell>
          <table:table-cell table:style-name="ce29" table:formula="of:=([.L58]/[.$K$2])/[.M58]" office:value-type="float" office:value="25.3555992401352" calcext:value-type="float">
            <text:p>2.5355599E+01</text:p>
          </table:table-cell>
          <table:table-cell table:number-columns-repeated="16369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281263" calcext:value-type="float">
            <text:p>5.3281263E-08</text:p>
          </table:table-cell>
          <table:table-cell office:value-type="float" office:value="0.000000000099287654" calcext:value-type="float">
            <text:p>9.9287654E-11</text:p>
          </table:table-cell>
          <table:table-cell office:value-type="float" office:value="2354" calcext:value-type="float">
            <text:p>2354</text:p>
          </table:table-cell>
          <table:table-cell table:style-name="ce8" table:formula="of:=([.D59]/[.$C$2])/[.E59]" office:value-type="float" office:value="27.3494687111563" calcext:value-type="float">
            <text:p>27.3494687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184706" calcext:value-type="float">
            <text:p>4.8184706E-08</text:p>
          </table:table-cell>
          <table:table-cell office:value-type="float" office:value="0.00000000009685122" calcext:value-type="float">
            <text:p>9.6851220E-11</text:p>
          </table:table-cell>
          <table:table-cell office:value-type="float" office:value="304" calcext:value-type="float">
            <text:p>304</text:p>
          </table:table-cell>
          <table:table-cell table:style-name="ce29" table:formula="of:=([.L59]/[.$K$2])/[.M59]" office:value-type="float" office:value="25.3555917219033" calcext:value-type="float">
            <text:p>2.5355592E+01</text:p>
          </table:table-cell>
          <table:table-cell table:number-columns-repeated="16369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252357" calcext:value-type="float">
            <text:p>5.3252357E-08</text:p>
          </table:table-cell>
          <table:table-cell office:value-type="float" office:value="0.000000000099233739" calcext:value-type="float">
            <text:p>9.9233739E-11</text:p>
          </table:table-cell>
          <table:table-cell office:value-type="float" office:value="2314" calcext:value-type="float">
            <text:p>2314</text:p>
          </table:table-cell>
          <table:table-cell table:style-name="ce8" table:formula="of:=([.D60]/[.$C$2])/[.E60]" office:value-type="float" office:value="27.349482420644" calcext:value-type="float">
            <text:p>27.3494824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369928" calcext:value-type="float">
            <text:p>4.7369928E-08</text:p>
          </table:table-cell>
          <table:table-cell office:value-type="float" office:value="0.000000000095213514" calcext:value-type="float">
            <text:p>9.5213514E-11</text:p>
          </table:table-cell>
          <table:table-cell office:value-type="float" office:value="299" calcext:value-type="float">
            <text:p>299</text:p>
          </table:table-cell>
          <table:table-cell table:style-name="ce29" table:formula="of:=([.L60]/[.$K$2])/[.M60]" office:value-type="float" office:value="25.3555924889833" calcext:value-type="float">
            <text:p>2.5355592E+01</text:p>
          </table:table-cell>
          <table:table-cell table:number-columns-repeated="16369"/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75972" calcext:value-type="float">
            <text:p>5.3375972E-08</text:p>
          </table:table-cell>
          <table:table-cell office:value-type="float" office:value="0.000000000099464231" calcext:value-type="float">
            <text:p>9.9464231E-11</text:p>
          </table:table-cell>
          <table:table-cell office:value-type="float" office:value="2275" calcext:value-type="float">
            <text:p>2275</text:p>
          </table:table-cell>
          <table:table-cell table:style-name="ce8" table:formula="of:=([.D61]/[.$C$2])/[.E61]" office:value-type="float" office:value="27.3494438822998" calcext:value-type="float">
            <text:p>27.3494439</text:p>
          </table:table-cell>
          <table:table-cell/>
          <table:table-cell office:value-type="float" office:value="0.6" calcext:value-type="float">
            <text:p>0.60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019917" calcext:value-type="float">
            <text:p>4.7019917E-08</text:p>
          </table:table-cell>
          <table:table-cell office:value-type="float" office:value="0.000000000094510015" calcext:value-type="float">
            <text:p>9.4510015E-11</text:p>
          </table:table-cell>
          <table:table-cell office:value-type="float" office:value="294" calcext:value-type="float">
            <text:p>294</text:p>
          </table:table-cell>
          <table:table-cell table:style-name="ce29" table:formula="of:=([.L61]/[.$K$2])/[.M61]" office:value-type="float" office:value="25.3555863707539" calcext:value-type="float">
            <text:p>2.5355586E+01</text:p>
          </table:table-cell>
          <table:table-cell table:number-columns-repeated="16369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630195" calcext:value-type="float">
            <text:p>5.3630195E-08</text:p>
          </table:table-cell>
          <table:table-cell office:value-type="float" office:value="0.000000000099937771" calcext:value-type="float">
            <text:p>9.9937771E-11</text:p>
          </table:table-cell>
          <table:table-cell office:value-type="float" office:value="2237" calcext:value-type="float">
            <text:p>2237</text:p>
          </table:table-cell>
          <table:table-cell table:style-name="ce8" table:formula="of:=([.D62]/[.$C$2])/[.E62]" office:value-type="float" office:value="27.3494973961334" calcext:value-type="float">
            <text:p>27.3494974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125154" calcext:value-type="float">
            <text:p>4.7125154E-08</text:p>
          </table:table-cell>
          <table:table-cell office:value-type="float" office:value="0.000000000094721525" calcext:value-type="float">
            <text:p>9.4721525E-11</text:p>
          </table:table-cell>
          <table:table-cell office:value-type="float" office:value="289" calcext:value-type="float">
            <text:p>289</text:p>
          </table:table-cell>
          <table:table-cell table:style-name="ce29" table:formula="of:=([.L62]/[.$K$2])/[.M62]" office:value-type="float" office:value="25.3555907418809" calcext:value-type="float">
            <text:p>2.5355591E+01</text:p>
          </table:table-cell>
          <table:table-cell table:number-columns-repeated="16369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16802" calcext:value-type="float">
            <text:p>5.3516802E-08</text:p>
          </table:table-cell>
          <table:table-cell office:value-type="float" office:value="0.000000000099726494" calcext:value-type="float">
            <text:p>9.9726494E-11</text:p>
          </table:table-cell>
          <table:table-cell office:value-type="float" office:value="2201" calcext:value-type="float">
            <text:p>2201</text:p>
          </table:table-cell>
          <table:table-cell table:style-name="ce8" table:formula="of:=([.D63]/[.$C$2])/[.E63]" office:value-type="float" office:value="27.3494901503325" calcext:value-type="float">
            <text:p>27.3494902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689383" calcext:value-type="float">
            <text:p>4.7689383E-08</text:p>
          </table:table-cell>
          <table:table-cell office:value-type="float" office:value="0.000000000095855626" calcext:value-type="float">
            <text:p>9.5855626E-11</text:p>
          </table:table-cell>
          <table:table-cell office:value-type="float" office:value="284" calcext:value-type="float">
            <text:p>284</text:p>
          </table:table-cell>
          <table:table-cell table:style-name="ce29" table:formula="of:=([.L63]/[.$K$2])/[.M63]" office:value-type="float" office:value="25.3555904446818" calcext:value-type="float">
            <text:p>2.5355590E+01</text:p>
          </table:table-cell>
          <table:table-cell table:number-columns-repeated="16369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72462" calcext:value-type="float">
            <text:p>5.3472462E-08</text:p>
          </table:table-cell>
          <table:table-cell office:value-type="float" office:value="0.000000000099643971" calcext:value-type="float">
            <text:p>9.9643971E-11</text:p>
          </table:table-cell>
          <table:table-cell office:value-type="float" office:value="2166" calcext:value-type="float">
            <text:p>2166</text:p>
          </table:table-cell>
          <table:table-cell table:style-name="ce8" table:formula="of:=([.D64]/[.$C$2])/[.E64]" office:value-type="float" office:value="27.349461913238" calcext:value-type="float">
            <text:p>27.349461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729825" calcext:value-type="float">
            <text:p>4.8729825E-08</text:p>
          </table:table-cell>
          <table:table-cell office:value-type="float" office:value="0.000000000097946829" calcext:value-type="float">
            <text:p>9.7946829E-11</text:p>
          </table:table-cell>
          <table:table-cell office:value-type="float" office:value="279" calcext:value-type="float">
            <text:p>279</text:p>
          </table:table-cell>
          <table:table-cell table:style-name="ce29" table:formula="of:=([.L64]/[.$K$2])/[.M64]" office:value-type="float" office:value="25.3556123663748" calcext:value-type="float">
            <text:p>2.5355612E+01</text:p>
          </table:table-cell>
          <table:table-cell table:number-columns-repeated="16369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74042" calcext:value-type="float">
            <text:p>5.3474042E-08</text:p>
          </table:table-cell>
          <table:table-cell office:value-type="float" office:value="0.000000000099646859" calcext:value-type="float">
            <text:p>9.9646859E-11</text:p>
          </table:table-cell>
          <table:table-cell office:value-type="float" office:value="2132" calcext:value-type="float">
            <text:p>2132</text:p>
          </table:table-cell>
          <table:table-cell table:style-name="ce8" table:formula="of:=([.D65]/[.$C$2])/[.E65]" office:value-type="float" office:value="27.3494773578765" calcext:value-type="float">
            <text:p>27.3494774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258836" calcext:value-type="float">
            <text:p>4.7258836E-08</text:p>
          </table:table-cell>
          <table:table-cell office:value-type="float" office:value="0.000000000094990256" calcext:value-type="float">
            <text:p>9.4990256E-11</text:p>
          </table:table-cell>
          <table:table-cell office:value-type="float" office:value="275" calcext:value-type="float">
            <text:p>275</text:p>
          </table:table-cell>
          <table:table-cell table:style-name="ce29" table:formula="of:=([.L65]/[.$K$2])/[.M65]" office:value-type="float" office:value="25.3555826598298" calcext:value-type="float">
            <text:p>2.5355583E+01</text:p>
          </table:table-cell>
          <table:table-cell table:number-columns-repeated="1636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98583" calcext:value-type="float">
            <text:p>5.3498583E-08</text:p>
          </table:table-cell>
          <table:table-cell office:value-type="float" office:value="0.000000000099692472" calcext:value-type="float">
            <text:p>9.9692472E-11</text:p>
          </table:table-cell>
          <table:table-cell office:value-type="float" office:value="2099" calcext:value-type="float">
            <text:p>2099</text:p>
          </table:table-cell>
          <table:table-cell table:style-name="ce8" table:formula="of:=([.D66]/[.$C$2])/[.E66]" office:value-type="float" office:value="27.3495097921561" calcext:value-type="float">
            <text:p>27.3495098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186913" calcext:value-type="float">
            <text:p>4.9186913E-08</text:p>
          </table:table-cell>
          <table:table-cell office:value-type="float" office:value="0.000000000098865637" calcext:value-type="float">
            <text:p>9.8865637E-11</text:p>
          </table:table-cell>
          <table:table-cell office:value-type="float" office:value="270" calcext:value-type="float">
            <text:p>270</text:p>
          </table:table-cell>
          <table:table-cell table:style-name="ce29" table:formula="of:=([.L66]/[.$K$2])/[.M66]" office:value-type="float" office:value="25.3555964043366" calcext:value-type="float">
            <text:p>2.5355596E+01</text:p>
          </table:table-cell>
          <table:table-cell table:number-columns-repeated="16369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23142" calcext:value-type="float">
            <text:p>5.3523142E-08</text:p>
          </table:table-cell>
          <table:table-cell office:value-type="float" office:value="0.000000000099738424" calcext:value-type="float">
            <text:p>9.9738424E-11</text:p>
          </table:table-cell>
          <table:table-cell office:value-type="float" office:value="2067" calcext:value-type="float">
            <text:p>2067</text:p>
          </table:table-cell>
          <table:table-cell table:style-name="ce8" table:formula="of:=([.D67]/[.$C$2])/[.E67]" office:value-type="float" office:value="27.3494584363739" calcext:value-type="float">
            <text:p>27.3494584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492573" calcext:value-type="float">
            <text:p>4.8492573E-08</text:p>
          </table:table-cell>
          <table:table-cell office:value-type="float" office:value="0.000000000097470032" calcext:value-type="float">
            <text:p>9.7470032E-11</text:p>
          </table:table-cell>
          <table:table-cell office:value-type="float" office:value="266" calcext:value-type="float">
            <text:p>266</text:p>
          </table:table-cell>
          <table:table-cell table:style-name="ce29" table:formula="of:=([.L67]/[.$K$2])/[.M67]" office:value-type="float" office:value="25.3555918312738" calcext:value-type="float">
            <text:p>2.5355592E+01</text:p>
          </table:table-cell>
          <table:table-cell table:number-columns-repeated="16369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24719" calcext:value-type="float">
            <text:p>5.3524719E-08</text:p>
          </table:table-cell>
          <table:table-cell office:value-type="float" office:value="0.00000000009974143" calcext:value-type="float">
            <text:p>9.9741430E-11</text:p>
          </table:table-cell>
          <table:table-cell office:value-type="float" office:value="2036" calcext:value-type="float">
            <text:p>2036</text:p>
          </table:table-cell>
          <table:table-cell table:style-name="ce8" table:formula="of:=([.D68]/[.$C$2])/[.E68]" office:value-type="float" office:value="27.3494399775398" calcext:value-type="float">
            <text:p>27.3494400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179304" calcext:value-type="float">
            <text:p>4.8179304E-08</text:p>
          </table:table-cell>
          <table:table-cell office:value-type="float" office:value="0.000000000096840301" calcext:value-type="float">
            <text:p>9.6840301E-11</text:p>
          </table:table-cell>
          <table:table-cell office:value-type="float" office:value="262" calcext:value-type="float">
            <text:p>262</text:p>
          </table:table-cell>
          <table:table-cell table:style-name="ce29" table:formula="of:=([.L68]/[.$K$2])/[.M68]" office:value-type="float" office:value="25.3556076893776" calcext:value-type="float">
            <text:p>2.5355608E+01</text:p>
          </table:table-cell>
          <table:table-cell table:number-columns-repeated="16369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80334" calcext:value-type="float">
            <text:p>5.3480334E-08</text:p>
          </table:table-cell>
          <table:table-cell office:value-type="float" office:value="0.00000000009965857" calcext:value-type="float">
            <text:p>9.9658570E-11</text:p>
          </table:table-cell>
          <table:table-cell office:value-type="float" office:value="2006" calcext:value-type="float">
            <text:p>2006</text:p>
          </table:table-cell>
          <table:table-cell table:style-name="ce8" table:formula="of:=([.D69]/[.$C$2])/[.E69]" office:value-type="float" office:value="27.3494811737189" calcext:value-type="float">
            <text:p>27.3494812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240342" calcext:value-type="float">
            <text:p>4.8240342E-08</text:p>
          </table:table-cell>
          <table:table-cell office:value-type="float" office:value="0.000000000096963107" calcext:value-type="float">
            <text:p>9.6963107E-11</text:p>
          </table:table-cell>
          <table:table-cell office:value-type="float" office:value="258" calcext:value-type="float">
            <text:p>258</text:p>
          </table:table-cell>
          <table:table-cell table:style-name="ce29" table:formula="of:=([.L69]/[.$K$2])/[.M69]" office:value-type="float" office:value="25.3555763759074" calcext:value-type="float">
            <text:p>2.5355576E+01</text:p>
          </table:table-cell>
          <table:table-cell table:number-columns-repeated="16369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67172" calcext:value-type="float">
            <text:p>5.3367172E-08</text:p>
          </table:table-cell>
          <table:table-cell office:value-type="float" office:value="0.000000000099447702" calcext:value-type="float">
            <text:p>9.9447702E-11</text:p>
          </table:table-cell>
          <table:table-cell office:value-type="float" office:value="1977" calcext:value-type="float">
            <text:p>1977</text:p>
          </table:table-cell>
          <table:table-cell table:style-name="ce8" table:formula="of:=([.D70]/[.$C$2])/[.E70]" office:value-type="float" office:value="27.349479774858" calcext:value-type="float">
            <text:p>27.3494798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677673" calcext:value-type="float">
            <text:p>4.8677673E-08</text:p>
          </table:table-cell>
          <table:table-cell office:value-type="float" office:value="0.000000000097842095" calcext:value-type="float">
            <text:p>9.7842095E-11</text:p>
          </table:table-cell>
          <table:table-cell office:value-type="float" office:value="254" calcext:value-type="float">
            <text:p>254</text:p>
          </table:table-cell>
          <table:table-cell table:style-name="ce29" table:formula="of:=([.L70]/[.$K$2])/[.M70]" office:value-type="float" office:value="25.3555886821963" calcext:value-type="float">
            <text:p>2.5355589E+01</text:p>
          </table:table-cell>
          <table:table-cell table:number-columns-repeated="16369"/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162808" calcext:value-type="float">
            <text:p>5.3162808E-08</text:p>
          </table:table-cell>
          <table:table-cell office:value-type="float" office:value="0.000000000099066794" calcext:value-type="float">
            <text:p>9.9066794E-11</text:p>
          </table:table-cell>
          <table:table-cell office:value-type="float" office:value="1949" calcext:value-type="float">
            <text:p>1949</text:p>
          </table:table-cell>
          <table:table-cell table:style-name="ce8" table:formula="of:=([.D71]/[.$C$2])/[.E71]" office:value-type="float" office:value="27.3495028082854" calcext:value-type="float">
            <text:p>27.3495028</text:p>
          </table:table-cell>
          <table:table-cell/>
          <table:table-cell office:value-type="float" office:value="0.7" calcext:value-type="float">
            <text:p>0.70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502119" calcext:value-type="float">
            <text:p>4.9502119E-08</text:p>
          </table:table-cell>
          <table:table-cell office:value-type="float" office:value="0.000000000099499169" calcext:value-type="float">
            <text:p>9.9499169E-11</text:p>
          </table:table-cell>
          <table:table-cell office:value-type="float" office:value="250" calcext:value-type="float">
            <text:p>250</text:p>
          </table:table-cell>
          <table:table-cell table:style-name="ce29" table:formula="of:=([.L71]/[.$K$2])/[.M71]" office:value-type="float" office:value="25.3556044793292" calcext:value-type="float">
            <text:p>2.5355604E+01</text:p>
          </table:table-cell>
          <table:table-cell table:number-columns-repeated="16369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85548" calcext:value-type="float">
            <text:p>5.3385548E-08</text:p>
          </table:table-cell>
          <table:table-cell office:value-type="float" office:value="0.000000000099482003" calcext:value-type="float">
            <text:p>9.9482003E-11</text:p>
          </table:table-cell>
          <table:table-cell office:value-type="float" office:value="1921" calcext:value-type="float">
            <text:p>1921</text:p>
          </table:table-cell>
          <table:table-cell table:style-name="ce8" table:formula="of:=([.D72]/[.$C$2])/[.E72]" office:value-type="float" office:value="27.3494638239029" calcext:value-type="float">
            <text:p>27.3494638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353996" calcext:value-type="float">
            <text:p>4.7353996E-08</text:p>
          </table:table-cell>
          <table:table-cell office:value-type="float" office:value="0.00000000009518146" calcext:value-type="float">
            <text:p>9.5181460E-11</text:p>
          </table:table-cell>
          <table:table-cell office:value-type="float" office:value="247" calcext:value-type="float">
            <text:p>247</text:p>
          </table:table-cell>
          <table:table-cell table:style-name="ce29" table:formula="of:=([.L72]/[.$K$2])/[.M72]" office:value-type="float" office:value="25.3556006655925" calcext:value-type="float">
            <text:p>2.5355601E+01</text:p>
          </table:table-cell>
          <table:table-cell table:number-columns-repeated="16369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8657" calcext:value-type="float">
            <text:p>5.3486570E-08</text:p>
          </table:table-cell>
          <table:table-cell office:value-type="float" office:value="0.000000000099670344" calcext:value-type="float">
            <text:p>9.9670344E-11</text:p>
          </table:table-cell>
          <table:table-cell office:value-type="float" office:value="1894" calcext:value-type="float">
            <text:p>1894</text:p>
          </table:table-cell>
          <table:table-cell table:style-name="ce8" table:formula="of:=([.D73]/[.$C$2])/[.E73]" office:value-type="float" office:value="27.3494390668625" calcext:value-type="float">
            <text:p>27.349439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862771" calcext:value-type="float">
            <text:p>4.8862771E-08</text:p>
          </table:table-cell>
          <table:table-cell office:value-type="float" office:value="0.000000000098214056" calcext:value-type="float">
            <text:p>9.8214056E-11</text:p>
          </table:table-cell>
          <table:table-cell office:value-type="float" office:value="243" calcext:value-type="float">
            <text:p>243</text:p>
          </table:table-cell>
          <table:table-cell table:style-name="ce29" table:formula="of:=([.L73]/[.$K$2])/[.M73]" office:value-type="float" office:value="25.3556108521382" calcext:value-type="float">
            <text:p>2.5355611E+01</text:p>
          </table:table-cell>
          <table:table-cell table:number-columns-repeated="16369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4218" calcext:value-type="float">
            <text:p>5.3442180E-08</text:p>
          </table:table-cell>
          <table:table-cell office:value-type="float" office:value="0.000000000099587497" calcext:value-type="float">
            <text:p>9.9587497E-11</text:p>
          </table:table-cell>
          <table:table-cell office:value-type="float" office:value="1868" calcext:value-type="float">
            <text:p>1868</text:p>
          </table:table-cell>
          <table:table-cell table:style-name="ce8" table:formula="of:=([.D74]/[.$C$2])/[.E74]" office:value-type="float" office:value="27.3494741627393" calcext:value-type="float">
            <text:p>27.3494742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334092" calcext:value-type="float">
            <text:p>4.7334092E-08</text:p>
          </table:table-cell>
          <table:table-cell office:value-type="float" office:value="0.000000000095141476" calcext:value-type="float">
            <text:p>9.5141476E-11</text:p>
          </table:table-cell>
          <table:table-cell office:value-type="float" office:value="240" calcext:value-type="float">
            <text:p>240</text:p>
          </table:table-cell>
          <table:table-cell table:style-name="ce29" table:formula="of:=([.L74]/[.$K$2])/[.M74]" office:value-type="float" office:value="25.3555945333971" calcext:value-type="float">
            <text:p>2.5355595E+01</text:p>
          </table:table-cell>
          <table:table-cell table:number-columns-repeated="16369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229844" calcext:value-type="float">
            <text:p>5.3229844E-08</text:p>
          </table:table-cell>
          <table:table-cell office:value-type="float" office:value="0.000000000099191633" calcext:value-type="float">
            <text:p>9.9191633E-11</text:p>
          </table:table-cell>
          <table:table-cell office:value-type="float" office:value="1843" calcext:value-type="float">
            <text:p>1843</text:p>
          </table:table-cell>
          <table:table-cell table:style-name="ce8" table:formula="of:=([.D75]/[.$C$2])/[.E75]" office:value-type="float" office:value="27.3495248495483" calcext:value-type="float">
            <text:p>27.3495248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56116" calcext:value-type="float">
            <text:p>4.9561160E-08</text:p>
          </table:table-cell>
          <table:table-cell office:value-type="float" office:value="0.000000000099617814" calcext:value-type="float">
            <text:p>9.9617814E-11</text:p>
          </table:table-cell>
          <table:table-cell office:value-type="float" office:value="236" calcext:value-type="float">
            <text:p>236</text:p>
          </table:table-cell>
          <table:table-cell table:style-name="ce29" table:formula="of:=([.L75]/[.$K$2])/[.M75]" office:value-type="float" office:value="25.3556114285846" calcext:value-type="float">
            <text:p>2.5355611E+01</text:p>
          </table:table-cell>
          <table:table-cell table:number-columns-repeated="1636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99352" calcext:value-type="float">
            <text:p>5.3399352E-08</text:p>
          </table:table-cell>
          <table:table-cell office:value-type="float" office:value="0.000000000099507597" calcext:value-type="float">
            <text:p>9.9507597E-11</text:p>
          </table:table-cell>
          <table:table-cell office:value-type="float" office:value="1818" calcext:value-type="float">
            <text:p>1818</text:p>
          </table:table-cell>
          <table:table-cell table:style-name="ce8" table:formula="of:=([.D76]/[.$C$2])/[.E76]" office:value-type="float" office:value="27.3494993468319" calcext:value-type="float">
            <text:p>27.349499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620254" calcext:value-type="float">
            <text:p>4.8620254E-08</text:p>
          </table:table-cell>
          <table:table-cell office:value-type="float" office:value="0.000000000097726701" calcext:value-type="float">
            <text:p>9.7726701E-11</text:p>
          </table:table-cell>
          <table:table-cell office:value-type="float" office:value="233" calcext:value-type="float">
            <text:p>233</text:p>
          </table:table-cell>
          <table:table-cell table:style-name="ce29" table:formula="of:=([.L76]/[.$K$2])/[.M76]" office:value-type="float" office:value="25.3555839712137" calcext:value-type="float">
            <text:p>2.5355584E+01</text:p>
          </table:table-cell>
          <table:table-cell table:number-columns-repeated="16369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70298" calcext:value-type="float">
            <text:p>5.3370298E-08</text:p>
          </table:table-cell>
          <table:table-cell office:value-type="float" office:value="0.000000000099453459" calcext:value-type="float">
            <text:p>9.9453459E-11</text:p>
          </table:table-cell>
          <table:table-cell office:value-type="float" office:value="1794" calcext:value-type="float">
            <text:p>1794</text:p>
          </table:table-cell>
          <table:table-cell table:style-name="ce8" table:formula="of:=([.D77]/[.$C$2])/[.E77]" office:value-type="float" office:value="27.3494985248939" calcext:value-type="float">
            <text:p>27.3494985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975553" calcext:value-type="float">
            <text:p>4.7975553E-08</text:p>
          </table:table-cell>
          <table:table-cell office:value-type="float" office:value="0.000000000096430828" calcext:value-type="float">
            <text:p>9.6430828E-11</text:p>
          </table:table-cell>
          <table:table-cell office:value-type="float" office:value="230" calcext:value-type="float">
            <text:p>230</text:p>
          </table:table-cell>
          <table:table-cell table:style-name="ce29" table:formula="of:=([.L77]/[.$K$2])/[.M77]" office:value-type="float" office:value="25.3555903124216" calcext:value-type="float">
            <text:p>2.5355590E+01</text:p>
          </table:table-cell>
          <table:table-cell table:number-columns-repeated="16369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120119" calcext:value-type="float">
            <text:p>5.3120119E-08</text:p>
          </table:table-cell>
          <table:table-cell office:value-type="float" office:value="0.000000000098987422" calcext:value-type="float">
            <text:p>9.8987422E-11</text:p>
          </table:table-cell>
          <table:table-cell office:value-type="float" office:value="1771" calcext:value-type="float">
            <text:p>1771</text:p>
          </table:table-cell>
          <table:table-cell table:style-name="ce8" table:formula="of:=([.D78]/[.$C$2])/[.E78]" office:value-type="float" office:value="27.3494538309087" calcext:value-type="float">
            <text:p>27.3494538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616063" calcext:value-type="float">
            <text:p>4.7616063E-08</text:p>
          </table:table-cell>
          <table:table-cell office:value-type="float" office:value="0.000000000095708196" calcext:value-type="float">
            <text:p>9.5708196E-11</text:p>
          </table:table-cell>
          <table:table-cell office:value-type="float" office:value="227" calcext:value-type="float">
            <text:p>227</text:p>
          </table:table-cell>
          <table:table-cell table:style-name="ce29" table:formula="of:=([.L78]/[.$K$2])/[.M78]" office:value-type="float" office:value="25.3556055062585" calcext:value-type="float">
            <text:p>2.5355606E+01</text:p>
          </table:table-cell>
          <table:table-cell table:number-columns-repeated="16369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220641" calcext:value-type="float">
            <text:p>5.3220641E-08</text:p>
          </table:table-cell>
          <table:table-cell office:value-type="float" office:value="0.000000000099174563" calcext:value-type="float">
            <text:p>9.9174563E-11</text:p>
          </table:table-cell>
          <table:table-cell office:value-type="float" office:value="1748" calcext:value-type="float">
            <text:p>1748</text:p>
          </table:table-cell>
          <table:table-cell table:style-name="ce8" table:formula="of:=([.D79]/[.$C$2])/[.E79]" office:value-type="float" office:value="27.349502949598" calcext:value-type="float">
            <text:p>27.3495029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535872" calcext:value-type="float">
            <text:p>4.7535872E-08</text:p>
          </table:table-cell>
          <table:table-cell office:value-type="float" office:value="0.000000000095547054" calcext:value-type="float">
            <text:p>9.5547054E-11</text:p>
          </table:table-cell>
          <table:table-cell office:value-type="float" office:value="224" calcext:value-type="float">
            <text:p>224</text:p>
          </table:table-cell>
          <table:table-cell table:style-name="ce29" table:formula="of:=([.L79]/[.$K$2])/[.M79]" office:value-type="float" office:value="25.3555944249816" calcext:value-type="float">
            <text:p>2.5355594E+01</text:p>
          </table:table-cell>
          <table:table-cell table:number-columns-repeated="16369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069866" calcext:value-type="float">
            <text:p>5.3069866E-08</text:p>
          </table:table-cell>
          <table:table-cell office:value-type="float" office:value="0.000000000098893765" calcext:value-type="float">
            <text:p>9.8893765E-11</text:p>
          </table:table-cell>
          <table:table-cell office:value-type="float" office:value="1726" calcext:value-type="float">
            <text:p>1726</text:p>
          </table:table-cell>
          <table:table-cell table:style-name="ce8" table:formula="of:=([.D80]/[.$C$2])/[.E80]" office:value-type="float" office:value="27.3494572465258" calcext:value-type="float">
            <text:p>27.3494572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733994" calcext:value-type="float">
            <text:p>4.7733994E-08</text:p>
          </table:table-cell>
          <table:table-cell office:value-type="float" office:value="0.000000000095945277" calcext:value-type="float">
            <text:p>9.5945277E-11</text:p>
          </table:table-cell>
          <table:table-cell office:value-type="float" office:value="221" calcext:value-type="float">
            <text:p>221</text:p>
          </table:table-cell>
          <table:table-cell table:style-name="ce29" table:formula="of:=([.L80]/[.$K$2])/[.M80]" office:value-type="float" office:value="25.3555949580019" calcext:value-type="float">
            <text:p>2.5355595E+01</text:p>
          </table:table-cell>
          <table:table-cell table:number-columns-repeated="16369"/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254157" calcext:value-type="float">
            <text:p>5.3254157E-08</text:p>
          </table:table-cell>
          <table:table-cell office:value-type="float" office:value="0.000000000099236979" calcext:value-type="float">
            <text:p>9.9236979E-11</text:p>
          </table:table-cell>
          <table:table-cell office:value-type="float" office:value="1704" calcext:value-type="float">
            <text:p>1704</text:p>
          </table:table-cell>
          <table:table-cell table:style-name="ce8" table:formula="of:=([.D81]/[.$C$2])/[.E81]" office:value-type="float" office:value="27.3495139025658" calcext:value-type="float">
            <text:p>27.3495139</text:p>
          </table:table-cell>
          <table:table-cell/>
          <table:table-cell office:value-type="float" office:value="0.8" calcext:value-type="float">
            <text:p>0.80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214341" calcext:value-type="float">
            <text:p>4.8214341E-08</text:p>
          </table:table-cell>
          <table:table-cell office:value-type="float" office:value="0.000000000096910792" calcext:value-type="float">
            <text:p>9.6910792E-11</text:p>
          </table:table-cell>
          <table:table-cell office:value-type="float" office:value="218" calcext:value-type="float">
            <text:p>218</text:p>
          </table:table-cell>
          <table:table-cell table:style-name="ce29" table:formula="of:=([.L81]/[.$K$2])/[.M81]" office:value-type="float" office:value="25.3555902373606" calcext:value-type="float">
            <text:p>2.5355590E+01</text:p>
          </table:table-cell>
          <table:table-cell table:number-columns-repeated="16369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156551" calcext:value-type="float">
            <text:p>5.3156551E-08</text:p>
          </table:table-cell>
          <table:table-cell office:value-type="float" office:value="0.000000000099054942" calcext:value-type="float">
            <text:p>9.9054942E-11</text:p>
          </table:table-cell>
          <table:table-cell office:value-type="float" office:value="1683" calcext:value-type="float">
            <text:p>1683</text:p>
          </table:table-cell>
          <table:table-cell table:style-name="ce8" table:formula="of:=([.D82]/[.$C$2])/[.E82]" office:value-type="float" office:value="27.3495559107516" calcext:value-type="float">
            <text:p>27.3495559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98585" calcext:value-type="float">
            <text:p>4.8985850E-08</text:p>
          </table:table-cell>
          <table:table-cell office:value-type="float" office:value="0.000000000098461494" calcext:value-type="float">
            <text:p>9.8461494E-11</text:p>
          </table:table-cell>
          <table:table-cell office:value-type="float" office:value="215" calcext:value-type="float">
            <text:p>215</text:p>
          </table:table-cell>
          <table:table-cell table:style-name="ce29" table:formula="of:=([.L82]/[.$K$2])/[.M82]" office:value-type="float" office:value="25.355598105917" calcext:value-type="float">
            <text:p>2.5355598E+01</text:p>
          </table:table-cell>
          <table:table-cell table:number-columns-repeated="16369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79404" calcext:value-type="float">
            <text:p>5.3379404E-08</text:p>
          </table:table-cell>
          <table:table-cell office:value-type="float" office:value="0.000000000099470489" calcext:value-type="float">
            <text:p>9.9470489E-11</text:p>
          </table:table-cell>
          <table:table-cell office:value-type="float" office:value="1662" calcext:value-type="float">
            <text:p>1662</text:p>
          </table:table-cell>
          <table:table-cell table:style-name="ce8" table:formula="of:=([.D83]/[.$C$2])/[.E83]" office:value-type="float" office:value="27.3494816633057" calcext:value-type="float">
            <text:p>27.3494817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6210956" calcext:value-type="float">
            <text:p>4.6210956E-08</text:p>
          </table:table-cell>
          <table:table-cell office:value-type="float" office:value="0.000000000092883936" calcext:value-type="float">
            <text:p>9.2883936E-11</text:p>
          </table:table-cell>
          <table:table-cell office:value-type="float" office:value="213" calcext:value-type="float">
            <text:p>213</text:p>
          </table:table-cell>
          <table:table-cell table:style-name="ce29" table:formula="of:=([.L83]/[.$K$2])/[.M83]" office:value-type="float" office:value="25.3556048523063" calcext:value-type="float">
            <text:p>2.5355605E+01</text:p>
          </table:table-cell>
          <table:table-cell table:number-columns-repeated="16369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289186" calcext:value-type="float">
            <text:p>5.3289186E-08</text:p>
          </table:table-cell>
          <table:table-cell office:value-type="float" office:value="0.000000000099302382" calcext:value-type="float">
            <text:p>9.9302382E-11</text:p>
          </table:table-cell>
          <table:table-cell office:value-type="float" office:value="1642" calcext:value-type="float">
            <text:p>1642</text:p>
          </table:table-cell>
          <table:table-cell table:style-name="ce8" table:formula="of:=([.D84]/[.$C$2])/[.E84]" office:value-type="float" office:value="27.3494786856595" calcext:value-type="float">
            <text:p>27.3494787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457087" calcext:value-type="float">
            <text:p>4.7457087E-08</text:p>
          </table:table-cell>
          <table:table-cell office:value-type="float" office:value="0.000000000095388663" calcext:value-type="float">
            <text:p>9.5388663E-11</text:p>
          </table:table-cell>
          <table:table-cell office:value-type="float" office:value="210" calcext:value-type="float">
            <text:p>210</text:p>
          </table:table-cell>
          <table:table-cell table:style-name="ce29" table:formula="of:=([.L84]/[.$K$2])/[.M84]" office:value-type="float" office:value="25.3556032581629" calcext:value-type="float">
            <text:p>2.5355603E+01</text:p>
          </table:table-cell>
          <table:table-cell table:number-columns-repeated="16369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04966" calcext:value-type="float">
            <text:p>5.3504966E-08</text:p>
          </table:table-cell>
          <table:table-cell office:value-type="float" office:value="0.000000000099704506" calcext:value-type="float">
            <text:p>9.9704506E-11</text:p>
          </table:table-cell>
          <table:table-cell office:value-type="float" office:value="1622" calcext:value-type="float">
            <text:p>1622</text:p>
          </table:table-cell>
          <table:table-cell table:style-name="ce8" table:formula="of:=([.D85]/[.$C$2])/[.E85]" office:value-type="float" office:value="27.3494715170486" calcext:value-type="float">
            <text:p>27.3494715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024618" calcext:value-type="float">
            <text:p>4.9024618E-08</text:p>
          </table:table-cell>
          <table:table-cell office:value-type="float" office:value="0.000000000098539459" calcext:value-type="float">
            <text:p>9.8539459E-11</text:p>
          </table:table-cell>
          <table:table-cell office:value-type="float" office:value="207" calcext:value-type="float">
            <text:p>207</text:p>
          </table:table-cell>
          <table:table-cell table:style-name="ce29" table:formula="of:=([.L85]/[.$K$2])/[.M85]" office:value-type="float" office:value="25.355587460561" calcext:value-type="float">
            <text:p>2.5355587E+01</text:p>
          </table:table-cell>
          <table:table-cell table:number-columns-repeated="1636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76259" calcext:value-type="float">
            <text:p>5.3376259E-08</text:p>
          </table:table-cell>
          <table:table-cell office:value-type="float" office:value="0.000000000099464556" calcext:value-type="float">
            <text:p>9.9464556E-11</text:p>
          </table:table-cell>
          <table:table-cell office:value-type="float" office:value="1603" calcext:value-type="float">
            <text:p>1603</text:p>
          </table:table-cell>
          <table:table-cell table:style-name="ce8" table:formula="of:=([.D86]/[.$C$2])/[.E86]" office:value-type="float" office:value="27.3495015742583" calcext:value-type="float">
            <text:p>27.349501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688047" calcext:value-type="float">
            <text:p>4.6880470E-08</text:p>
          </table:table-cell>
          <table:table-cell office:value-type="float" office:value="0.000000000094229757" calcext:value-type="float">
            <text:p>9.4229757E-11</text:p>
          </table:table-cell>
          <table:table-cell office:value-type="float" office:value="205" calcext:value-type="float">
            <text:p>205</text:p>
          </table:table-cell>
          <table:table-cell table:style-name="ce29" table:formula="of:=([.L86]/[.$K$2])/[.M86]" office:value-type="float" office:value="25.3555781863076" calcext:value-type="float">
            <text:p>2.5355578E+01</text:p>
          </table:table-cell>
          <table:table-cell table:number-columns-repeated="16369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38667" calcext:value-type="float">
            <text:p>5.3538667E-08</text:p>
          </table:table-cell>
          <table:table-cell office:value-type="float" office:value="0.000000000099767183" calcext:value-type="float">
            <text:p>9.9767183E-11</text:p>
          </table:table-cell>
          <table:table-cell office:value-type="float" office:value="1584" calcext:value-type="float">
            <text:p>1584</text:p>
          </table:table-cell>
          <table:table-cell table:style-name="ce8" table:formula="of:=([.D87]/[.$C$2])/[.E87]" office:value-type="float" office:value="27.3495053875272" calcext:value-type="float">
            <text:p>27.3495054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953947" calcext:value-type="float">
            <text:p>4.8953947E-08</text:p>
          </table:table-cell>
          <table:table-cell office:value-type="float" office:value="0.000000000098397374" calcext:value-type="float">
            <text:p>9.8397374E-11</text:p>
          </table:table-cell>
          <table:table-cell office:value-type="float" office:value="202" calcext:value-type="float">
            <text:p>202</text:p>
          </table:table-cell>
          <table:table-cell table:style-name="ce29" table:formula="of:=([.L87]/[.$K$2])/[.M87]" office:value-type="float" office:value="25.3555968205824" calcext:value-type="float">
            <text:p>2.5355597E+01</text:p>
          </table:table-cell>
          <table:table-cell table:number-columns-repeated="16369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25704" calcext:value-type="float">
            <text:p>5.3325704E-08</text:p>
          </table:table-cell>
          <table:table-cell office:value-type="float" office:value="0.000000000099370346" calcext:value-type="float">
            <text:p>9.9370346E-11</text:p>
          </table:table-cell>
          <table:table-cell office:value-type="float" office:value="1566" calcext:value-type="float">
            <text:p>1566</text:p>
          </table:table-cell>
          <table:table-cell table:style-name="ce8" table:formula="of:=([.D88]/[.$C$2])/[.E88]" office:value-type="float" office:value="27.3495023308625" calcext:value-type="float">
            <text:p>27.3495023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224657" calcext:value-type="float">
            <text:p>4.7224657E-08</text:p>
          </table:table-cell>
          <table:table-cell office:value-type="float" office:value="0.000000000094921469" calcext:value-type="float">
            <text:p>9.4921469E-11</text:p>
          </table:table-cell>
          <table:table-cell office:value-type="float" office:value="200" calcext:value-type="float">
            <text:p>200</text:p>
          </table:table-cell>
          <table:table-cell table:style-name="ce29" table:formula="of:=([.L88]/[.$K$2])/[.M88]" office:value-type="float" office:value="25.3556059563542" calcext:value-type="float">
            <text:p>2.5355606E+01</text:p>
          </table:table-cell>
          <table:table-cell table:number-columns-repeated="16369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88384" calcext:value-type="float">
            <text:p>5.3388384E-08</text:p>
          </table:table-cell>
          <table:table-cell office:value-type="float" office:value="0.000000000099487348" calcext:value-type="float">
            <text:p>9.9487348E-11</text:p>
          </table:table-cell>
          <table:table-cell office:value-type="float" office:value="1548" calcext:value-type="float">
            <text:p>1548</text:p>
          </table:table-cell>
          <table:table-cell table:style-name="ce8" table:formula="of:=([.D89]/[.$C$2])/[.E89]" office:value-type="float" office:value="27.349447269621" calcext:value-type="float">
            <text:p>27.3494473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5733468" calcext:value-type="float">
            <text:p>4.5733468E-08</text:p>
          </table:table-cell>
          <table:table-cell office:value-type="float" office:value="0.000000000091924303" calcext:value-type="float">
            <text:p>9.1924303E-11</text:p>
          </table:table-cell>
          <table:table-cell office:value-type="float" office:value="198" calcext:value-type="float">
            <text:p>198</text:p>
          </table:table-cell>
          <table:table-cell table:style-name="ce29" table:formula="of:=([.L89]/[.$K$2])/[.M89]" office:value-type="float" office:value="25.3555725811616" calcext:value-type="float">
            <text:p>2.5355573E+01</text:p>
          </table:table-cell>
          <table:table-cell table:number-columns-repeated="16369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046526" calcext:value-type="float">
            <text:p>5.3046526E-08</text:p>
          </table:table-cell>
          <table:table-cell office:value-type="float" office:value="0.000000000098850218" calcext:value-type="float">
            <text:p>9.8850218E-11</text:p>
          </table:table-cell>
          <table:table-cell office:value-type="float" office:value="1531" calcext:value-type="float">
            <text:p>1531</text:p>
          </table:table-cell>
          <table:table-cell table:style-name="ce8" table:formula="of:=([.D90]/[.$C$2])/[.E90]" office:value-type="float" office:value="27.3494721203196" calcext:value-type="float">
            <text:p>27.3494721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8512911" calcext:value-type="float">
            <text:p>4.8512911E-08</text:p>
          </table:table-cell>
          <table:table-cell office:value-type="float" office:value="0.000000000097510874" calcext:value-type="float">
            <text:p>9.7510874E-11</text:p>
          </table:table-cell>
          <table:table-cell office:value-type="float" office:value="195" calcext:value-type="float">
            <text:p>195</text:p>
          </table:table-cell>
          <table:table-cell table:style-name="ce29" table:formula="of:=([.L90]/[.$K$2])/[.M90]" office:value-type="float" office:value="25.3556015468007" calcext:value-type="float">
            <text:p>2.5355602E+01</text:p>
          </table:table-cell>
          <table:table-cell table:number-columns-repeated="16369"/>
        </table:table-row>
        <table:table-row table:style-name="ro1">
          <table:table-cell office:value-type="float" office:value="0.9" calcext:value-type="float">
            <text:p>0.90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65226" calcext:value-type="float">
            <text:p>5.3652260E-08</text:p>
          </table:table-cell>
          <table:table-cell office:value-type="float" office:value="0.00000000009997907" calcext:value-type="float">
            <text:p>9.9979070E-11</text:p>
          </table:table-cell>
          <table:table-cell office:value-type="float" office:value="1513" calcext:value-type="float">
            <text:p>1513</text:p>
          </table:table-cell>
          <table:table-cell table:style-name="ce8" table:formula="of:=([.D91]/[.$C$2])/[.E91]" office:value-type="float" office:value="27.3494476820034" calcext:value-type="float">
            <text:p>27.3494477</text:p>
          </table:table-cell>
          <table:table-cell/>
          <table:table-cell office:value-type="float" office:value="0.9" calcext:value-type="float">
            <text:p>0.90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7396196" calcext:value-type="float">
            <text:p>4.7396196E-08</text:p>
          </table:table-cell>
          <table:table-cell office:value-type="float" office:value="0.000000000095266293" calcext:value-type="float">
            <text:p>9.5266293E-11</text:p>
          </table:table-cell>
          <table:table-cell office:value-type="float" office:value="193" calcext:value-type="float">
            <text:p>193</text:p>
          </table:table-cell>
          <table:table-cell table:style-name="ce29" table:formula="of:=([.L91]/[.$K$2])/[.M91]" office:value-type="float" office:value="25.3555977208195" calcext:value-type="float">
            <text:p>2.5355598E+01</text:p>
          </table:table-cell>
          <table:table-cell table:number-columns-repeated="16369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140778" calcext:value-type="float">
            <text:p>5.3140778E-08</text:p>
          </table:table-cell>
          <table:table-cell office:value-type="float" office:value="0.000000000099025767" calcext:value-type="float">
            <text:p>9.9025767E-11</text:p>
          </table:table-cell>
          <table:table-cell office:value-type="float" office:value="1497" calcext:value-type="float">
            <text:p>1497</text:p>
          </table:table-cell>
          <table:table-cell table:style-name="ce8" table:formula="of:=([.D92]/[.$C$2])/[.E92]" office:value-type="float" office:value="27.349495893887" calcext:value-type="float">
            <text:p>27.3494959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6485972" calcext:value-type="float">
            <text:p>4.6485972E-08</text:p>
          </table:table-cell>
          <table:table-cell office:value-type="float" office:value="0.000000000093436728" calcext:value-type="float">
            <text:p>9.3436728E-11</text:p>
          </table:table-cell>
          <table:table-cell office:value-type="float" office:value="191" calcext:value-type="float">
            <text:p>191</text:p>
          </table:table-cell>
          <table:table-cell table:style-name="ce29" table:formula="of:=([.L92]/[.$K$2])/[.M92]" office:value-type="float" office:value="25.3556020438808" calcext:value-type="float">
            <text:p>2.5355602E+01</text:p>
          </table:table-cell>
          <table:table-cell table:number-columns-repeated="16369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7838" calcext:value-type="float">
            <text:p>5.3578380E-08</text:p>
          </table:table-cell>
          <table:table-cell office:value-type="float" office:value="0.000000000099841303" calcext:value-type="float">
            <text:p>9.9841303E-11</text:p>
          </table:table-cell>
          <table:table-cell office:value-type="float" office:value="1480" calcext:value-type="float">
            <text:p>1480</text:p>
          </table:table-cell>
          <table:table-cell table:style-name="ce8" table:formula="of:=([.D93]/[.$C$2])/[.E93]" office:value-type="float" office:value="27.3494735023129" calcext:value-type="float">
            <text:p>27.3494735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5771505" calcext:value-type="float">
            <text:p>4.5771505E-08</text:p>
          </table:table-cell>
          <table:table-cell office:value-type="float" office:value="0.000000000092000708" calcext:value-type="float">
            <text:p>9.2000708E-11</text:p>
          </table:table-cell>
          <table:table-cell office:value-type="float" office:value="189" calcext:value-type="float">
            <text:p>189</text:p>
          </table:table-cell>
          <table:table-cell table:style-name="ce29" table:formula="of:=([.L93]/[.$K$2])/[.M93]" office:value-type="float" office:value="25.3555861950372" calcext:value-type="float">
            <text:p>2.5355586E+01</text:p>
          </table:table-cell>
          <table:table-cell table:number-columns-repeated="1636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64506" calcext:value-type="float">
            <text:p>5.3564506E-08</text:p>
          </table:table-cell>
          <table:table-cell office:value-type="float" office:value="0.000000000099815442" calcext:value-type="float">
            <text:p>9.9815442E-11</text:p>
          </table:table-cell>
          <table:table-cell office:value-type="float" office:value="1464" calcext:value-type="float">
            <text:p>1464</text:p>
          </table:table-cell>
          <table:table-cell table:style-name="ce8" table:formula="of:=([.D94]/[.$C$2])/[.E94]" office:value-type="float" office:value="27.3494755082702" calcext:value-type="float">
            <text:p>27.3494755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49570078" calcext:value-type="float">
            <text:p>4.9570078E-08</text:p>
          </table:table-cell>
          <table:table-cell office:value-type="float" office:value="0.000000000099628666" calcext:value-type="float">
            <text:p>9.9628666E-11</text:p>
          </table:table-cell>
          <table:table-cell office:value-type="float" office:value="186" calcext:value-type="float">
            <text:p>186</text:p>
          </table:table-cell>
          <table:table-cell table:style-name="ce29" table:formula="of:=([.L94]/[.$K$2])/[.M94]" office:value-type="float" office:value="25.3574115557398" calcext:value-type="float">
            <text:p>2.5357412E+01</text:p>
          </table:table-cell>
          <table:table-cell table:number-columns-repeated="16369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07656" calcext:value-type="float">
            <text:p>5.3076560E-08</text:p>
          </table:table-cell>
          <table:table-cell office:value-type="float" office:value="0.000000000098906201" calcext:value-type="float">
            <text:p>9.8906201E-11</text:p>
          </table:table-cell>
          <table:table-cell office:value-type="float" office:value="1449" calcext:value-type="float">
            <text:p>1449</text:p>
          </table:table-cell>
          <table:table-cell table:style-name="ce8" table:formula="of:=([.D95]/[.$C$2])/[.E95]" office:value-type="float" office:value="27.3494677613102" calcext:value-type="float">
            <text:p>27.3494678</text:p>
          </table:table-cell>
          <table:table-cell/>
          <table:table-cell table:style-name="ce3" office:value-type="float" office:value="0.94" calcext:value-type="float">
            <text:p>0.94</text:p>
          </table:table-cell>
          <table:table-cell table:style-name="ce6" office:value-type="float" office:value="19.621417" calcext:value-type="float">
            <text:p>1.9621417E+01</text:p>
          </table:table-cell>
          <table:covered-table-cell table:style-name="ce27"/>
          <table:table-cell table:style-name="ce6" office:value-type="float" office:value="0.000000049247073" calcext:value-type="float">
            <text:p>4.9247073E-08</text:p>
          </table:table-cell>
          <table:table-cell table:style-name="ce6" office:value-type="float" office:value="0.000000000098323139" calcext:value-type="float">
            <text:p>9.8323139E-11</text:p>
          </table:table-cell>
          <table:table-cell table:style-name="ce7" office:value-type="float" office:value="184" calcext:value-type="float">
            <text:p>184</text:p>
          </table:table-cell>
          <table:table-cell table:style-name="ce30" table:formula="of:=([.L95]/[.$K$2])/[.M95]" office:value-type="float" office:value="25.5266792032858" calcext:value-type="float">
            <text:p>2.5526679E+01</text:p>
          </table:table-cell>
          <table:table-cell table:number-columns-repeated="1636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44428" calcext:value-type="float">
            <text:p>5.3544428E-08</text:p>
          </table:table-cell>
          <table:table-cell office:value-type="float" office:value="0.000000000099778072" calcext:value-type="float">
            <text:p>9.9778072E-11</text:p>
          </table:table-cell>
          <table:table-cell office:value-type="float" office:value="1433" calcext:value-type="float">
            <text:p>1433</text:p>
          </table:table-cell>
          <table:table-cell table:style-name="ce8" table:formula="of:=([.D96]/[.$C$2])/[.E96]" office:value-type="float" office:value="27.3494632838963" calcext:value-type="float">
            <text:p>27.3494633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23495709" calcext:value-type="float">
            <text:p>2.3495709E-08</text:p>
          </table:table-cell>
          <table:table-cell office:value-type="float" office:value="0.00000000009761717" calcext:value-type="float">
            <text:p>9.7617170E-11</text:p>
          </table:table-cell>
          <table:table-cell office:value-type="float" office:value="190" calcext:value-type="float">
            <text:p>190</text:p>
          </table:table-cell>
          <table:table-cell table:style-name="ce29" table:formula="of:=([.L96]/[.$K$2])/[.M96]" office:value-type="float" office:value="12.2668194781331" calcext:value-type="float">
            <text:p>1.2266819E+01</text:p>
          </table:table-cell>
          <table:table-cell table:number-columns-repeated="1636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22866" calcext:value-type="float">
            <text:p>5.3522866E-08</text:p>
          </table:table-cell>
          <table:table-cell office:value-type="float" office:value="0.000000000099737973" calcext:value-type="float">
            <text:p>9.9737973E-11</text:p>
          </table:table-cell>
          <table:table-cell office:value-type="float" office:value="1418" calcext:value-type="float">
            <text:p>1418</text:p>
          </table:table-cell>
          <table:table-cell table:style-name="ce8" table:formula="of:=([.D97]/[.$C$2])/[.E97]" office:value-type="float" office:value="27.3494410743142" calcext:value-type="float">
            <text:p>27.349441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018048841" calcext:value-type="float">
            <text:p>1.8048841E-09</text:p>
          </table:table-cell>
          <table:table-cell office:value-type="float" office:value="0.000000000095131415" calcext:value-type="float">
            <text:p>9.5131415E-11</text:p>
          </table:table-cell>
          <table:table-cell office:value-type="float" office:value="233" calcext:value-type="float">
            <text:p>233</text:p>
          </table:table-cell>
          <table:table-cell table:style-name="ce29" table:formula="of:=([.L97]/[.$K$2])/[.M97]" office:value-type="float" office:value="0.966929910963013" calcext:value-type="float">
            <text:p>9.6692991E-01</text:p>
          </table:table-cell>
          <table:table-cell table:number-columns-repeated="16369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2989548" calcext:value-type="float">
            <text:p>5.2989548E-08</text:p>
          </table:table-cell>
          <table:table-cell office:value-type="float" office:value="0.000000000098743916" calcext:value-type="float">
            <text:p>9.8743916E-11</text:p>
          </table:table-cell>
          <table:table-cell office:value-type="float" office:value="1404" calcext:value-type="float">
            <text:p>1404</text:p>
          </table:table-cell>
          <table:table-cell table:style-name="ce8" table:formula="of:=([.D98]/[.$C$2])/[.E98]" office:value-type="float" office:value="27.3495069157509" calcext:value-type="float">
            <text:p>27.3495069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017821298" calcext:value-type="float">
            <text:p>1.7821298E-09</text:p>
          </table:table-cell>
          <table:table-cell office:value-type="float" office:value="0.000000000093910354" calcext:value-type="float">
            <text:p>9.3910354E-11</text:p>
          </table:table-cell>
          <table:table-cell office:value-type="float" office:value="299" calcext:value-type="float">
            <text:p>299</text:p>
          </table:table-cell>
          <table:table-cell table:style-name="ce29" table:formula="of:=([.L98]/[.$K$2])/[.M98]" office:value-type="float" office:value="0.967153676522028" calcext:value-type="float">
            <text:p>9.6715368E-01</text:p>
          </table:table-cell>
          <table:table-cell table:number-columns-repeated="16369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1841" calcext:value-type="float">
            <text:p>5.3418410E-08</text:p>
          </table:table-cell>
          <table:table-cell office:value-type="float" office:value="0.000000000099543037" calcext:value-type="float">
            <text:p>9.9543037E-11</text:p>
          </table:table-cell>
          <table:table-cell office:value-type="float" office:value="1389" calcext:value-type="float">
            <text:p>1389</text:p>
          </table:table-cell>
          <table:table-cell table:style-name="ce8" table:formula="of:=([.D99]/[.$C$2])/[.E99]" office:value-type="float" office:value="27.3495196330743" calcext:value-type="float">
            <text:p>27.3495196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018165678" calcext:value-type="float">
            <text:p>1.8165678E-09</text:p>
          </table:table-cell>
          <table:table-cell office:value-type="float" office:value="0.000000000095722735" calcext:value-type="float">
            <text:p>9.5722735E-11</text:p>
          </table:table-cell>
          <table:table-cell office:value-type="float" office:value="413" calcext:value-type="float">
            <text:p>413</text:p>
          </table:table-cell>
          <table:table-cell table:style-name="ce29" table:formula="of:=([.L99]/[.$K$2])/[.M99]" office:value-type="float" office:value="0.967177412146246" calcext:value-type="float">
            <text:p>9.6717741E-01</text:p>
          </table:table-cell>
          <table:table-cell table:number-columns-repeated="16369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320317" calcext:value-type="float">
            <text:p>5.3320317E-08</text:p>
          </table:table-cell>
          <table:table-cell office:value-type="float" office:value="0.0000000000993602" calcext:value-type="float">
            <text:p>9.9360200E-11</text:p>
          </table:table-cell>
          <table:table-cell office:value-type="float" office:value="1375" calcext:value-type="float">
            <text:p>1375</text:p>
          </table:table-cell>
          <table:table-cell table:style-name="ce8" table:formula="of:=([.D100]/[.$C$2])/[.E100]" office:value-type="float" office:value="27.3495319313508" calcext:value-type="float">
            <text:p>27.3495319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018970786" calcext:value-type="float">
            <text:p>1.8970786E-09</text:p>
          </table:table-cell>
          <table:table-cell office:value-type="float" office:value="0.000000000099965243" calcext:value-type="float">
            <text:p>9.9965243E-11</text:p>
          </table:table-cell>
          <table:table-cell office:value-type="float" office:value="659" calcext:value-type="float">
            <text:p>659</text:p>
          </table:table-cell>
          <table:table-cell table:style-name="ce29" table:formula="of:=([.L100]/[.$K$2])/[.M100]" office:value-type="float" office:value="0.967176935725429" calcext:value-type="float">
            <text:p>9.6717694E-01</text:p>
          </table:table-cell>
          <table:table-cell table:number-columns-repeated="16369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36642" calcext:value-type="float">
            <text:p>5.3436642E-08</text:p>
          </table:table-cell>
          <table:table-cell office:value-type="float" office:value="0.00000000009957691" calcext:value-type="float">
            <text:p>9.9576910E-11</text:p>
          </table:table-cell>
          <table:table-cell office:value-type="float" office:value="1361" calcext:value-type="float">
            <text:p>1361</text:p>
          </table:table-cell>
          <table:table-cell table:style-name="ce8" table:formula="of:=([.D101]/[.$C$2])/[.E101]" office:value-type="float" office:value="27.3495475358758" calcext:value-type="float">
            <text:p>27.3495475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19.621417" calcext:value-type="float">
            <text:p>1.9621417E+01</text:p>
          </table:table-cell>
          <table:covered-table-cell table:style-name="ce27"/>
          <table:table-cell office:value-type="float" office:value="0.000000001887627" calcext:value-type="float">
            <text:p>1.8876270E-09</text:p>
          </table:table-cell>
          <table:table-cell office:value-type="float" office:value="0.000000000099467095" calcext:value-type="float">
            <text:p>9.9467095E-11</text:p>
          </table:table-cell>
          <table:table-cell office:value-type="float" office:value="1594" calcext:value-type="float">
            <text:p>1594</text:p>
          </table:table-cell>
          <table:table-cell table:style-name="ce29" table:formula="of:=([.L101]/[.$K$2])/[.M101]" office:value-type="float" office:value="0.967177932234892" calcext:value-type="float">
            <text:p>9.6717793E-01</text:p>
          </table:table-cell>
          <table:table-cell table:number-columns-repeated="16369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2995187" calcext:value-type="float">
            <text:p>5.2995187E-08</text:p>
          </table:table-cell>
          <table:table-cell office:value-type="float" office:value="0.000000000098754536" calcext:value-type="float">
            <text:p>9.8754536E-11</text:p>
          </table:table-cell>
          <table:table-cell office:value-type="float" office:value="1348" calcext:value-type="float">
            <text:p>1348</text:p>
          </table:table-cell>
          <table:table-cell table:style-name="ce8" table:formula="of:=([.D102]/[.$C$2])/[.E102]" office:value-type="float" office:value="27.3494759124754" calcext:value-type="float">
            <text:p>27.3494759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string" calcext:value-type="string">
            <text:p>inf</text:p>
          </table:table-cell>
          <table:covered-table-cell table:style-name="ce27"/>
          <table:table-cell office:value-type="string" calcext:value-type="string">
            <text:p>inf</text:p>
          </table:table-cell>
          <table:table-cell office:value-type="string" calcext:value-type="string">
            <text:p>-nan</text:p>
          </table:table-cell>
          <table:table-cell office:value-type="float" office:value="125970" calcext:value-type="float">
            <text:p>125970</text:p>
          </table:table-cell>
          <table:table-cell table:number-columns-repeated="16370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531639" calcext:value-type="float">
            <text:p>5.3531639E-08</text:p>
          </table:table-cell>
          <table:table-cell office:value-type="float" office:value="0.000000000099754293" calcext:value-type="float">
            <text:p>9.9754293E-11</text:p>
          </table:table-cell>
          <table:table-cell office:value-type="float" office:value="1334" calcext:value-type="float">
            <text:p>1334</text:p>
          </table:table-cell>
          <table:table-cell table:style-name="ce8" table:formula="of:=([.D103]/[.$C$2])/[.E103]" office:value-type="float" office:value="27.3494487992926" calcext:value-type="float">
            <text:p>27.3494488</text:p>
          </table:table-cell>
          <table:table-cell table:number-columns-repeated="16377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9.621417" calcext:value-type="float">
            <text:p>1.9621417E+01</text:p>
          </table:table-cell>
          <table:covered-table-cell table:style-name="ce18"/>
          <table:table-cell office:value-type="float" office:value="0.00000005349469" calcext:value-type="float">
            <text:p>5.3494690E-08</text:p>
          </table:table-cell>
          <table:table-cell office:value-type="float" office:value="0.000000000099685691" calcext:value-type="float">
            <text:p>9.9685691E-11</text:p>
          </table:table-cell>
          <table:table-cell office:value-type="float" office:value="1321" calcext:value-type="float">
            <text:p>1321</text:p>
          </table:table-cell>
          <table:table-cell table:style-name="ce8" table:formula="of:=([.D104]/[.$C$2])/[.E104]" office:value-type="float" office:value="27.3493798976418" calcext:value-type="float">
            <text:p>27.3493799</text:p>
          </table:table-cell>
          <table:table-cell table:number-columns-repeated="16377"/>
        </table:table-row>
        <table:table-row table:style-name="ro1">
          <table:table-cell table:style-name="ce3" office:value-type="float" office:value="1.04" calcext:value-type="float">
            <text:p>1.04</text:p>
          </table:table-cell>
          <table:table-cell table:style-name="ce6" office:value-type="float" office:value="19.621417" calcext:value-type="float">
            <text:p>1.9621417E+01</text:p>
          </table:table-cell>
          <table:covered-table-cell table:style-name="ce18"/>
          <table:table-cell table:style-name="ce6" office:value-type="float" office:value="0.000000053666018" calcext:value-type="float">
            <text:p>5.3666018E-08</text:p>
          </table:table-cell>
          <table:table-cell table:style-name="ce6" office:value-type="float" office:value="0.000000000097433114" calcext:value-type="float">
            <text:p>9.7433114E-11</text:p>
          </table:table-cell>
          <table:table-cell table:style-name="ce7" office:value-type="float" office:value="1308" calcext:value-type="float">
            <text:p>1308</text:p>
          </table:table-cell>
          <table:table-cell table:style-name="ce23" table:formula="of:=([.D105]/[.$C$2])/[.E105]" office:value-type="float" office:value="28.0712932654672" calcext:value-type="float">
            <text:p>28.0712933</text:p>
          </table:table-cell>
          <table:table-cell table:number-columns-repeated="16377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string" calcext:value-type="string">
            <text:p>inf</text:p>
          </table:table-cell>
          <table:covered-table-cell table:style-name="ce18"/>
          <table:table-cell office:value-type="string" calcext:value-type="string">
            <text:p>inf</text:p>
          </table:table-cell>
          <table:table-cell office:value-type="string" calcext:value-type="string">
            <text:p>-nan</text:p>
          </table:table-cell>
          <table:table-cell office:value-type="float" office:value="478650" calcext:value-type="float">
            <text:p>478650</text:p>
          </table:table-cell>
          <table:table-cell table:number-columns-repeated="16378"/>
        </table:table-row>
        <table:table-row table:style-name="ro1" table:number-rows-repeated="12">
          <table:table-cell table:style-name="ce11"/>
          <table:table-cell table:style-name="ce14"/>
          <table:table-cell table:style-name="Default"/>
          <table:table-cell table:style-name="ce14" table:number-columns-repeated="2"/>
          <table:table-cell table:style-name="ce21"/>
          <table:table-cell table:number-columns-repeated="16378"/>
        </table:table-row>
        <table:table-row table:style-name="ro1" table:number-rows-repeated="10484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lx" table:style-name="ta1">
        <table:table-column table:style-name="co1" table:default-cell-style-name="ce2"/>
        <table:table-column table:style-name="co2" table:number-columns-repeated="4" table:default-cell-style-name="ce5"/>
        <table:table-column table:style-name="co3" table:default-cell-style-name="ce1"/>
        <table:table-column table:style-name="co2" table:default-cell-style-name="ce5"/>
        <table:table-column table:style-name="co5" table:default-cell-style-name="ce1"/>
        <table:table-column table:style-name="co1" table:default-cell-style-name="ce2"/>
        <table:table-column table:style-name="co2" table:number-columns-repeated="4" table:default-cell-style-name="ce5"/>
        <table:table-column table:style-name="co6" table:default-cell-style-name="ce1"/>
        <table:table-column table:style-name="co7" table:default-cell-style-name="ce5"/>
        <table:table-column table:style-name="co5" table:number-columns-repeated="16369" table:default-cell-style-name="ce1"/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||x||</text:p>
          </table:table-cell>
          <table:table-cell office:value-type="string" calcext:value-type="string">
            <text:p>||xt||</text:p>
          </table:table-cell>
          <table:table-cell office:value-type="string" calcext:value-type="string">
            <text:p>||xt – x||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</text:p>
          </table:table-cell>
          <table:table-cell/>
          <table:table-cell office:value-type="string" calcext:value-type="string">
            <text:p>Omg</text:p>
          </table:table-cell>
          <table:table-cell office:value-type="string" calcext:value-type="string">
            <text:p>||x||</text:p>
          </table:table-cell>
          <table:table-cell table:style-name="ce16" office:value-type="string" calcext:value-type="string">
            <text:p>||xt||</text:p>
          </table:table-cell>
          <table:table-cell office:value-type="string" calcext:value-type="string">
            <text:p>||xt – x||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d</text:p>
          </table:table-cell>
          <table:table-cell table:number-columns-repeated="16369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9.621417" calcext:value-type="float">
            <text:p>1.9621417E+01</text:p>
          </table:table-cell>
          <table:table-cell table:style-name="ce16" office:value-type="float" office:value="19.621417" calcext:value-type="float" table:number-columns-spanned="1" table:number-rows-spanned="184">
            <text:p>1.9621417E+01</text:p>
          </table:table-cell>
          <table:table-cell office:value-type="float" office:value="0.000000053675223" calcext:value-type="float">
            <text:p>5.3675223E-08</text:p>
          </table:table-cell>
          <table:table-cell office:value-type="float" office:value="0.000000000099992558" calcext:value-type="float">
            <text:p>9.9992558E-11</text:p>
          </table:table-cell>
          <table:table-cell office:value-type="float" office:value="136325" calcext:value-type="float">
            <text:p>136325</text:p>
          </table:table-cell>
          <table:table-cell table:formula="of:=([.D2]/[.$C$2])/[.E2]" office:value-type="float" office:value="27.357462413336" calcext:value-type="float">
            <text:p>2.7357462E+0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9.621417" calcext:value-type="float">
            <text:p>1.9621417E+01</text:p>
          </table:table-cell>
          <table:table-cell table:style-name="ce16" office:value-type="float" office:value="19.621417" calcext:value-type="float" table:number-columns-spanned="1" table:number-rows-spanned="156">
            <text:p>1.9621417E+01</text:p>
          </table:table-cell>
          <table:table-cell office:value-type="float" office:value="0.000000049757152" calcext:value-type="float">
            <text:p>4.9757152E-08</text:p>
          </table:table-cell>
          <table:table-cell office:value-type="float" office:value="0.000000000099980691" calcext:value-type="float">
            <text:p>9.9980691E-11</text:p>
          </table:table-cell>
          <table:table-cell office:value-type="float" office:value="18046" calcext:value-type="float">
            <text:p>18046</text:p>
          </table:table-cell>
          <table:table-cell table:formula="of:=([.L2]/[.$K$2])/[.M2]" office:value-type="float" office:value="25.3634900394661" calcext:value-type="float">
            <text:p>2.5363490E+01</text:p>
          </table:table-cell>
          <table:table-cell table:number-columns-repeated="16369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69438" calcext:value-type="float">
            <text:p>5.3694380E-08</text:p>
          </table:table-cell>
          <table:table-cell office:value-type="float" office:value="0.00000000009999989" calcext:value-type="float">
            <text:p>9.9999890E-11</text:p>
          </table:table-cell>
          <table:table-cell office:value-type="float" office:value="67800" calcext:value-type="float">
            <text:p>67800</text:p>
          </table:table-cell>
          <table:table-cell table:formula="of:=([.D3]/[.$C$2])/[.E3]" office:value-type="float" office:value="27.3652198839069" calcext:value-type="float">
            <text:p>2.7365220E+0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734792" calcext:value-type="float">
            <text:p>4.9734792E-08</text:p>
          </table:table-cell>
          <table:table-cell office:value-type="float" office:value="0.000000000099907041" calcext:value-type="float">
            <text:p>9.9907041E-11</text:p>
          </table:table-cell>
          <table:table-cell office:value-type="float" office:value="8998" calcext:value-type="float">
            <text:p>8998</text:p>
          </table:table-cell>
          <table:table-cell table:formula="of:=([.L3]/[.$K$2])/[.M3]" office:value-type="float" office:value="25.3707813166533" calcext:value-type="float">
            <text:p>2.5370781E+01</text:p>
          </table:table-cell>
          <table:table-cell table:number-columns-repeated="16369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697836" calcext:value-type="float">
            <text:p>5.3697836E-08</text:p>
          </table:table-cell>
          <table:table-cell office:value-type="float" office:value="0.000000000099977948" calcext:value-type="float">
            <text:p>9.9977948E-11</text:p>
          </table:table-cell>
          <table:table-cell office:value-type="float" office:value="44959" calcext:value-type="float">
            <text:p>44959</text:p>
          </table:table-cell>
          <table:table-cell table:formula="of:=([.D4]/[.$C$2])/[.E4]" office:value-type="float" office:value="27.3729874140316" calcext:value-type="float">
            <text:p>2.7372987E+0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676747" calcext:value-type="float">
            <text:p>4.9676747E-08</text:p>
          </table:table-cell>
          <table:table-cell office:value-type="float" office:value="0.000000000099763921" calcext:value-type="float">
            <text:p>9.9763921E-11</text:p>
          </table:table-cell>
          <table:table-cell office:value-type="float" office:value="5982" calcext:value-type="float">
            <text:p>5982</text:p>
          </table:table-cell>
          <table:table-cell table:formula="of:=([.L4]/[.$K$2])/[.M4]" office:value-type="float" office:value="25.3775254292758" calcext:value-type="float">
            <text:p>2.5377525E+01</text:p>
          </table:table-cell>
          <table:table-cell table:number-columns-repeated="16369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16572" calcext:value-type="float">
            <text:p>5.3716572E-08</text:p>
          </table:table-cell>
          <table:table-cell office:value-type="float" office:value="0.0000000000999845" calcext:value-type="float">
            <text:p>9.9984500E-11</text:p>
          </table:table-cell>
          <table:table-cell office:value-type="float" office:value="33538" calcext:value-type="float">
            <text:p>33538</text:p>
          </table:table-cell>
          <table:table-cell table:formula="of:=([.D5]/[.$C$2])/[.E5]" office:value-type="float" office:value="27.3807438878653" calcext:value-type="float">
            <text:p>2.7380744E+0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77351" calcext:value-type="float">
            <text:p>4.9773510E-08</text:p>
          </table:table-cell>
          <table:table-cell office:value-type="float" office:value="0.000000000099934409" calcext:value-type="float">
            <text:p>9.9934409E-11</text:p>
          </table:table-cell>
          <table:table-cell office:value-type="float" office:value="4473" calcext:value-type="float">
            <text:p>4473</text:p>
          </table:table-cell>
          <table:table-cell table:formula="of:=([.L5]/[.$K$2])/[.M5]" office:value-type="float" office:value="25.383578755018" calcext:value-type="float">
            <text:p>2.5383579E+01</text:p>
          </table:table-cell>
          <table:table-cell table:number-columns-repeated="16369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11506" calcext:value-type="float">
            <text:p>5.3711506E-08</text:p>
          </table:table-cell>
          <table:table-cell office:value-type="float" office:value="0.000000000099947562" calcext:value-type="float">
            <text:p>9.9947562E-11</text:p>
          </table:table-cell>
          <table:table-cell office:value-type="float" office:value="26686" calcext:value-type="float">
            <text:p>26686</text:p>
          </table:table-cell>
          <table:table-cell table:formula="of:=([.D6]/[.$C$2])/[.E6]" office:value-type="float" office:value="27.3882798661041" calcext:value-type="float">
            <text:p>2.7388280E+0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742144" calcext:value-type="float">
            <text:p>4.9742144E-08</text:p>
          </table:table-cell>
          <table:table-cell office:value-type="float" office:value="0.000000000099850117" calcext:value-type="float">
            <text:p>9.9850117E-11</text:p>
          </table:table-cell>
          <table:table-cell office:value-type="float" office:value="3568" calcext:value-type="float">
            <text:p>3568</text:p>
          </table:table-cell>
          <table:table-cell table:formula="of:=([.L6]/[.$K$2])/[.M6]" office:value-type="float" office:value="25.3889976094628" calcext:value-type="float">
            <text:p>2.5388998E+01</text:p>
          </table:table-cell>
          <table:table-cell table:number-columns-repeated="16369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53428" calcext:value-type="float">
            <text:p>5.3753428E-08</text:p>
          </table:table-cell>
          <table:table-cell office:value-type="float" office:value="0.000000000099998225" calcext:value-type="float">
            <text:p>9.9998225E-11</text:p>
          </table:table-cell>
          <table:table-cell office:value-type="float" office:value="22117" calcext:value-type="float">
            <text:p>22117</text:p>
          </table:table-cell>
          <table:table-cell table:formula="of:=([.D7]/[.$C$2])/[.E7]" office:value-type="float" office:value="27.3957697042385" calcext:value-type="float">
            <text:p>2.7395770E+0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582195" calcext:value-type="float">
            <text:p>4.9582195E-08</text:p>
          </table:table-cell>
          <table:table-cell office:value-type="float" office:value="0.000000000099510284" calcext:value-type="float">
            <text:p>9.9510284E-11</text:p>
          </table:table-cell>
          <table:table-cell office:value-type="float" office:value="2965" calcext:value-type="float">
            <text:p>2965</text:p>
          </table:table-cell>
          <table:table-cell table:formula="of:=([.L7]/[.$K$2])/[.M7]" office:value-type="float" office:value="25.3937836817863" calcext:value-type="float">
            <text:p>2.5393784E+01</text:p>
          </table:table-cell>
          <table:table-cell table:number-columns-repeated="16369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63614" calcext:value-type="float">
            <text:p>5.3763614E-08</text:p>
          </table:table-cell>
          <table:table-cell office:value-type="float" office:value="0.000000000099990139" calcext:value-type="float">
            <text:p>9.9990139E-11</text:p>
          </table:table-cell>
          <table:table-cell office:value-type="float" office:value="18854" calcext:value-type="float">
            <text:p>18854</text:p>
          </table:table-cell>
          <table:table-cell table:formula="of:=([.D8]/[.$C$2])/[.E8]" office:value-type="float" office:value="27.4031769228603" calcext:value-type="float">
            <text:p>2.7403177E+0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821494" calcext:value-type="float">
            <text:p>4.9821494E-08</text:p>
          </table:table-cell>
          <table:table-cell office:value-type="float" office:value="0.00000000009997436" calcext:value-type="float">
            <text:p>9.9974360E-11</text:p>
          </table:table-cell>
          <table:table-cell office:value-type="float" office:value="2533" calcext:value-type="float">
            <text:p>2533</text:p>
          </table:table-cell>
          <table:table-cell table:formula="of:=([.L8]/[.$K$2])/[.M8]" office:value-type="float" office:value="25.3978963431716" calcext:value-type="float">
            <text:p>2.5397896E+01</text:p>
          </table:table-cell>
          <table:table-cell table:number-columns-repeated="16369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57464" calcext:value-type="float">
            <text:p>5.3757464E-08</text:p>
          </table:table-cell>
          <table:table-cell office:value-type="float" office:value="0.000000000099952054" calcext:value-type="float">
            <text:p>9.9952054E-11</text:p>
          </table:table-cell>
          <table:table-cell office:value-type="float" office:value="16407" calcext:value-type="float">
            <text:p>16407</text:p>
          </table:table-cell>
          <table:table-cell table:formula="of:=([.D9]/[.$C$2])/[.E9]" office:value-type="float" office:value="27.4104825953625" calcext:value-type="float">
            <text:p>2.7410483E+0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645316" calcext:value-type="float">
            <text:p>4.9645316E-08</text:p>
          </table:table-cell>
          <table:table-cell office:value-type="float" office:value="0.000000000099607486" calcext:value-type="float">
            <text:p>9.9607486E-11</text:p>
          </table:table-cell>
          <table:table-cell office:value-type="float" office:value="2210" calcext:value-type="float">
            <text:p>2210</text:p>
          </table:table-cell>
          <table:table-cell table:formula="of:=([.L9]/[.$K$2])/[.M9]" office:value-type="float" office:value="25.4012993564052" calcext:value-type="float">
            <text:p>2.5401299E+01</text:p>
          </table:table-cell>
          <table:table-cell table:number-columns-repeated="16369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34725" calcext:value-type="float">
            <text:p>5.3734725E-08</text:p>
          </table:table-cell>
          <table:table-cell office:value-type="float" office:value="0.000000000099883595" calcext:value-type="float">
            <text:p>9.9883595E-11</text:p>
          </table:table-cell>
          <table:table-cell office:value-type="float" office:value="14504" calcext:value-type="float">
            <text:p>14504</text:p>
          </table:table-cell>
          <table:table-cell table:formula="of:=([.D10]/[.$C$2])/[.E10]" office:value-type="float" office:value="27.4176670332778" calcext:value-type="float">
            <text:p>2.7417667E+0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776832" calcext:value-type="float">
            <text:p>4.9776832E-08</text:p>
          </table:table-cell>
          <table:table-cell office:value-type="float" office:value="0.000000000099860636" calcext:value-type="float">
            <text:p>9.9860636E-11</text:p>
          </table:table-cell>
          <table:table-cell office:value-type="float" office:value="1958" calcext:value-type="float">
            <text:p>1958</text:p>
          </table:table-cell>
          <table:table-cell table:formula="of:=([.L10]/[.$K$2])/[.M10]" office:value-type="float" office:value="25.4040265273652" calcext:value-type="float">
            <text:p>2.5404027E+01</text:p>
          </table:table-cell>
          <table:table-cell table:number-columns-repeated="16369"/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59836" calcext:value-type="float">
            <text:p>5.3759836E-08</text:p>
          </table:table-cell>
          <table:table-cell office:value-type="float" office:value="0.000000000099904497" calcext:value-type="float">
            <text:p>9.9904497E-11</text:p>
          </table:table-cell>
          <table:table-cell office:value-type="float" office:value="12981" calcext:value-type="float">
            <text:p>12981</text:p>
          </table:table-cell>
          <table:table-cell table:formula="of:=([.D11]/[.$C$2])/[.E11]" office:value-type="float" office:value="27.4247406986168" calcext:value-type="float">
            <text:p>2.7424741E+01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587441" calcext:value-type="float">
            <text:p>4.9587441E-08</text:p>
          </table:table-cell>
          <table:table-cell office:value-type="float" office:value="0.000000000099472921" calcext:value-type="float">
            <text:p>9.9472921E-11</text:p>
          </table:table-cell>
          <table:table-cell office:value-type="float" office:value="1757" calcext:value-type="float">
            <text:p>1757</text:p>
          </table:table-cell>
          <table:table-cell table:formula="of:=([.L11]/[.$K$2])/[.M11]" office:value-type="float" office:value="25.4060096106355" calcext:value-type="float">
            <text:p>2.5406010E+01</text:p>
          </table:table-cell>
          <table:table-cell table:number-columns-repeated="16369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7663" calcext:value-type="float">
            <text:p>5.3776630E-08</text:p>
          </table:table-cell>
          <table:table-cell office:value-type="float" office:value="0.000000000099910308" calcext:value-type="float">
            <text:p>9.9910308E-11</text:p>
          </table:table-cell>
          <table:table-cell office:value-type="float" office:value="11735" calcext:value-type="float">
            <text:p>11735</text:p>
          </table:table-cell>
          <table:table-cell table:formula="of:=([.D12]/[.$C$2])/[.E12]" office:value-type="float" office:value="27.4317123147932" calcext:value-type="float">
            <text:p>2.7431712E+01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660712" calcext:value-type="float">
            <text:p>4.9660712E-08</text:p>
          </table:table-cell>
          <table:table-cell office:value-type="float" office:value="0.00000000009961501" calcext:value-type="float">
            <text:p>9.9615010E-11</text:p>
          </table:table-cell>
          <table:table-cell office:value-type="float" office:value="1592" calcext:value-type="float">
            <text:p>1592</text:p>
          </table:table-cell>
          <table:table-cell table:formula="of:=([.L12]/[.$K$2])/[.M12]" office:value-type="float" office:value="25.4072576295047" calcext:value-type="float">
            <text:p>2.5407258E+01</text:p>
          </table:table-cell>
          <table:table-cell table:number-columns-repeated="16369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60428" calcext:value-type="float">
            <text:p>5.3760428E-08</text:p>
          </table:table-cell>
          <table:table-cell office:value-type="float" office:value="0.000000000099855359" calcext:value-type="float">
            <text:p>9.9855359E-11</text:p>
          </table:table-cell>
          <table:table-cell office:value-type="float" office:value="10697" calcext:value-type="float">
            <text:p>10697</text:p>
          </table:table-cell>
          <table:table-cell table:formula="of:=([.D13]/[.$C$2])/[.E13]" office:value-type="float" office:value="27.4385383358771" calcext:value-type="float">
            <text:p>2.7438538E+01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412009" calcext:value-type="float">
            <text:p>4.9412009E-08</text:p>
          </table:table-cell>
          <table:table-cell office:value-type="float" office:value="0.000000000099114352" calcext:value-type="float">
            <text:p>9.9114352E-11</text:p>
          </table:table-cell>
          <table:table-cell office:value-type="float" office:value="1455" calcext:value-type="float">
            <text:p>1455</text:p>
          </table:table-cell>
          <table:table-cell table:formula="of:=([.L13]/[.$K$2])/[.M13]" office:value-type="float" office:value="25.4077143577979" calcext:value-type="float">
            <text:p>2.5407714E+01</text:p>
          </table:table-cell>
          <table:table-cell table:number-columns-repeated="16369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17636" calcext:value-type="float">
            <text:p>5.3817636E-08</text:p>
          </table:table-cell>
          <table:table-cell office:value-type="float" office:value="0.00000000009993727" calcext:value-type="float">
            <text:p>9.9937270E-11</text:p>
          </table:table-cell>
          <table:table-cell office:value-type="float" office:value="9818" calcext:value-type="float">
            <text:p>9818</text:p>
          </table:table-cell>
          <table:table-cell table:formula="of:=([.D14]/[.$C$2])/[.E14]" office:value-type="float" office:value="27.4452232445191" calcext:value-type="float">
            <text:p>2.7445223E+0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823113" calcext:value-type="float">
            <text:p>4.9823113E-08</text:p>
          </table:table-cell>
          <table:table-cell office:value-type="float" office:value="0.000000000099940249" calcext:value-type="float">
            <text:p>9.9940249E-11</text:p>
          </table:table-cell>
          <table:table-cell office:value-type="float" office:value="1338" calcext:value-type="float">
            <text:p>1338</text:p>
          </table:table-cell>
          <table:table-cell table:formula="of:=([.L14]/[.$K$2])/[.M14]" office:value-type="float" office:value="25.4073906113108" calcext:value-type="float">
            <text:p>2.5407391E+01</text:p>
          </table:table-cell>
          <table:table-cell table:number-columns-repeated="16369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2537" calcext:value-type="float">
            <text:p>5.3825370E-08</text:p>
          </table:table-cell>
          <table:table-cell office:value-type="float" office:value="0.000000000099927792" calcext:value-type="float">
            <text:p>9.9927792E-11</text:p>
          </table:table-cell>
          <table:table-cell office:value-type="float" office:value="9065" calcext:value-type="float">
            <text:p>9065</text:p>
          </table:table-cell>
          <table:table-cell table:formula="of:=([.D15]/[.$C$2])/[.E15]" office:value-type="float" office:value="27.45177084202" calcext:value-type="float">
            <text:p>2.7451771E+01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319276" calcext:value-type="float">
            <text:p>4.9319276E-08</text:p>
          </table:table-cell>
          <table:table-cell office:value-type="float" office:value="0.000000000098934006" calcext:value-type="float">
            <text:p>9.8934006E-11</text:p>
          </table:table-cell>
          <table:table-cell office:value-type="float" office:value="1239" calcext:value-type="float">
            <text:p>1239</text:p>
          </table:table-cell>
          <table:table-cell table:formula="of:=([.L15]/[.$K$2])/[.M15]" office:value-type="float" office:value="25.4062595333004" calcext:value-type="float">
            <text:p>2.5406260E+01</text:p>
          </table:table-cell>
          <table:table-cell table:number-columns-repeated="16369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57682" calcext:value-type="float">
            <text:p>5.3757682E-08</text:p>
          </table:table-cell>
          <table:table-cell office:value-type="float" office:value="0.00000000009977896" calcext:value-type="float">
            <text:p>9.9778960E-11</text:p>
          </table:table-cell>
          <table:table-cell office:value-type="float" office:value="8413" calcext:value-type="float">
            <text:p>8413</text:p>
          </table:table-cell>
          <table:table-cell table:formula="of:=([.D16]/[.$C$2])/[.E16]" office:value-type="float" office:value="27.4581449520663" calcext:value-type="float">
            <text:p>2.7458145E+01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67845" calcext:value-type="float">
            <text:p>4.9678450E-08</text:p>
          </table:table-cell>
          <table:table-cell office:value-type="float" office:value="0.000000000099662095" calcext:value-type="float">
            <text:p>9.9662095E-11</text:p>
          </table:table-cell>
          <table:table-cell office:value-type="float" office:value="1152" calcext:value-type="float">
            <text:p>1152</text:p>
          </table:table-cell>
          <table:table-cell table:formula="of:=([.L16]/[.$K$2])/[.M16]" office:value-type="float" office:value="25.4043248340093" calcext:value-type="float">
            <text:p>2.5404325E+01</text:p>
          </table:table-cell>
          <table:table-cell table:number-columns-repeated="16369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55736" calcext:value-type="float">
            <text:p>5.3755736E-08</text:p>
          </table:table-cell>
          <table:table-cell office:value-type="float" office:value="0.000000000099752465" calcext:value-type="float">
            <text:p>9.9752465E-11</text:p>
          </table:table-cell>
          <table:table-cell office:value-type="float" office:value="7842" calcext:value-type="float">
            <text:p>7842</text:p>
          </table:table-cell>
          <table:table-cell table:formula="of:=([.D17]/[.$C$2])/[.E17]" office:value-type="float" office:value="27.4644438060115" calcext:value-type="float">
            <text:p>2.7464444E+01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117759" calcext:value-type="float">
            <text:p>4.9117759E-08</text:p>
          </table:table-cell>
          <table:table-cell office:value-type="float" office:value="0.000000000098548088" calcext:value-type="float">
            <text:p>9.8548088E-11</text:p>
          </table:table-cell>
          <table:table-cell office:value-type="float" office:value="1077" calcext:value-type="float">
            <text:p>1077</text:p>
          </table:table-cell>
          <table:table-cell table:formula="of:=([.L17]/[.$K$2])/[.M17]" office:value-type="float" office:value="25.4015357037193" calcext:value-type="float">
            <text:p>2.5401536E+01</text:p>
          </table:table-cell>
          <table:table-cell table:number-columns-repeated="16369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78528" calcext:value-type="float">
            <text:p>5.3778528E-08</text:p>
          </table:table-cell>
          <table:table-cell office:value-type="float" office:value="0.000000000099772552" calcext:value-type="float">
            <text:p>9.9772552E-11</text:p>
          </table:table-cell>
          <table:table-cell office:value-type="float" office:value="7338" calcext:value-type="float">
            <text:p>7338</text:p>
          </table:table-cell>
          <table:table-cell table:formula="of:=([.D18]/[.$C$2])/[.E18]" office:value-type="float" office:value="27.4705568057904" calcext:value-type="float">
            <text:p>2.7470557E+01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225676" calcext:value-type="float">
            <text:p>4.9225676E-08</text:p>
          </table:table-cell>
          <table:table-cell office:value-type="float" office:value="0.000000000098778844" calcext:value-type="float">
            <text:p>9.8778844E-11</text:p>
          </table:table-cell>
          <table:table-cell office:value-type="float" office:value="1010" calcext:value-type="float">
            <text:p>1010</text:p>
          </table:table-cell>
          <table:table-cell table:formula="of:=([.L18]/[.$K$2])/[.M18]" office:value-type="float" office:value="25.3978750290372" calcext:value-type="float">
            <text:p>2.5397875E+01</text:p>
          </table:table-cell>
          <table:table-cell table:number-columns-repeated="16369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01061" calcext:value-type="float">
            <text:p>5.3801061E-08</text:p>
          </table:table-cell>
          <table:table-cell office:value-type="float" office:value="0.00000000009979276" calcext:value-type="float">
            <text:p>9.9792760E-11</text:p>
          </table:table-cell>
          <table:table-cell office:value-type="float" office:value="6890" calcext:value-type="float">
            <text:p>6890</text:p>
          </table:table-cell>
          <table:table-cell table:formula="of:=([.D19]/[.$C$2])/[.E19]" office:value-type="float" office:value="27.4765017560749" calcext:value-type="float">
            <text:p>2.7476502E+01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712348" calcext:value-type="float">
            <text:p>4.9712348E-08</text:p>
          </table:table-cell>
          <table:table-cell office:value-type="float" office:value="0.000000000099773209" calcext:value-type="float">
            <text:p>9.9773209E-11</text:p>
          </table:table-cell>
          <table:table-cell office:value-type="float" office:value="950" calcext:value-type="float">
            <text:p>950</text:p>
          </table:table-cell>
          <table:table-cell table:formula="of:=([.L19]/[.$K$2])/[.M19]" office:value-type="float" office:value="25.3933481988738" calcext:value-type="float">
            <text:p>2.5393348E+01</text:p>
          </table:table-cell>
          <table:table-cell table:number-columns-repeated="16369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48929" calcext:value-type="float">
            <text:p>5.3848929E-08</text:p>
          </table:table-cell>
          <table:table-cell office:value-type="float" office:value="0.000000000099860737" calcext:value-type="float">
            <text:p>9.9860737E-11</text:p>
          </table:table-cell>
          <table:table-cell office:value-type="float" office:value="6489" calcext:value-type="float">
            <text:p>6489</text:p>
          </table:table-cell>
          <table:table-cell table:formula="of:=([.D20]/[.$C$2])/[.E20]" office:value-type="float" office:value="27.4822278203636" calcext:value-type="float">
            <text:p>2.7482228E+01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520563" calcext:value-type="float">
            <text:p>4.9520563E-08</text:p>
          </table:table-cell>
          <table:table-cell office:value-type="float" office:value="0.000000000099409715" calcext:value-type="float">
            <text:p>9.9409715E-11</text:p>
          </table:table-cell>
          <table:table-cell office:value-type="float" office:value="897" calcext:value-type="float">
            <text:p>897</text:p>
          </table:table-cell>
          <table:table-cell table:formula="of:=([.L20]/[.$K$2])/[.M20]" office:value-type="float" office:value="25.3878765114618" calcext:value-type="float">
            <text:p>2.5387877E+01</text:p>
          </table:table-cell>
          <table:table-cell table:number-columns-repeated="16369"/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914045" calcext:value-type="float">
            <text:p>5.3914045E-08</text:p>
          </table:table-cell>
          <table:table-cell office:value-type="float" office:value="0.000000000099961137" calcext:value-type="float">
            <text:p>9.9961137E-11</text:p>
          </table:table-cell>
          <table:table-cell office:value-type="float" office:value="6128" calcext:value-type="float">
            <text:p>6128</text:p>
          </table:table-cell>
          <table:table-cell table:formula="of:=([.D21]/[.$C$2])/[.E21]" office:value-type="float" office:value="27.4878240247832" calcext:value-type="float">
            <text:p>2.7487824E+01</text:p>
          </table:table-cell>
          <table:table-cell/>
          <table:table-cell office:value-type="float" office:value="0.2" calcext:value-type="float">
            <text:p>0.2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607739" calcext:value-type="float">
            <text:p>4.9607739E-08</text:p>
          </table:table-cell>
          <table:table-cell office:value-type="float" office:value="0.000000000099609555" calcext:value-type="float">
            <text:p>9.9609555E-11</text:p>
          </table:table-cell>
          <table:table-cell office:value-type="float" office:value="849" calcext:value-type="float">
            <text:p>849</text:p>
          </table:table-cell>
          <table:table-cell table:formula="of:=([.L21]/[.$K$2])/[.M21]" office:value-type="float" office:value="25.3815456638304" calcext:value-type="float">
            <text:p>2.5381546E+01</text:p>
          </table:table-cell>
          <table:table-cell table:number-columns-repeated="16369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66977" calcext:value-type="float">
            <text:p>5.3866977E-08</text:p>
          </table:table-cell>
          <table:table-cell office:value-type="float" office:value="0.00000000009985431" calcext:value-type="float">
            <text:p>9.9854310E-11</text:p>
          </table:table-cell>
          <table:table-cell office:value-type="float" office:value="5802" calcext:value-type="float">
            <text:p>5802</text:p>
          </table:table-cell>
          <table:table-cell table:formula="of:=([.D22]/[.$C$2])/[.E22]" office:value-type="float" office:value="27.4932082129298" calcext:value-type="float">
            <text:p>2.7493208E+01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21213" calcext:value-type="float">
            <text:p>4.9212130E-08</text:p>
          </table:table-cell>
          <table:table-cell office:value-type="float" office:value="0.000000000098843886" calcext:value-type="float">
            <text:p>9.8843886E-11</text:p>
          </table:table-cell>
          <table:table-cell office:value-type="float" office:value="806" calcext:value-type="float">
            <text:p>806</text:p>
          </table:table-cell>
          <table:table-cell table:formula="of:=([.L22]/[.$K$2])/[.M22]" office:value-type="float" office:value="25.3741780988235" calcext:value-type="float">
            <text:p>2.5374178E+01</text:p>
          </table:table-cell>
          <table:table-cell table:number-columns-repeated="16369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940572" calcext:value-type="float">
            <text:p>5.3940572E-08</text:p>
          </table:table-cell>
          <table:table-cell office:value-type="float" office:value="0.000000000099971632" calcext:value-type="float">
            <text:p>9.9971632E-11</text:p>
          </table:table-cell>
          <table:table-cell office:value-type="float" office:value="5505" calcext:value-type="float">
            <text:p>5505</text:p>
          </table:table-cell>
          <table:table-cell table:formula="of:=([.D23]/[.$C$2])/[.E23]" office:value-type="float" office:value="27.4984616062789" calcext:value-type="float">
            <text:p>2.7498462E+01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690975" calcext:value-type="float">
            <text:p>4.8690975E-08</text:p>
          </table:table-cell>
          <table:table-cell office:value-type="float" office:value="0.000000000097829033" calcext:value-type="float">
            <text:p>9.7829033E-11</text:p>
          </table:table-cell>
          <table:table-cell office:value-type="float" office:value="767" calcext:value-type="float">
            <text:p>767</text:p>
          </table:table-cell>
          <table:table-cell table:formula="of:=([.L23]/[.$K$2])/[.M23]" office:value-type="float" office:value="25.3659038959727" calcext:value-type="float">
            <text:p>2.5365904E+01</text:p>
          </table:table-cell>
          <table:table-cell table:number-columns-repeated="16369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7821" calcext:value-type="float">
            <text:p>5.3778210E-08</text:p>
          </table:table-cell>
          <table:table-cell office:value-type="float" office:value="0.00000000009965295" calcext:value-type="float">
            <text:p>9.9652950E-11</text:p>
          </table:table-cell>
          <table:table-cell office:value-type="float" office:value="5235" calcext:value-type="float">
            <text:p>5235</text:p>
          </table:table-cell>
          <table:table-cell table:formula="of:=([.D24]/[.$C$2])/[.E24]" office:value-type="float" office:value="27.5033639304617" calcext:value-type="float">
            <text:p>2.7503364E+01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600813" calcext:value-type="float">
            <text:p>4.8600813E-08</text:p>
          </table:table-cell>
          <table:table-cell office:value-type="float" office:value="0.00000000009768368" calcext:value-type="float">
            <text:p>9.7683680E-11</text:p>
          </table:table-cell>
          <table:table-cell office:value-type="float" office:value="731" calcext:value-type="float">
            <text:p>731</text:p>
          </table:table-cell>
          <table:table-cell table:formula="of:=([.L24]/[.$K$2])/[.M24]" office:value-type="float" office:value="25.3566078626119" calcext:value-type="float">
            <text:p>2.5356608E+01</text:p>
          </table:table-cell>
          <table:table-cell table:number-columns-repeated="16369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930064" calcext:value-type="float">
            <text:p>5.3930064E-08</text:p>
          </table:table-cell>
          <table:table-cell office:value-type="float" office:value="0.000000000099917085" calcext:value-type="float">
            <text:p>9.9917085E-11</text:p>
          </table:table-cell>
          <table:table-cell office:value-type="float" office:value="4986" calcext:value-type="float">
            <text:p>4986</text:p>
          </table:table-cell>
          <table:table-cell table:formula="of:=([.D25]/[.$C$2])/[.E25]" office:value-type="float" office:value="27.5081138226142" calcext:value-type="float">
            <text:p>2.7508114E+01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720864" calcext:value-type="float">
            <text:p>4.9720864E-08</text:p>
          </table:table-cell>
          <table:table-cell office:value-type="float" office:value="0.000000000099975604" calcext:value-type="float">
            <text:p>9.9975604E-11</text:p>
          </table:table-cell>
          <table:table-cell office:value-type="float" office:value="697" calcext:value-type="float">
            <text:p>697</text:p>
          </table:table-cell>
          <table:table-cell table:formula="of:=([.L25]/[.$K$2])/[.M25]" office:value-type="float" office:value="25.3462820049716" calcext:value-type="float">
            <text:p>2.5346282E+01</text:p>
          </table:table-cell>
          <table:table-cell table:number-columns-repeated="16369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4404" calcext:value-type="float">
            <text:p>5.3844040E-08</text:p>
          </table:table-cell>
          <table:table-cell office:value-type="float" office:value="0.00000000009974106" calcext:value-type="float">
            <text:p>9.9741060E-11</text:p>
          </table:table-cell>
          <table:table-cell office:value-type="float" office:value="4758" calcext:value-type="float">
            <text:p>4758</text:p>
          </table:table-cell>
          <table:table-cell table:formula="of:=([.D26]/[.$C$2])/[.E26]" office:value-type="float" office:value="27.5127049786032" calcext:value-type="float">
            <text:p>2.7512705E+0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170157" calcext:value-type="float">
            <text:p>4.9170157E-08</text:p>
          </table:table-cell>
          <table:table-cell office:value-type="float" office:value="0.00000000009891255" calcext:value-type="float">
            <text:p>9.8912550E-11</text:p>
          </table:table-cell>
          <table:table-cell office:value-type="float" office:value="667" calcext:value-type="float">
            <text:p>667</text:p>
          </table:table-cell>
          <table:table-cell table:formula="of:=([.L26]/[.$K$2])/[.M26]" office:value-type="float" office:value="25.3349370246882" calcext:value-type="float">
            <text:p>2.5334937E+01</text:p>
          </table:table-cell>
          <table:table-cell table:number-columns-repeated="16369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81102" calcext:value-type="float">
            <text:p>5.3881102E-08</text:p>
          </table:table-cell>
          <table:table-cell office:value-type="float" office:value="0.00000000009979437" calcext:value-type="float">
            <text:p>9.9794370E-11</text:p>
          </table:table-cell>
          <table:table-cell office:value-type="float" office:value="4547" calcext:value-type="float">
            <text:p>4547</text:p>
          </table:table-cell>
          <table:table-cell table:formula="of:=([.D27]/[.$C$2])/[.E27]" office:value-type="float" office:value="27.5169351982641" calcext:value-type="float">
            <text:p>2.7516935E+01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010413" calcext:value-type="float">
            <text:p>4.9010413E-08</text:p>
          </table:table-cell>
          <table:table-cell office:value-type="float" office:value="0.000000000098639465" calcext:value-type="float">
            <text:p>9.8639465E-11</text:p>
          </table:table-cell>
          <table:table-cell office:value-type="float" office:value="639" calcext:value-type="float">
            <text:p>639</text:p>
          </table:table-cell>
          <table:table-cell table:formula="of:=([.L27]/[.$K$2])/[.M27]" office:value-type="float" office:value="25.3225412076212" calcext:value-type="float">
            <text:p>2.5322541E+01</text:p>
          </table:table-cell>
          <table:table-cell table:number-columns-repeated="16369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28311" calcext:value-type="float">
            <text:p>5.3828311E-08</text:p>
          </table:table-cell>
          <table:table-cell office:value-type="float" office:value="0.000000000099681634" calcext:value-type="float">
            <text:p>9.9681634E-11</text:p>
          </table:table-cell>
          <table:table-cell office:value-type="float" office:value="4352" calcext:value-type="float">
            <text:p>4352</text:p>
          </table:table-cell>
          <table:table-cell table:formula="of:=([.D28]/[.$C$2])/[.E28]" office:value-type="float" office:value="27.5210650536793" calcext:value-type="float">
            <text:p>2.7521065E+0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930933" calcext:value-type="float">
            <text:p>4.8930933E-08</text:p>
          </table:table-cell>
          <table:table-cell office:value-type="float" office:value="0.000000000098531962" calcext:value-type="float">
            <text:p>9.8531962E-11</text:p>
          </table:table-cell>
          <table:table-cell office:value-type="float" office:value="613" calcext:value-type="float">
            <text:p>613</text:p>
          </table:table-cell>
          <table:table-cell table:formula="of:=([.L28]/[.$K$2])/[.M28]" office:value-type="float" office:value="25.3090590169049" calcext:value-type="float">
            <text:p>2.5309059E+01</text:p>
          </table:table-cell>
          <table:table-cell table:number-columns-repeated="16369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56208" calcext:value-type="float">
            <text:p>5.3756208E-08</text:p>
          </table:table-cell>
          <table:table-cell office:value-type="float" office:value="0.000000000099534426" calcext:value-type="float">
            <text:p>9.9534426E-11</text:p>
          </table:table-cell>
          <table:table-cell office:value-type="float" office:value="4171" calcext:value-type="float">
            <text:p>4171</text:p>
          </table:table-cell>
          <table:table-cell table:formula="of:=([.D29]/[.$C$2])/[.E29]" office:value-type="float" office:value="27.5248487880053" calcext:value-type="float">
            <text:p>2.7524849E+01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620231" calcext:value-type="float">
            <text:p>4.8620231E-08</text:p>
          </table:table-cell>
          <table:table-cell office:value-type="float" office:value="0.000000000097962976" calcext:value-type="float">
            <text:p>9.7962976E-11</text:p>
          </table:table-cell>
          <table:table-cell office:value-type="float" office:value="589" calcext:value-type="float">
            <text:p>589</text:p>
          </table:table-cell>
          <table:table-cell table:formula="of:=([.L29]/[.$K$2])/[.M29]" office:value-type="float" office:value="25.2944173648487" calcext:value-type="float">
            <text:p>2.5294417E+01</text:p>
          </table:table-cell>
          <table:table-cell table:number-columns-repeated="16369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0946" calcext:value-type="float">
            <text:p>5.3809460E-08</text:p>
          </table:table-cell>
          <table:table-cell office:value-type="float" office:value="0.000000000099620228" calcext:value-type="float">
            <text:p>9.9620228E-11</text:p>
          </table:table-cell>
          <table:table-cell office:value-type="float" office:value="4002" calcext:value-type="float">
            <text:p>4002</text:p>
          </table:table-cell>
          <table:table-cell table:formula="of:=([.D30]/[.$C$2])/[.E30]" office:value-type="float" office:value="27.528385079151" calcext:value-type="float">
            <text:p>2.7528385E+01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28153" calcext:value-type="float">
            <text:p>4.9281530E-08</text:p>
          </table:table-cell>
          <table:table-cell office:value-type="float" office:value="0.000000000099357095" calcext:value-type="float">
            <text:p>9.9357095E-11</text:p>
          </table:table-cell>
          <table:table-cell office:value-type="float" office:value="566" calcext:value-type="float">
            <text:p>566</text:p>
          </table:table-cell>
          <table:table-cell table:formula="of:=([.L30]/[.$K$2])/[.M30]" office:value-type="float" office:value="25.2787112870904" calcext:value-type="float">
            <text:p>2.5278711E+01</text:p>
          </table:table-cell>
          <table:table-cell table:number-columns-repeated="16369"/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935869" calcext:value-type="float">
            <text:p>5.3935869E-08</text:p>
          </table:table-cell>
          <table:table-cell office:value-type="float" office:value="0.000000000099842521" calcext:value-type="float">
            <text:p>9.9842521E-11</text:p>
          </table:table-cell>
          <table:table-cell office:value-type="float" office:value="3844" calcext:value-type="float">
            <text:p>3844</text:p>
          </table:table-cell>
          <table:table-cell table:formula="of:=([.D31]/[.$C$2])/[.E31]" office:value-type="float" office:value="27.5316204926005" calcext:value-type="float">
            <text:p>2.7531620E+01</text:p>
          </table:table-cell>
          <table:table-cell/>
          <table:table-cell office:value-type="float" office:value="0.3" calcext:value-type="float">
            <text:p>0.3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187475" calcext:value-type="float">
            <text:p>4.9187475E-08</text:p>
          </table:table-cell>
          <table:table-cell office:value-type="float" office:value="0.000000000099233871" calcext:value-type="float">
            <text:p>9.9233871E-11</text:p>
          </table:table-cell>
          <table:table-cell office:value-type="float" office:value="545" calcext:value-type="float">
            <text:p>545</text:p>
          </table:table-cell>
          <table:table-cell table:formula="of:=([.L31]/[.$K$2])/[.M31]" office:value-type="float" office:value="25.2617962691551" calcext:value-type="float">
            <text:p>2.5261796E+01</text:p>
          </table:table-cell>
          <table:table-cell table:number-columns-repeated="16369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33211" calcext:value-type="float">
            <text:p>5.3833211E-08</text:p>
          </table:table-cell>
          <table:table-cell office:value-type="float" office:value="0.000000000099642" calcext:value-type="float">
            <text:p>9.9642000E-11</text:p>
          </table:table-cell>
          <table:table-cell office:value-type="float" office:value="3697" calcext:value-type="float">
            <text:p>3697</text:p>
          </table:table-cell>
          <table:table-cell table:formula="of:=([.D32]/[.$C$2])/[.E32]" office:value-type="float" office:value="27.534518186038" calcext:value-type="float">
            <text:p>2.7534518E+01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017702" calcext:value-type="float">
            <text:p>4.8017702E-08</text:p>
          </table:table-cell>
          <table:table-cell office:value-type="float" office:value="0.000000000096943193" calcext:value-type="float">
            <text:p>9.6943193E-11</text:p>
          </table:table-cell>
          <table:table-cell office:value-type="float" office:value="526" calcext:value-type="float">
            <text:p>526</text:p>
          </table:table-cell>
          <table:table-cell table:formula="of:=([.L32]/[.$K$2])/[.M32]" office:value-type="float" office:value="25.2437391884605" calcext:value-type="float">
            <text:p>2.5243739E+01</text:p>
          </table:table-cell>
          <table:table-cell table:number-columns-repeated="16369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84098" calcext:value-type="float">
            <text:p>5.3784098E-08</text:p>
          </table:table-cell>
          <table:table-cell office:value-type="float" office:value="0.0000000000995414" calcext:value-type="float">
            <text:p>9.9541400E-11</text:p>
          </table:table-cell>
          <table:table-cell office:value-type="float" office:value="3559" calcext:value-type="float">
            <text:p>3559</text:p>
          </table:table-cell>
          <table:table-cell table:formula="of:=([.D33]/[.$C$2])/[.E33]" office:value-type="float" office:value="27.5371999073595" calcext:value-type="float">
            <text:p>2.7537200E+01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824626" calcext:value-type="float">
            <text:p>4.8824626E-08</text:p>
          </table:table-cell>
          <table:table-cell office:value-type="float" office:value="0.000000000098647752" calcext:value-type="float">
            <text:p>9.8647752E-11</text:p>
          </table:table-cell>
          <table:table-cell office:value-type="float" office:value="507" calcext:value-type="float">
            <text:p>507</text:p>
          </table:table-cell>
          <table:table-cell table:formula="of:=([.L33]/[.$K$2])/[.M33]" office:value-type="float" office:value="25.2244302023955" calcext:value-type="float">
            <text:p>2.5224430E+01</text:p>
          </table:table-cell>
          <table:table-cell table:number-columns-repeated="16369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45272" calcext:value-type="float">
            <text:p>5.3845272E-08</text:p>
          </table:table-cell>
          <table:table-cell office:value-type="float" office:value="0.000000000099646155" calcext:value-type="float">
            <text:p>9.9646155E-11</text:p>
          </table:table-cell>
          <table:table-cell office:value-type="float" office:value="3429" calcext:value-type="float">
            <text:p>3429</text:p>
          </table:table-cell>
          <table:table-cell table:formula="of:=([.D34]/[.$C$2])/[.E34]" office:value-type="float" office:value="27.539538746545" calcext:value-type="float">
            <text:p>2.7539539E+0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131989" calcext:value-type="float">
            <text:p>4.8131989E-08</text:p>
          </table:table-cell>
          <table:table-cell office:value-type="float" office:value="0.000000000097327442" calcext:value-type="float">
            <text:p>9.7327442E-11</text:p>
          </table:table-cell>
          <table:table-cell office:value-type="float" office:value="490" calcext:value-type="float">
            <text:p>490</text:p>
          </table:table-cell>
          <table:table-cell table:formula="of:=([.L34]/[.$K$2])/[.M34]" office:value-type="float" office:value="25.2039222915865" calcext:value-type="float">
            <text:p>2.5203922E+01</text:p>
          </table:table-cell>
          <table:table-cell table:number-columns-repeated="16369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94032" calcext:value-type="float">
            <text:p>5.3794032E-08</text:p>
          </table:table-cell>
          <table:table-cell office:value-type="float" office:value="0.000000000099544076" calcext:value-type="float">
            <text:p>9.9544076E-11</text:p>
          </table:table-cell>
          <table:table-cell office:value-type="float" office:value="3307" calcext:value-type="float">
            <text:p>3307</text:p>
          </table:table-cell>
          <table:table-cell table:formula="of:=([.D35]/[.$C$2])/[.E35]" office:value-type="float" office:value="27.5415456603873" calcext:value-type="float">
            <text:p>2.7541546E+0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231013" calcext:value-type="float">
            <text:p>4.9231013E-08</text:p>
          </table:table-cell>
          <table:table-cell office:value-type="float" office:value="0.000000000099635887" calcext:value-type="float">
            <text:p>9.9635887E-11</text:p>
          </table:table-cell>
          <table:table-cell office:value-type="float" office:value="473" calcext:value-type="float">
            <text:p>473</text:p>
          </table:table-cell>
          <table:table-cell table:formula="of:=([.L35]/[.$K$2])/[.M35]" office:value-type="float" office:value="25.1821387822747" calcext:value-type="float">
            <text:p>2.5182139E+01</text:p>
          </table:table-cell>
          <table:table-cell table:number-columns-repeated="16369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31949" calcext:value-type="float">
            <text:p>5.3731949E-08</text:p>
          </table:table-cell>
          <table:table-cell office:value-type="float" office:value="0.000000000099423337" calcext:value-type="float">
            <text:p>9.9423337E-11</text:p>
          </table:table-cell>
          <table:table-cell office:value-type="float" office:value="3192" calcext:value-type="float">
            <text:p>3192</text:p>
          </table:table-cell>
          <table:table-cell table:formula="of:=([.D36]/[.$C$2])/[.E36]" office:value-type="float" office:value="27.5431679761198" calcext:value-type="float">
            <text:p>2.7543168E+01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377519" calcext:value-type="float">
            <text:p>4.8377519E-08</text:p>
          </table:table-cell>
          <table:table-cell office:value-type="float" office:value="0.000000000097998268" calcext:value-type="float">
            <text:p>9.7998268E-11</text:p>
          </table:table-cell>
          <table:table-cell office:value-type="float" office:value="458" calcext:value-type="float">
            <text:p>458</text:p>
          </table:table-cell>
          <table:table-cell table:formula="of:=([.L36]/[.$K$2])/[.M36]" office:value-type="float" office:value="25.1590839586632" calcext:value-type="float">
            <text:p>2.5159084E+01</text:p>
          </table:table-cell>
          <table:table-cell table:number-columns-repeated="16369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00996" calcext:value-type="float">
            <text:p>5.3800996E-08</text:p>
          </table:table-cell>
          <table:table-cell office:value-type="float" office:value="0.00000000009954638" calcext:value-type="float">
            <text:p>9.9546380E-11</text:p>
          </table:table-cell>
          <table:table-cell office:value-type="float" office:value="3083" calcext:value-type="float">
            <text:p>3083</text:p>
          </table:table-cell>
          <table:table-cell table:formula="of:=([.D37]/[.$C$2])/[.E37]" office:value-type="float" office:value="27.5444735677665" calcext:value-type="float">
            <text:p>2.7544474E+0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122765" calcext:value-type="float">
            <text:p>4.9122765E-08</text:p>
          </table:table-cell>
          <table:table-cell office:value-type="float" office:value="0.000000000099604438" calcext:value-type="float">
            <text:p>9.9604438E-11</text:p>
          </table:table-cell>
          <table:table-cell office:value-type="float" office:value="443" calcext:value-type="float">
            <text:p>443</text:p>
          </table:table-cell>
          <table:table-cell table:formula="of:=([.L37]/[.$K$2])/[.M37]" office:value-type="float" office:value="25.1347023839201" calcext:value-type="float">
            <text:p>2.5134702E+01</text:p>
          </table:table-cell>
          <table:table-cell table:number-columns-repeated="16369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3196" calcext:value-type="float">
            <text:p>5.3831960E-08</text:p>
          </table:table-cell>
          <table:table-cell office:value-type="float" office:value="0.000000000099600403" calcext:value-type="float">
            <text:p>9.9600403E-11</text:p>
          </table:table-cell>
          <table:table-cell office:value-type="float" office:value="2980" calcext:value-type="float">
            <text:p>2980</text:p>
          </table:table-cell>
          <table:table-cell table:formula="of:=([.D38]/[.$C$2])/[.E38]" office:value-type="float" office:value="27.5453775446067" calcext:value-type="float">
            <text:p>2.7545378E+0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7469881" calcext:value-type="float">
            <text:p>4.7469881E-08</text:p>
          </table:table-cell>
          <table:table-cell office:value-type="float" office:value="0.000000000096351367" calcext:value-type="float">
            <text:p>9.6351367E-11</text:p>
          </table:table-cell>
          <table:table-cell office:value-type="float" office:value="430" calcext:value-type="float">
            <text:p>430</text:p>
          </table:table-cell>
          <table:table-cell table:formula="of:=([.L38]/[.$K$2])/[.M38]" office:value-type="float" office:value="25.1090276380513" calcext:value-type="float">
            <text:p>2.5109028E+01</text:p>
          </table:table-cell>
          <table:table-cell table:number-columns-repeated="16369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4016775" calcext:value-type="float">
            <text:p>5.4016775E-08</text:p>
          </table:table-cell>
          <table:table-cell office:value-type="float" office:value="0.000000000099940321" calcext:value-type="float">
            <text:p>9.9940321E-11</text:p>
          </table:table-cell>
          <table:table-cell office:value-type="float" office:value="2882" calcext:value-type="float">
            <text:p>2882</text:p>
          </table:table-cell>
          <table:table-cell table:formula="of:=([.D39]/[.$C$2])/[.E39]" office:value-type="float" office:value="27.5459366268825" calcext:value-type="float">
            <text:p>2.7545937E+01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7196625" calcext:value-type="float">
            <text:p>4.7196625E-08</text:p>
          </table:table-cell>
          <table:table-cell office:value-type="float" office:value="0.00000000009590014" calcext:value-type="float">
            <text:p>9.5900140E-11</text:p>
          </table:table-cell>
          <table:table-cell office:value-type="float" office:value="417" calcext:value-type="float">
            <text:p>417</text:p>
          </table:table-cell>
          <table:table-cell table:formula="of:=([.L39]/[.$K$2])/[.M39]" office:value-type="float" office:value="25.0819521406819" calcext:value-type="float">
            <text:p>2.5081952E+01</text:p>
          </table:table-cell>
          <table:table-cell table:number-columns-repeated="16369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34395" calcext:value-type="float">
            <text:p>5.3834395E-08</text:p>
          </table:table-cell>
          <table:table-cell office:value-type="float" office:value="0.00000000009960254" calcext:value-type="float">
            <text:p>9.9602540E-11</text:p>
          </table:table-cell>
          <table:table-cell office:value-type="float" office:value="2790" calcext:value-type="float">
            <text:p>2790</text:p>
          </table:table-cell>
          <table:table-cell table:formula="of:=([.D40]/[.$C$2])/[.E40]" office:value-type="float" office:value="27.5460324939532" calcext:value-type="float">
            <text:p>2.7546032E+01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30174" calcext:value-type="float">
            <text:p>4.8301740E-08</text:p>
          </table:table-cell>
          <table:table-cell office:value-type="float" office:value="0.000000000098257037" calcext:value-type="float">
            <text:p>9.8257037E-11</text:p>
          </table:table-cell>
          <table:table-cell office:value-type="float" office:value="404" calcext:value-type="float">
            <text:p>404</text:p>
          </table:table-cell>
          <table:table-cell table:formula="of:=([.L40]/[.$K$2])/[.M40]" office:value-type="float" office:value="25.0535195457715" calcext:value-type="float">
            <text:p>2.5053520E+01</text:p>
          </table:table-cell>
          <table:table-cell table:number-columns-repeated="16369"/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83056" calcext:value-type="float">
            <text:p>5.3883056E-08</text:p>
          </table:table-cell>
          <table:table-cell office:value-type="float" office:value="0.000000000099693832" calcext:value-type="float">
            <text:p>9.9693832E-11</text:p>
          </table:table-cell>
          <table:table-cell office:value-type="float" office:value="2702" calcext:value-type="float">
            <text:p>2702</text:p>
          </table:table-cell>
          <table:table-cell table:formula="of:=([.D41]/[.$C$2])/[.E41]" office:value-type="float" office:value="27.5456840449481" calcext:value-type="float">
            <text:p>2.7545684E+01</text:p>
          </table:table-cell>
          <table:table-cell/>
          <table:table-cell office:value-type="float" office:value="0.4" calcext:value-type="float">
            <text:p>0.4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643078" calcext:value-type="float">
            <text:p>4.8643078E-08</text:p>
          </table:table-cell>
          <table:table-cell office:value-type="float" office:value="0.000000000099069448" calcext:value-type="float">
            <text:p>9.9069448E-11</text:p>
          </table:table-cell>
          <table:table-cell office:value-type="float" office:value="392" calcext:value-type="float">
            <text:p>392</text:p>
          </table:table-cell>
          <table:table-cell table:formula="of:=([.L41]/[.$K$2])/[.M41]" office:value-type="float" office:value="25.0236661475821" calcext:value-type="float">
            <text:p>2.5023666E+01</text:p>
          </table:table-cell>
          <table:table-cell table:number-columns-repeated="16369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646897" calcext:value-type="float">
            <text:p>5.3646897E-08</text:p>
          </table:table-cell>
          <table:table-cell office:value-type="float" office:value="0.000000000099259499" calcext:value-type="float">
            <text:p>9.9259499E-11</text:p>
          </table:table-cell>
          <table:table-cell office:value-type="float" office:value="2619" calcext:value-type="float">
            <text:p>2619</text:p>
          </table:table-cell>
          <table:table-cell table:formula="of:=([.D42]/[.$C$2])/[.E42]" office:value-type="float" office:value="27.5449609157648" calcext:value-type="float">
            <text:p>2.7544961E+01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026651" calcext:value-type="float">
            <text:p>4.8026651E-08</text:p>
          </table:table-cell>
          <table:table-cell office:value-type="float" office:value="0.000000000097936435" calcext:value-type="float">
            <text:p>9.7936435E-11</text:p>
          </table:table-cell>
          <table:table-cell office:value-type="float" office:value="381" calcext:value-type="float">
            <text:p>381</text:p>
          </table:table-cell>
          <table:table-cell table:formula="of:=([.L42]/[.$K$2])/[.M42]" office:value-type="float" office:value="24.9923816754939" calcext:value-type="float">
            <text:p>2.4992382E+01</text:p>
          </table:table-cell>
          <table:table-cell table:number-columns-repeated="16369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01485" calcext:value-type="float">
            <text:p>5.3801485E-08</text:p>
          </table:table-cell>
          <table:table-cell office:value-type="float" office:value="0.000000000099549942" calcext:value-type="float">
            <text:p>9.9549942E-11</text:p>
          </table:table-cell>
          <table:table-cell office:value-type="float" office:value="2539" calcext:value-type="float">
            <text:p>2539</text:p>
          </table:table-cell>
          <table:table-cell table:formula="of:=([.D43]/[.$C$2])/[.E43]" office:value-type="float" office:value="27.5437383421512" calcext:value-type="float">
            <text:p>2.7543738E+01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605217" calcext:value-type="float">
            <text:p>4.8605217E-08</text:p>
          </table:table-cell>
          <table:table-cell office:value-type="float" office:value="0.000000000099246321" calcext:value-type="float">
            <text:p>9.9246321E-11</text:p>
          </table:table-cell>
          <table:table-cell office:value-type="float" office:value="370" calcext:value-type="float">
            <text:p>370</text:p>
          </table:table-cell>
          <table:table-cell table:formula="of:=([.L43]/[.$K$2])/[.M43]" office:value-type="float" office:value="24.9596276415978" calcext:value-type="float">
            <text:p>2.4959628E+01</text:p>
          </table:table-cell>
          <table:table-cell table:number-columns-repeated="16369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38037" calcext:value-type="float">
            <text:p>5.3838037E-08</text:p>
          </table:table-cell>
          <table:table-cell office:value-type="float" office:value="0.00000000009962362" calcext:value-type="float">
            <text:p>9.9623620E-11</text:p>
          </table:table-cell>
          <table:table-cell office:value-type="float" office:value="2463" calcext:value-type="float">
            <text:p>2463</text:p>
          </table:table-cell>
          <table:table-cell table:formula="of:=([.D44]/[.$C$2])/[.E44]" office:value-type="float" office:value="27.5420670000364" calcext:value-type="float">
            <text:p>2.7542067E+01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7996351" calcext:value-type="float">
            <text:p>4.7996351E-08</text:p>
          </table:table-cell>
          <table:table-cell office:value-type="float" office:value="0.000000000098137706" calcext:value-type="float">
            <text:p>9.8137706E-11</text:p>
          </table:table-cell>
          <table:table-cell office:value-type="float" office:value="360" calcext:value-type="float">
            <text:p>360</text:p>
          </table:table-cell>
          <table:table-cell table:formula="of:=([.L44]/[.$K$2])/[.M44]" office:value-type="float" office:value="24.9253893552122" calcext:value-type="float">
            <text:p>2.4925389E+01</text:p>
          </table:table-cell>
          <table:table-cell table:number-columns-repeated="16369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63379" calcext:value-type="float">
            <text:p>5.3633790E-08</text:p>
          </table:table-cell>
          <table:table-cell office:value-type="float" office:value="0.000000000099253646" calcext:value-type="float">
            <text:p>9.9253646E-11</text:p>
          </table:table-cell>
          <table:table-cell office:value-type="float" office:value="2391" calcext:value-type="float">
            <text:p>2391</text:p>
          </table:table-cell>
          <table:table-cell table:formula="of:=([.D45]/[.$C$2])/[.E45]" office:value-type="float" office:value="27.5398550689412" calcext:value-type="float">
            <text:p>2.7539855E+01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482566" calcext:value-type="float">
            <text:p>4.8482566E-08</text:p>
          </table:table-cell>
          <table:table-cell office:value-type="float" office:value="0.000000000099274247" calcext:value-type="float">
            <text:p>9.9274247E-11</text:p>
          </table:table-cell>
          <table:table-cell office:value-type="float" office:value="350" calcext:value-type="float">
            <text:p>350</text:p>
          </table:table-cell>
          <table:table-cell table:formula="of:=([.L45]/[.$K$2])/[.M45]" office:value-type="float" office:value="24.8896407467295" calcext:value-type="float">
            <text:p>2.4889641E+01</text:p>
          </table:table-cell>
          <table:table-cell table:number-columns-repeated="16369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970379" calcext:value-type="float">
            <text:p>5.3970379E-08</text:p>
          </table:table-cell>
          <table:table-cell office:value-type="float" office:value="0.0000000000998863" calcext:value-type="float">
            <text:p>9.9886300E-11</text:p>
          </table:table-cell>
          <table:table-cell office:value-type="float" office:value="2321" calcext:value-type="float">
            <text:p>2321</text:p>
          </table:table-cell>
          <table:table-cell table:formula="of:=([.D46]/[.$C$2])/[.E46]" office:value-type="float" office:value="27.5371616492204" calcext:value-type="float">
            <text:p>2.7537162E+01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7547618" calcext:value-type="float">
            <text:p>4.7547618E-08</text:p>
          </table:table-cell>
          <table:table-cell office:value-type="float" office:value="0.000000000097505978" calcext:value-type="float">
            <text:p>9.7505978E-11</text:p>
          </table:table-cell>
          <table:table-cell office:value-type="float" office:value="341" calcext:value-type="float">
            <text:p>341</text:p>
          </table:table-cell>
          <table:table-cell table:formula="of:=([.L46]/[.$K$2])/[.M46]" office:value-type="float" office:value="24.8523324519951" calcext:value-type="float">
            <text:p>2.4852332E+01</text:p>
          </table:table-cell>
          <table:table-cell table:number-columns-repeated="16369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63201" calcext:value-type="float">
            <text:p>5.3863201E-08</text:p>
          </table:table-cell>
          <table:table-cell office:value-type="float" office:value="0.000000000099699882" calcext:value-type="float">
            <text:p>9.9699882E-11</text:p>
          </table:table-cell>
          <table:table-cell office:value-type="float" office:value="2255" calcext:value-type="float">
            <text:p>2255</text:p>
          </table:table-cell>
          <table:table-cell table:formula="of:=([.D47]/[.$C$2])/[.E47]" office:value-type="float" office:value="27.5338630090879" calcext:value-type="float">
            <text:p>2.7533863E+01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7597256" calcext:value-type="float">
            <text:p>4.7597256E-08</text:p>
          </table:table-cell>
          <table:table-cell office:value-type="float" office:value="0.000000000097760682" calcext:value-type="float">
            <text:p>9.7760682E-11</text:p>
          </table:table-cell>
          <table:table-cell office:value-type="float" office:value="332" calcext:value-type="float">
            <text:p>332</text:p>
          </table:table-cell>
          <table:table-cell table:formula="of:=([.L47]/[.$K$2])/[.M47]" office:value-type="float" office:value="24.8134599554559" calcext:value-type="float">
            <text:p>2.4813460E+01</text:p>
          </table:table-cell>
          <table:table-cell table:number-columns-repeated="16369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661623" calcext:value-type="float">
            <text:p>5.3661623E-08</text:p>
          </table:table-cell>
          <table:table-cell office:value-type="float" office:value="0.000000000099340311" calcext:value-type="float">
            <text:p>9.9340311E-11</text:p>
          </table:table-cell>
          <table:table-cell office:value-type="float" office:value="2192" calcext:value-type="float">
            <text:p>2192</text:p>
          </table:table-cell>
          <table:table-cell table:formula="of:=([.D48]/[.$C$2])/[.E48]" office:value-type="float" office:value="27.5301083658027" calcext:value-type="float">
            <text:p>2.7530108E+01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6020987" calcext:value-type="float">
            <text:p>4.6020987E-08</text:p>
          </table:table-cell>
          <table:table-cell office:value-type="float" office:value="0.000000000094677557" calcext:value-type="float">
            <text:p>9.4677557E-11</text:p>
          </table:table-cell>
          <table:table-cell office:value-type="float" office:value="324" calcext:value-type="float">
            <text:p>324</text:p>
          </table:table-cell>
          <table:table-cell table:formula="of:=([.L48]/[.$K$2])/[.M48]" office:value-type="float" office:value="24.7729951637415" calcext:value-type="float">
            <text:p>2.4772995E+01</text:p>
          </table:table-cell>
          <table:table-cell table:number-columns-repeated="16369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65035" calcext:value-type="float">
            <text:p>5.3765035E-08</text:p>
          </table:table-cell>
          <table:table-cell office:value-type="float" office:value="0.00000000009954757" calcext:value-type="float">
            <text:p>9.9547570E-11</text:p>
          </table:table-cell>
          <table:table-cell office:value-type="float" office:value="2131" calcext:value-type="float">
            <text:p>2131</text:p>
          </table:table-cell>
          <table:table-cell table:formula="of:=([.D49]/[.$C$2])/[.E49]" office:value-type="float" office:value="27.5257335806772" calcext:value-type="float">
            <text:p>2.7525734E+0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7977514" calcext:value-type="float">
            <text:p>4.7977514E-08</text:p>
          </table:table-cell>
          <table:table-cell office:value-type="float" office:value="0.000000000098870535" calcext:value-type="float">
            <text:p>9.8870535E-11</text:p>
          </table:table-cell>
          <table:table-cell office:value-type="float" office:value="315" calcext:value-type="float">
            <text:p>315</text:p>
          </table:table-cell>
          <table:table-cell table:formula="of:=([.L49]/[.$K$2])/[.M49]" office:value-type="float" office:value="24.7309323254818" calcext:value-type="float">
            <text:p>2.4730932E+01</text:p>
          </table:table-cell>
          <table:table-cell table:number-columns-repeated="16369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609617" calcext:value-type="float">
            <text:p>5.3609617E-08</text:p>
          </table:table-cell>
          <table:table-cell office:value-type="float" office:value="0.000000000099278098" calcext:value-type="float">
            <text:p>9.9278098E-11</text:p>
          </table:table-cell>
          <table:table-cell office:value-type="float" office:value="2073" calcext:value-type="float">
            <text:p>2073</text:p>
          </table:table-cell>
          <table:table-cell table:formula="of:=([.D50]/[.$C$2])/[.E50]" office:value-type="float" office:value="27.5206627725308" calcext:value-type="float">
            <text:p>2.7520663E+01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198323" calcext:value-type="float">
            <text:p>4.8198323E-08</text:p>
          </table:table-cell>
          <table:table-cell office:value-type="float" office:value="0.000000000099501547" calcext:value-type="float">
            <text:p>9.9501547E-11</text:p>
          </table:table-cell>
          <table:table-cell office:value-type="float" office:value="307" calcext:value-type="float">
            <text:p>307</text:p>
          </table:table-cell>
          <table:table-cell table:formula="of:=([.L50]/[.$K$2])/[.M50]" office:value-type="float" office:value="24.6871938449784" calcext:value-type="float">
            <text:p>2.4687194E+01</text:p>
          </table:table-cell>
          <table:table-cell table:number-columns-repeated="16369"/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617745" calcext:value-type="float">
            <text:p>5.3617745E-08</text:p>
          </table:table-cell>
          <table:table-cell office:value-type="float" office:value="0.000000000099313513" calcext:value-type="float">
            <text:p>9.9313513E-11</text:p>
          </table:table-cell>
          <table:table-cell office:value-type="float" office:value="2017" calcext:value-type="float">
            <text:p>2017</text:p>
          </table:table-cell>
          <table:table-cell table:formula="of:=([.D51]/[.$C$2])/[.E51]" office:value-type="float" office:value="27.515020005291" calcext:value-type="float">
            <text:p>2.7515020E+01</text:p>
          </table:table-cell>
          <table:table-cell/>
          <table:table-cell office:value-type="float" office:value="0.5" calcext:value-type="float">
            <text:p>0.5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6461017" calcext:value-type="float">
            <text:p>4.6461017E-08</text:p>
          </table:table-cell>
          <table:table-cell office:value-type="float" office:value="0.000000000096091697" calcext:value-type="float">
            <text:p>9.6091697E-11</text:p>
          </table:table-cell>
          <table:table-cell office:value-type="float" office:value="300" calcext:value-type="float">
            <text:p>300</text:p>
          </table:table-cell>
          <table:table-cell table:formula="of:=([.L51]/[.$K$2])/[.M51]" office:value-type="float" office:value="24.6418029946178" calcext:value-type="float">
            <text:p>2.4641803E+01</text:p>
          </table:table-cell>
          <table:table-cell table:number-columns-repeated="16369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29935" calcext:value-type="float">
            <text:p>5.3729935E-08</text:p>
          </table:table-cell>
          <table:table-cell office:value-type="float" office:value="0.000000000099544058" calcext:value-type="float">
            <text:p>9.9544058E-11</text:p>
          </table:table-cell>
          <table:table-cell office:value-type="float" office:value="1963" calcext:value-type="float">
            <text:p>1963</text:p>
          </table:table-cell>
          <table:table-cell table:formula="of:=([.D52]/[.$C$2])/[.E52]" office:value-type="float" office:value="27.5087341606436" calcext:value-type="float">
            <text:p>2.7508734E+01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5512198" calcext:value-type="float">
            <text:p>4.5512198E-08</text:p>
          </table:table-cell>
          <table:table-cell office:value-type="float" office:value="0.000000000094309533" calcext:value-type="float">
            <text:p>9.4309533E-11</text:p>
          </table:table-cell>
          <table:table-cell office:value-type="float" office:value="293" calcext:value-type="float">
            <text:p>293</text:p>
          </table:table-cell>
          <table:table-cell table:formula="of:=([.L52]/[.$K$2])/[.M52]" office:value-type="float" office:value="24.5947180478432" calcext:value-type="float">
            <text:p>2.4594718E+01</text:p>
          </table:table-cell>
          <table:table-cell table:number-columns-repeated="16369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885265" calcext:value-type="float">
            <text:p>5.3885265E-08</text:p>
          </table:table-cell>
          <table:table-cell office:value-type="float" office:value="0.000000000099857187" calcext:value-type="float">
            <text:p>9.9857187E-11</text:p>
          </table:table-cell>
          <table:table-cell office:value-type="float" office:value="1911" calcext:value-type="float">
            <text:p>1911</text:p>
          </table:table-cell>
          <table:table-cell table:formula="of:=([.D53]/[.$C$2])/[.E53]" office:value-type="float" office:value="27.5017498596869" calcext:value-type="float">
            <text:p>2.7501750E+01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5318293" calcext:value-type="float">
            <text:p>4.5318293E-08</text:p>
          </table:table-cell>
          <table:table-cell office:value-type="float" office:value="0.000000000094094432" calcext:value-type="float">
            <text:p>9.4094432E-11</text:p>
          </table:table-cell>
          <table:table-cell office:value-type="float" office:value="286" calcext:value-type="float">
            <text:p>286</text:p>
          </table:table-cell>
          <table:table-cell table:formula="of:=([.L53]/[.$K$2])/[.M53]" office:value-type="float" office:value="24.5459163785429" calcext:value-type="float">
            <text:p>2.4545916E+01</text:p>
          </table:table-cell>
          <table:table-cell table:number-columns-repeated="16369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454332" calcext:value-type="float">
            <text:p>5.3454332E-08</text:p>
          </table:table-cell>
          <table:table-cell office:value-type="float" office:value="0.000000000099086354" calcext:value-type="float">
            <text:p>9.9086354E-11</text:p>
          </table:table-cell>
          <table:table-cell office:value-type="float" office:value="1862" calcext:value-type="float">
            <text:p>1862</text:p>
          </table:table-cell>
          <table:table-cell table:formula="of:=([.D54]/[.$C$2])/[.E54]" office:value-type="float" office:value="27.4940482661853" calcext:value-type="float">
            <text:p>2.7494048E+01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5883193" calcext:value-type="float">
            <text:p>4.5883193E-08</text:p>
          </table:table-cell>
          <table:table-cell office:value-type="float" office:value="0.000000000095464129" calcext:value-type="float">
            <text:p>9.5464129E-11</text:p>
          </table:table-cell>
          <table:table-cell office:value-type="float" office:value="279" calcext:value-type="float">
            <text:p>279</text:p>
          </table:table-cell>
          <table:table-cell table:formula="of:=([.L54]/[.$K$2])/[.M54]" office:value-type="float" office:value="24.4953162377103" calcext:value-type="float">
            <text:p>2.4495316E+01</text:p>
          </table:table-cell>
          <table:table-cell table:number-columns-repeated="16369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488462" calcext:value-type="float">
            <text:p>5.3488462E-08</text:p>
          </table:table-cell>
          <table:table-cell office:value-type="float" office:value="0.000000000099180272" calcext:value-type="float">
            <text:p>9.9180272E-11</text:p>
          </table:table-cell>
          <table:table-cell office:value-type="float" office:value="1814" calcext:value-type="float">
            <text:p>1814</text:p>
          </table:table-cell>
          <table:table-cell table:formula="of:=([.D55]/[.$C$2])/[.E55]" office:value-type="float" office:value="27.4855510100759" calcext:value-type="float">
            <text:p>2.7485551E+01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7249705" calcext:value-type="float">
            <text:p>4.7249705E-08</text:p>
          </table:table-cell>
          <table:table-cell office:value-type="float" office:value="0.000000000098517829" calcext:value-type="float">
            <text:p>9.8517829E-11</text:p>
          </table:table-cell>
          <table:table-cell office:value-type="float" office:value="272" calcext:value-type="float">
            <text:p>272</text:p>
          </table:table-cell>
          <table:table-cell table:formula="of:=([.L55]/[.$K$2])/[.M55]" office:value-type="float" office:value="24.4429658416343" calcext:value-type="float">
            <text:p>2.4442966E+01</text:p>
          </table:table-cell>
          <table:table-cell table:number-columns-repeated="16369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370741" calcext:value-type="float">
            <text:p>5.3370741E-08</text:p>
          </table:table-cell>
          <table:table-cell office:value-type="float" office:value="0.000000000098995028" calcext:value-type="float">
            <text:p>9.8995028E-11</text:p>
          </table:table-cell>
          <table:table-cell office:value-type="float" office:value="1768" calcext:value-type="float">
            <text:p>1768</text:p>
          </table:table-cell>
          <table:table-cell table:formula="of:=([.D56]/[.$C$2])/[.E56]" office:value-type="float" office:value="27.4763779811904" calcext:value-type="float">
            <text:p>2.7476378E+01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624074" calcext:value-type="float">
            <text:p>4.6240740E-08</text:p>
          </table:table-cell>
          <table:table-cell office:value-type="float" office:value="0.000000000096628123" calcext:value-type="float">
            <text:p>9.6628123E-11</text:p>
          </table:table-cell>
          <table:table-cell office:value-type="float" office:value="266" calcext:value-type="float">
            <text:p>266</text:p>
          </table:table-cell>
          <table:table-cell table:formula="of:=([.L56]/[.$K$2])/[.M56]" office:value-type="float" office:value="24.3888242714583" calcext:value-type="float">
            <text:p>2.4388824E+01</text:p>
          </table:table-cell>
          <table:table-cell table:number-columns-repeated="16369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641394" calcext:value-type="float">
            <text:p>5.3641394E-08</text:p>
          </table:table-cell>
          <table:table-cell office:value-type="float" office:value="0.000000000099533356" calcext:value-type="float">
            <text:p>9.9533356E-11</text:p>
          </table:table-cell>
          <table:table-cell office:value-type="float" office:value="1723" calcext:value-type="float">
            <text:p>1723</text:p>
          </table:table-cell>
          <table:table-cell table:formula="of:=([.D57]/[.$C$2])/[.E57]" office:value-type="float" office:value="27.4663557172311" calcext:value-type="float">
            <text:p>2.7466356E+01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5903069" calcext:value-type="float">
            <text:p>4.5903069E-08</text:p>
          </table:table-cell>
          <table:table-cell office:value-type="float" office:value="0.000000000096143229" calcext:value-type="float">
            <text:p>9.6143229E-11</text:p>
          </table:table-cell>
          <table:table-cell office:value-type="float" office:value="260" calcext:value-type="float">
            <text:p>260</text:p>
          </table:table-cell>
          <table:table-cell table:formula="of:=([.L57]/[.$K$2])/[.M57]" office:value-type="float" office:value="24.3328316335577" calcext:value-type="float">
            <text:p>2.4332832E+01</text:p>
          </table:table-cell>
          <table:table-cell table:number-columns-repeated="16369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651586" calcext:value-type="float">
            <text:p>5.3651586E-08</text:p>
          </table:table-cell>
          <table:table-cell office:value-type="float" office:value="0.00000000009959151" calcext:value-type="float">
            <text:p>9.9591510E-11</text:p>
          </table:table-cell>
          <table:table-cell office:value-type="float" office:value="1680" calcext:value-type="float">
            <text:p>1680</text:p>
          </table:table-cell>
          <table:table-cell table:formula="of:=([.D58]/[.$C$2])/[.E58]" office:value-type="float" office:value="27.4555330473439" calcext:value-type="float">
            <text:p>2.7455533E+01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6234294" calcext:value-type="float">
            <text:p>4.6234294E-08</text:p>
          </table:table-cell>
          <table:table-cell office:value-type="float" office:value="0.000000000097067633" calcext:value-type="float">
            <text:p>9.7067633E-11</text:p>
          </table:table-cell>
          <table:table-cell office:value-type="float" office:value="254" calcext:value-type="float">
            <text:p>254</text:p>
          </table:table-cell>
          <table:table-cell table:formula="of:=([.L58]/[.$K$2])/[.M58]" office:value-type="float" office:value="24.2750103214161" calcext:value-type="float">
            <text:p>2.4275010E+01</text:p>
          </table:table-cell>
          <table:table-cell table:number-columns-repeated="16369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328935" calcext:value-type="float">
            <text:p>5.3328935E-08</text:p>
          </table:table-cell>
          <table:table-cell office:value-type="float" office:value="0.000000000099034904" calcext:value-type="float">
            <text:p>9.9034904E-11</text:p>
          </table:table-cell>
          <table:table-cell office:value-type="float" office:value="1639" calcext:value-type="float">
            <text:p>1639</text:p>
          </table:table-cell>
          <table:table-cell table:formula="of:=([.D59]/[.$C$2])/[.E59]" office:value-type="float" office:value="27.4438007891852" calcext:value-type="float">
            <text:p>2.7443801E+01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7261774" calcext:value-type="float">
            <text:p>4.7261774E-08</text:p>
          </table:table-cell>
          <table:table-cell office:value-type="float" office:value="0.000000000099469427" calcext:value-type="float">
            <text:p>9.9469427E-11</text:p>
          </table:table-cell>
          <table:table-cell office:value-type="float" office:value="248" calcext:value-type="float">
            <text:p>248</text:p>
          </table:table-cell>
          <table:table-cell table:formula="of:=([.L59]/[.$K$2])/[.M59]" office:value-type="float" office:value="24.2153101196637" calcext:value-type="float">
            <text:p>2.4215310E+01</text:p>
          </table:table-cell>
          <table:table-cell table:number-columns-repeated="16369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256064" calcext:value-type="float">
            <text:p>5.3256064E-08</text:p>
          </table:table-cell>
          <table:table-cell office:value-type="float" office:value="0.000000000098945029" calcext:value-type="float">
            <text:p>9.8945029E-11</text:p>
          </table:table-cell>
          <table:table-cell office:value-type="float" office:value="1599" calcext:value-type="float">
            <text:p>1599</text:p>
          </table:table-cell>
          <table:table-cell table:formula="of:=([.D60]/[.$C$2])/[.E60]" office:value-type="float" office:value="27.4311944112715" calcext:value-type="float">
            <text:p>2.7431194E+01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5501763" calcext:value-type="float">
            <text:p>4.5501763E-08</text:p>
          </table:table-cell>
          <table:table-cell office:value-type="float" office:value="0.000000000096009534" calcext:value-type="float">
            <text:p>9.6009534E-11</text:p>
          </table:table-cell>
          <table:table-cell office:value-type="float" office:value="243" calcext:value-type="float">
            <text:p>243</text:p>
          </table:table-cell>
          <table:table-cell table:formula="of:=([.L60]/[.$K$2])/[.M60]" office:value-type="float" office:value="24.1536903670214" calcext:value-type="float">
            <text:p>2.4153690E+01</text:p>
          </table:table-cell>
          <table:table-cell table:number-columns-repeated="16369"/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404177" calcext:value-type="float">
            <text:p>5.3404177E-08</text:p>
          </table:table-cell>
          <table:table-cell office:value-type="float" office:value="0.000000000099269302" calcext:value-type="float">
            <text:p>9.9269302E-11</text:p>
          </table:table-cell>
          <table:table-cell office:value-type="float" office:value="1560" calcext:value-type="float">
            <text:p>1560</text:p>
          </table:table-cell>
          <table:table-cell table:formula="of:=([.D61]/[.$C$2])/[.E61]" office:value-type="float" office:value="27.4176287038319" calcext:value-type="float">
            <text:p>2.7417629E+01</text:p>
          </table:table-cell>
          <table:table-cell/>
          <table:table-cell office:value-type="float" office:value="0.6" calcext:value-type="float">
            <text:p>0.6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4329258" calcext:value-type="float">
            <text:p>4.4329258E-08</text:p>
          </table:table-cell>
          <table:table-cell office:value-type="float" office:value="0.000000000093782234" calcext:value-type="float">
            <text:p>9.3782234E-11</text:p>
          </table:table-cell>
          <table:table-cell office:value-type="float" office:value="238" calcext:value-type="float">
            <text:p>238</text:p>
          </table:table-cell>
          <table:table-cell table:formula="of:=([.L61]/[.$K$2])/[.M61]" office:value-type="float" office:value="24.0901509010033" calcext:value-type="float">
            <text:p>2.4090151E+01</text:p>
          </table:table-cell>
          <table:table-cell table:number-columns-repeated="16369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746316" calcext:value-type="float">
            <text:p>5.3746316E-08</text:p>
          </table:table-cell>
          <table:table-cell office:value-type="float" office:value="0.000000000099958185" calcext:value-type="float">
            <text:p>9.9958185E-11</text:p>
          </table:table-cell>
          <table:table-cell office:value-type="float" office:value="1522" calcext:value-type="float">
            <text:p>1522</text:p>
          </table:table-cell>
          <table:table-cell table:formula="of:=([.D62]/[.$C$2])/[.E62]" office:value-type="float" office:value="27.4031174320789" calcext:value-type="float">
            <text:p>2.7403117E+01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3711349" calcext:value-type="float">
            <text:p>4.3711349E-08</text:p>
          </table:table-cell>
          <table:table-cell office:value-type="float" office:value="0.000000000092727104" calcext:value-type="float">
            <text:p>9.2727104E-11</text:p>
          </table:table-cell>
          <table:table-cell office:value-type="float" office:value="233" calcext:value-type="float">
            <text:p>233</text:p>
          </table:table-cell>
          <table:table-cell table:formula="of:=([.L62]/[.$K$2])/[.M62]" office:value-type="float" office:value="24.0246542204088" calcext:value-type="float">
            <text:p>2.4024654E+01</text:p>
          </table:table-cell>
          <table:table-cell table:number-columns-repeated="16369"/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54373" calcext:value-type="float">
            <text:p>5.3543730E-08</text:p>
          </table:table-cell>
          <table:table-cell office:value-type="float" office:value="0.000000000099638023" calcext:value-type="float">
            <text:p>9.9638023E-11</text:p>
          </table:table-cell>
          <table:table-cell office:value-type="float" office:value="1486" calcext:value-type="float">
            <text:p>1486</text:p>
          </table:table-cell>
          <table:table-cell table:formula="of:=([.D63]/[.$C$2])/[.E63]" office:value-type="float" office:value="27.3875480581166" calcext:value-type="float">
            <text:p>2.7387548E+01</text:p>
          </table:table-cell>
          <table:table-cell/>
          <table:table-cell office:value-type="float" office:value="0.62" calcext:value-type="float">
            <text:p>0.6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3635494" calcext:value-type="float">
            <text:p>4.3635494E-08</text:p>
          </table:table-cell>
          <table:table-cell office:value-type="float" office:value="0.000000000092826731" calcext:value-type="float">
            <text:p>9.2826731E-11</text:p>
          </table:table-cell>
          <table:table-cell office:value-type="float" office:value="228" calcext:value-type="float">
            <text:p>228</text:p>
          </table:table-cell>
          <table:table-cell table:formula="of:=([.L63]/[.$K$2])/[.M63]" office:value-type="float" office:value="23.957222857657" calcext:value-type="float">
            <text:p>2.3957223E+01</text:p>
          </table:table-cell>
          <table:table-cell table:number-columns-repeated="16369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440166" calcext:value-type="float">
            <text:p>5.3440166E-08</text:p>
          </table:table-cell>
          <table:table-cell office:value-type="float" office:value="0.000000000099505531" calcext:value-type="float">
            <text:p>9.9505531E-11</text:p>
          </table:table-cell>
          <table:table-cell office:value-type="float" office:value="1451" calcext:value-type="float">
            <text:p>1451</text:p>
          </table:table-cell>
          <table:table-cell table:formula="of:=([.D64]/[.$C$2])/[.E64]" office:value-type="float" office:value="27.3709712999743" calcext:value-type="float">
            <text:p>2.7370971E+01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4109358" calcext:value-type="float">
            <text:p>4.4109358E-08</text:p>
          </table:table-cell>
          <table:table-cell office:value-type="float" office:value="0.000000000094107655" calcext:value-type="float">
            <text:p>9.4107655E-11</text:p>
          </table:table-cell>
          <table:table-cell office:value-type="float" office:value="223" calcext:value-type="float">
            <text:p>223</text:p>
          </table:table-cell>
          <table:table-cell table:formula="of:=([.L64]/[.$K$2])/[.M64]" office:value-type="float" office:value="23.887759473207" calcext:value-type="float">
            <text:p>2.3887759E+01</text:p>
          </table:table-cell>
          <table:table-cell table:number-columns-repeated="16369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402686" calcext:value-type="float">
            <text:p>5.3402686E-08</text:p>
          </table:table-cell>
          <table:table-cell office:value-type="float" office:value="0.000000000099499989" calcext:value-type="float">
            <text:p>9.9499989E-11</text:p>
          </table:table-cell>
          <table:table-cell office:value-type="float" office:value="1417" calcext:value-type="float">
            <text:p>1417</text:p>
          </table:table-cell>
          <table:table-cell table:formula="of:=([.D65]/[.$C$2])/[.E65]" office:value-type="float" office:value="27.3532982554281" calcext:value-type="float">
            <text:p>2.7353298E+01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5161991" calcext:value-type="float">
            <text:p>4.5161991E-08</text:p>
          </table:table-cell>
          <table:table-cell office:value-type="float" office:value="0.000000000096642531" calcext:value-type="float">
            <text:p>9.6642531E-11</text:p>
          </table:table-cell>
          <table:table-cell office:value-type="float" office:value="218" calcext:value-type="float">
            <text:p>218</text:p>
          </table:table-cell>
          <table:table-cell table:formula="of:=([.L65]/[.$K$2])/[.M65]" office:value-type="float" office:value="23.8163068398894" calcext:value-type="float">
            <text:p>2.3816307E+01</text:p>
          </table:table-cell>
          <table:table-cell table:number-columns-repeated="16369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397732" calcext:value-type="float">
            <text:p>5.3397732E-08</text:p>
          </table:table-cell>
          <table:table-cell office:value-type="float" office:value="0.000000000099559361" calcext:value-type="float">
            <text:p>9.9559361E-11</text:p>
          </table:table-cell>
          <table:table-cell office:value-type="float" office:value="1384" calcext:value-type="float">
            <text:p>1384</text:p>
          </table:table-cell>
          <table:table-cell table:formula="of:=([.D66]/[.$C$2])/[.E66]" office:value-type="float" office:value="27.3344502111845" calcext:value-type="float">
            <text:p>2.7334450E+01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2990508" calcext:value-type="float">
            <text:p>4.2990508E-08</text:p>
          </table:table-cell>
          <table:table-cell office:value-type="float" office:value="0.000000000092280659" calcext:value-type="float">
            <text:p>9.2280659E-11</text:p>
          </table:table-cell>
          <table:table-cell office:value-type="float" office:value="214" calcext:value-type="float">
            <text:p>214</text:p>
          </table:table-cell>
          <table:table-cell table:formula="of:=([.L66]/[.$K$2])/[.M66]" office:value-type="float" office:value="23.7427774718246" calcext:value-type="float">
            <text:p>2.3742777E+01</text:p>
          </table:table-cell>
          <table:table-cell table:number-columns-repeated="16369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390772" calcext:value-type="float">
            <text:p>5.3390772E-08</text:p>
          </table:table-cell>
          <table:table-cell office:value-type="float" office:value="0.000000000099619248" calcext:value-type="float">
            <text:p>9.9619248E-11</text:p>
          </table:table-cell>
          <table:table-cell office:value-type="float" office:value="1352" calcext:value-type="float">
            <text:p>1352</text:p>
          </table:table-cell>
          <table:table-cell table:formula="of:=([.D67]/[.$C$2])/[.E67]" office:value-type="float" office:value="27.3144571606177" calcext:value-type="float">
            <text:p>2.7314457E+01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5104787" calcext:value-type="float">
            <text:p>4.5104787E-08</text:p>
          </table:table-cell>
          <table:table-cell office:value-type="float" office:value="0.000000000097128219" calcext:value-type="float">
            <text:p>9.7128219E-11</text:p>
          </table:table-cell>
          <table:table-cell office:value-type="float" office:value="209" calcext:value-type="float">
            <text:p>209</text:p>
          </table:table-cell>
          <table:table-cell table:formula="of:=([.L67]/[.$K$2])/[.M67]" office:value-type="float" office:value="23.6671979572166" calcext:value-type="float">
            <text:p>2.3667198E+01</text:p>
          </table:table-cell>
          <table:table-cell table:number-columns-repeated="16369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346133" calcext:value-type="float">
            <text:p>5.3346133E-08</text:p>
          </table:table-cell>
          <table:table-cell office:value-type="float" office:value="0.000000000099613279" calcext:value-type="float">
            <text:p>9.9613279E-11</text:p>
          </table:table-cell>
          <table:table-cell office:value-type="float" office:value="1321" calcext:value-type="float">
            <text:p>1321</text:p>
          </table:table-cell>
          <table:table-cell table:formula="of:=([.D68]/[.$C$2])/[.E68]" office:value-type="float" office:value="27.2932554281857" calcext:value-type="float">
            <text:p>2.7293255E+01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3851147" calcext:value-type="float">
            <text:p>4.3851147E-08</text:p>
          </table:table-cell>
          <table:table-cell office:value-type="float" office:value="0.000000000094739417" calcext:value-type="float">
            <text:p>9.4739417E-11</text:p>
          </table:table-cell>
          <table:table-cell office:value-type="float" office:value="205" calcext:value-type="float">
            <text:p>205</text:p>
          </table:table-cell>
          <table:table-cell table:formula="of:=([.L68]/[.$K$2])/[.M68]" office:value-type="float" office:value="23.589562264455" calcext:value-type="float">
            <text:p>2.3589562E+01</text:p>
          </table:table-cell>
          <table:table-cell table:number-columns-repeated="16369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227137" calcext:value-type="float">
            <text:p>5.3227137E-08</text:p>
          </table:table-cell>
          <table:table-cell office:value-type="float" office:value="0.000000000099473051" calcext:value-type="float">
            <text:p>9.9473051E-11</text:p>
          </table:table-cell>
          <table:table-cell office:value-type="float" office:value="1291" calcext:value-type="float">
            <text:p>1291</text:p>
          </table:table-cell>
          <table:table-cell table:formula="of:=([.D69]/[.$C$2])/[.E69]" office:value-type="float" office:value="27.2707637177728" calcext:value-type="float">
            <text:p>2.7270764E+01</text:p>
          </table:table-cell>
          <table:table-cell/>
          <table:table-cell office:value-type="float" office:value="0.68" calcext:value-type="float">
            <text:p>0.6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3056164" calcext:value-type="float">
            <text:p>4.3056164E-08</text:p>
          </table:table-cell>
          <table:table-cell office:value-type="float" office:value="0.00000000009333759" calcext:value-type="float">
            <text:p>9.3337590E-11</text:p>
          </table:table-cell>
          <table:table-cell office:value-type="float" office:value="201" calcext:value-type="float">
            <text:p>201</text:p>
          </table:table-cell>
          <table:table-cell table:formula="of:=([.L69]/[.$K$2])/[.M69]" office:value-type="float" office:value="23.5097701919272" calcext:value-type="float">
            <text:p>2.3509770E+01</text:p>
          </table:table-cell>
          <table:table-cell table:number-columns-repeated="16369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2996418" calcext:value-type="float">
            <text:p>5.2996418E-08</text:p>
          </table:table-cell>
          <table:table-cell office:value-type="float" office:value="0.000000000099128412" calcext:value-type="float">
            <text:p>9.9128412E-11</text:p>
          </table:table-cell>
          <table:table-cell office:value-type="float" office:value="1262" calcext:value-type="float">
            <text:p>1262</text:p>
          </table:table-cell>
          <table:table-cell table:formula="of:=([.D70]/[.$C$2])/[.E70]" office:value-type="float" office:value="27.2469566157131" calcext:value-type="float">
            <text:p>2.7246957E+01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2704355" calcext:value-type="float">
            <text:p>4.2704355E-08</text:p>
          </table:table-cell>
          <table:table-cell office:value-type="float" office:value="0.000000000092898431" calcext:value-type="float">
            <text:p>9.2898431E-11</text:p>
          </table:table-cell>
          <table:table-cell office:value-type="float" office:value="197" calcext:value-type="float">
            <text:p>197</text:p>
          </table:table-cell>
          <table:table-cell table:formula="of:=([.L70]/[.$K$2])/[.M70]" office:value-type="float" office:value="23.427903151664" calcext:value-type="float">
            <text:p>2.3427903E+01</text:p>
          </table:table-cell>
          <table:table-cell table:number-columns-repeated="16369"/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2616513" calcext:value-type="float">
            <text:p>5.2616513E-08</text:p>
          </table:table-cell>
          <table:table-cell office:value-type="float" office:value="0.000000000098508848" calcext:value-type="float">
            <text:p>9.8508848E-11</text:p>
          </table:table-cell>
          <table:table-cell office:value-type="float" office:value="1234" calcext:value-type="float">
            <text:p>1234</text:p>
          </table:table-cell>
          <table:table-cell table:formula="of:=([.D71]/[.$C$2])/[.E71]" office:value-type="float" office:value="27.2217759530612" calcext:value-type="float">
            <text:p>2.7221776E+01</text:p>
          </table:table-cell>
          <table:table-cell/>
          <table:table-cell office:value-type="float" office:value="0.7" calcext:value-type="float">
            <text:p>0.7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2793784" calcext:value-type="float">
            <text:p>4.2793784E-08</text:p>
          </table:table-cell>
          <table:table-cell office:value-type="float" office:value="0.00000000009342816" calcext:value-type="float">
            <text:p>9.3428160E-11</text:p>
          </table:table-cell>
          <table:table-cell office:value-type="float" office:value="193" calcext:value-type="float">
            <text:p>193</text:p>
          </table:table-cell>
          <table:table-cell table:formula="of:=([.L71]/[.$K$2])/[.M71]" office:value-type="float" office:value="23.3438523058544" calcext:value-type="float">
            <text:p>2.3343852E+01</text:p>
          </table:table-cell>
          <table:table-cell table:number-columns-repeated="16369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2907165" calcext:value-type="float">
            <text:p>5.2907165E-08</text:p>
          </table:table-cell>
          <table:table-cell office:value-type="float" office:value="0.000000000099150055" calcext:value-type="float">
            <text:p>9.9150055E-11</text:p>
          </table:table-cell>
          <table:table-cell office:value-type="float" office:value="1206" calcext:value-type="float">
            <text:p>1206</text:p>
          </table:table-cell>
          <table:table-cell table:formula="of:=([.D72]/[.$C$2])/[.E72]" office:value-type="float" office:value="27.1951315317057" calcext:value-type="float">
            <text:p>2.7195132E+01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3336404" calcext:value-type="float">
            <text:p>4.3336404E-08</text:p>
          </table:table-cell>
          <table:table-cell office:value-type="float" office:value="0.000000000094963344" calcext:value-type="float">
            <text:p>9.4963344E-11</text:p>
          </table:table-cell>
          <table:table-cell office:value-type="float" office:value="189" calcext:value-type="float">
            <text:p>189</text:p>
          </table:table-cell>
          <table:table-cell table:formula="of:=([.L72]/[.$K$2])/[.M72]" office:value-type="float" office:value="23.2576860811346" calcext:value-type="float">
            <text:p>2.3257686E+01</text:p>
          </table:table-cell>
          <table:table-cell table:number-columns-repeated="16369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3005222" calcext:value-type="float">
            <text:p>5.3005222E-08</text:p>
          </table:table-cell>
          <table:table-cell office:value-type="float" office:value="0.000000000099436463" calcext:value-type="float">
            <text:p>9.9436463E-11</text:p>
          </table:table-cell>
          <table:table-cell office:value-type="float" office:value="1179" calcext:value-type="float">
            <text:p>1179</text:p>
          </table:table-cell>
          <table:table-cell table:formula="of:=([.D73]/[.$C$2])/[.E73]" office:value-type="float" office:value="27.1670587733285" calcext:value-type="float">
            <text:p>2.7167059E+01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435919" calcext:value-type="float">
            <text:p>4.4359190E-08</text:p>
          </table:table-cell>
          <table:table-cell office:value-type="float" office:value="0.000000000097575431" calcext:value-type="float">
            <text:p>9.7575431E-11</text:p>
          </table:table-cell>
          <table:table-cell office:value-type="float" office:value="185" calcext:value-type="float">
            <text:p>185</text:p>
          </table:table-cell>
          <table:table-cell table:formula="of:=([.L73]/[.$K$2])/[.M73]" office:value-type="float" office:value="23.1692919179269" calcext:value-type="float">
            <text:p>2.3169292E+01</text:p>
          </table:table-cell>
          <table:table-cell table:number-columns-repeated="16369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2867313" calcext:value-type="float">
            <text:p>5.2867313E-08</text:p>
          </table:table-cell>
          <table:table-cell office:value-type="float" office:value="0.000000000099286086" calcext:value-type="float">
            <text:p>9.9286086E-11</text:p>
          </table:table-cell>
          <table:table-cell office:value-type="float" office:value="1153" calcext:value-type="float">
            <text:p>1153</text:p>
          </table:table-cell>
          <table:table-cell table:formula="of:=([.D74]/[.$C$2])/[.E74]" office:value-type="float" office:value="27.1374152177472" calcext:value-type="float">
            <text:p>2.7137415E+01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1457358" calcext:value-type="float">
            <text:p>4.1457358E-08</text:p>
          </table:table-cell>
          <table:table-cell office:value-type="float" office:value="0.000000000091550295" calcext:value-type="float">
            <text:p>9.1550295E-11</text:p>
          </table:table-cell>
          <table:table-cell office:value-type="float" office:value="182" calcext:value-type="float">
            <text:p>182</text:p>
          </table:table-cell>
          <table:table-cell table:formula="of:=([.L74]/[.$K$2])/[.M74]" office:value-type="float" office:value="23.0787087354701" calcext:value-type="float">
            <text:p>2.3078709E+01</text:p>
          </table:table-cell>
          <table:table-cell table:number-columns-repeated="16369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2451825" calcext:value-type="float">
            <text:p>5.2451825E-08</text:p>
          </table:table-cell>
          <table:table-cell office:value-type="float" office:value="0.000000000098619325" calcext:value-type="float">
            <text:p>9.8619325E-11</text:p>
          </table:table-cell>
          <table:table-cell office:value-type="float" office:value="1128" calcext:value-type="float">
            <text:p>1128</text:p>
          </table:table-cell>
          <table:table-cell table:formula="of:=([.D75]/[.$C$2])/[.E75]" office:value-type="float" office:value="27.1061732783029" calcext:value-type="float">
            <text:p>2.7106173E+01</text:p>
          </table:table-cell>
          <table:table-cell/>
          <table:table-cell office:value-type="float" office:value="0.74" calcext:value-type="float">
            <text:p>0.7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3292887" calcext:value-type="float">
            <text:p>4.3292887E-08</text:p>
          </table:table-cell>
          <table:table-cell office:value-type="float" office:value="0.000000000095989619" calcext:value-type="float">
            <text:p>9.5989619E-11</text:p>
          </table:table-cell>
          <table:table-cell office:value-type="float" office:value="178" calcext:value-type="float">
            <text:p>178</text:p>
          </table:table-cell>
          <table:table-cell table:formula="of:=([.L75]/[.$K$2])/[.M75]" office:value-type="float" office:value="22.9859211369353" calcext:value-type="float">
            <text:p>2.2985921E+01</text:p>
          </table:table-cell>
          <table:table-cell table:number-columns-repeated="1636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2652777" calcext:value-type="float">
            <text:p>5.2652777E-08</text:p>
          </table:table-cell>
          <table:table-cell office:value-type="float" office:value="0.000000000099117106" calcext:value-type="float">
            <text:p>9.9117106E-11</text:p>
          </table:table-cell>
          <table:table-cell office:value-type="float" office:value="1103" calcext:value-type="float">
            <text:p>1103</text:p>
          </table:table-cell>
          <table:table-cell table:formula="of:=([.D76]/[.$C$2])/[.E76]" office:value-type="float" office:value="27.0733688916722" calcext:value-type="float">
            <text:p>2.7073369E+0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1118301" calcext:value-type="float">
            <text:p>4.1118301E-08</text:p>
          </table:table-cell>
          <table:table-cell office:value-type="float" office:value="0.000000000091546526" calcext:value-type="float">
            <text:p>9.1546526E-11</text:p>
          </table:table-cell>
          <table:table-cell office:value-type="float" office:value="175" calcext:value-type="float">
            <text:p>175</text:p>
          </table:table-cell>
          <table:table-cell table:formula="of:=([.L76]/[.$K$2])/[.M76]" office:value-type="float" office:value="22.8909030178471" calcext:value-type="float">
            <text:p>2.2890903E+01</text:p>
          </table:table-cell>
          <table:table-cell table:number-columns-repeated="16369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2526344" calcext:value-type="float">
            <text:p>5.2526344E-08</text:p>
          </table:table-cell>
          <table:table-cell office:value-type="float" office:value="0.000000000099005873" calcext:value-type="float">
            <text:p>9.9005873E-11</text:p>
          </table:table-cell>
          <table:table-cell office:value-type="float" office:value="1079" calcext:value-type="float">
            <text:p>1079</text:p>
          </table:table-cell>
          <table:table-cell table:formula="of:=([.D77]/[.$C$2])/[.E77]" office:value-type="float" office:value="27.0387025618172" calcext:value-type="float">
            <text:p>2.7038703E+01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3842419" calcext:value-type="float">
            <text:p>4.3842419E-08</text:p>
          </table:table-cell>
          <table:table-cell office:value-type="float" office:value="0.000000000098028279" calcext:value-type="float">
            <text:p>9.8028279E-11</text:p>
          </table:table-cell>
          <table:table-cell office:value-type="float" office:value="171" calcext:value-type="float">
            <text:p>171</text:p>
          </table:table-cell>
          <table:table-cell table:formula="of:=([.L77]/[.$K$2])/[.M77]" office:value-type="float" office:value="22.7935915936454" calcext:value-type="float">
            <text:p>2.2793592E+01</text:p>
          </table:table-cell>
          <table:table-cell table:number-columns-repeated="16369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2028044" calcext:value-type="float">
            <text:p>5.2028044E-08</text:p>
          </table:table-cell>
          <table:table-cell office:value-type="float" office:value="0.000000000098198814" calcext:value-type="float">
            <text:p>9.8198814E-11</text:p>
          </table:table-cell>
          <table:table-cell office:value-type="float" office:value="1056" calcext:value-type="float">
            <text:p>1056</text:p>
          </table:table-cell>
          <table:table-cell table:formula="of:=([.D78]/[.$C$2])/[.E78]" office:value-type="float" office:value="27.0023081188997" calcext:value-type="float">
            <text:p>2.7002308E+01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2347435" calcext:value-type="float">
            <text:p>4.2347435E-08</text:p>
          </table:table-cell>
          <table:table-cell office:value-type="float" office:value="0.000000000095100781" calcext:value-type="float">
            <text:p>9.5100781E-11</text:p>
          </table:table-cell>
          <table:table-cell office:value-type="float" office:value="168" calcext:value-type="float">
            <text:p>168</text:p>
          </table:table-cell>
          <table:table-cell table:formula="of:=([.L78]/[.$K$2])/[.M78]" office:value-type="float" office:value="22.6940840472482" calcext:value-type="float">
            <text:p>2.2694084E+01</text:p>
          </table:table-cell>
          <table:table-cell table:number-columns-repeated="16369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2105817" calcext:value-type="float">
            <text:p>5.2105817E-08</text:p>
          </table:table-cell>
          <table:table-cell office:value-type="float" office:value="0.000000000098485174" calcext:value-type="float">
            <text:p>9.8485174E-11</text:p>
          </table:table-cell>
          <table:table-cell office:value-type="float" office:value="1033" calcext:value-type="float">
            <text:p>1033</text:p>
          </table:table-cell>
          <table:table-cell table:formula="of:=([.D79]/[.$C$2])/[.E79]" office:value-type="float" office:value="26.9640414263196" calcext:value-type="float">
            <text:p>2.6964041E+01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12141" calcext:value-type="float">
            <text:p>4.1214100E-08</text:p>
          </table:table-cell>
          <table:table-cell office:value-type="float" office:value="0.000000000092972749" calcext:value-type="float">
            <text:p>9.2972749E-11</text:p>
          </table:table-cell>
          <table:table-cell office:value-type="float" office:value="165" calcext:value-type="float">
            <text:p>165</text:p>
          </table:table-cell>
          <table:table-cell table:formula="of:=([.L79]/[.$K$2])/[.M79]" office:value-type="float" office:value="22.592265367821" calcext:value-type="float">
            <text:p>2.2592265E+01</text:p>
          </table:table-cell>
          <table:table-cell table:number-columns-repeated="16369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2778506" calcext:value-type="float">
            <text:p>5.2778506E-08</text:p>
          </table:table-cell>
          <table:table-cell office:value-type="float" office:value="0.000000000099905355" calcext:value-type="float">
            <text:p>9.9905355E-11</text:p>
          </table:table-cell>
          <table:table-cell office:value-type="float" office:value="1010" calcext:value-type="float">
            <text:p>1010</text:p>
          </table:table-cell>
          <table:table-cell table:formula="of:=([.D80]/[.$C$2])/[.E80]" office:value-type="float" office:value="26.9238992979291" calcext:value-type="float">
            <text:p>2.6923899E+01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0422315" calcext:value-type="float">
            <text:p>4.0422315E-08</text:p>
          </table:table-cell>
          <table:table-cell office:value-type="float" office:value="0.000000000091608854" calcext:value-type="float">
            <text:p>9.1608854E-11</text:p>
          </table:table-cell>
          <table:table-cell office:value-type="float" office:value="162" calcext:value-type="float">
            <text:p>162</text:p>
          </table:table-cell>
          <table:table-cell table:formula="of:=([.L80]/[.$K$2])/[.M80]" office:value-type="float" office:value="22.4881310872332" calcext:value-type="float">
            <text:p>2.2488131E+01</text:p>
          </table:table-cell>
          <table:table-cell table:number-columns-repeated="16369"/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1971299" calcext:value-type="float">
            <text:p>5.1971299E-08</text:p>
          </table:table-cell>
          <table:table-cell office:value-type="float" office:value="0.000000000098531676" calcext:value-type="float">
            <text:p>9.8531676E-11</text:p>
          </table:table-cell>
          <table:table-cell office:value-type="float" office:value="989" calcext:value-type="float">
            <text:p>989</text:p>
          </table:table-cell>
          <table:table-cell table:formula="of:=([.D81]/[.$C$2])/[.E81]" office:value-type="float" office:value="26.8817373975229" calcext:value-type="float">
            <text:p>2.6881737E+01</text:p>
          </table:table-cell>
          <table:table-cell/>
          <table:table-cell office:value-type="float" office:value="0.8" calcext:value-type="float">
            <text:p>0.8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9960085" calcext:value-type="float">
            <text:p>3.9960085E-08</text:p>
          </table:table-cell>
          <table:table-cell office:value-type="float" office:value="0.000000000090991842" calcext:value-type="float">
            <text:p>9.0991842E-11</text:p>
          </table:table-cell>
          <table:table-cell office:value-type="float" office:value="159" calcext:value-type="float">
            <text:p>159</text:p>
          </table:table-cell>
          <table:table-cell table:formula="of:=([.L81]/[.$K$2])/[.M81]" office:value-type="float" office:value="22.3817262159507" calcext:value-type="float">
            <text:p>2.2381726E+01</text:p>
          </table:table-cell>
          <table:table-cell table:number-columns-repeated="16369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1702" calcext:value-type="float">
            <text:p>5.1702000E-08</text:p>
          </table:table-cell>
          <table:table-cell office:value-type="float" office:value="0.000000000098182419" calcext:value-type="float">
            <text:p>9.8182419E-11</text:p>
          </table:table-cell>
          <table:table-cell office:value-type="float" office:value="968" calcext:value-type="float">
            <text:p>968</text:p>
          </table:table-cell>
          <table:table-cell table:formula="of:=([.D82]/[.$C$2])/[.E82]" office:value-type="float" office:value="26.8375735554021" calcext:value-type="float">
            <text:p>2.6837574E+01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9823274" calcext:value-type="float">
            <text:p>3.9823274E-08</text:p>
          </table:table-cell>
          <table:table-cell office:value-type="float" office:value="0.000000000091123006" calcext:value-type="float">
            <text:p>9.1123006E-11</text:p>
          </table:table-cell>
          <table:table-cell office:value-type="float" office:value="156" calcext:value-type="float">
            <text:p>156</text:p>
          </table:table-cell>
          <table:table-cell table:formula="of:=([.L82]/[.$K$2])/[.M82]" office:value-type="float" office:value="22.2729917556093" calcext:value-type="float">
            <text:p>2.2272992E+01</text:p>
          </table:table-cell>
          <table:table-cell table:number-columns-repeated="16369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1977545" calcext:value-type="float">
            <text:p>5.1977545E-08</text:p>
          </table:table-cell>
          <table:table-cell office:value-type="float" office:value="0.000000000098876774" calcext:value-type="float">
            <text:p>9.8876774E-11</text:p>
          </table:table-cell>
          <table:table-cell office:value-type="float" office:value="947" calcext:value-type="float">
            <text:p>947</text:p>
          </table:table-cell>
          <table:table-cell table:formula="of:=([.D83]/[.$C$2])/[.E83]" office:value-type="float" office:value="26.7911346420291" calcext:value-type="float">
            <text:p>2.6791135E+01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0015773" calcext:value-type="float">
            <text:p>4.0015773E-08</text:p>
          </table:table-cell>
          <table:table-cell office:value-type="float" office:value="0.000000000092022253" calcext:value-type="float">
            <text:p>9.2022253E-11</text:p>
          </table:table-cell>
          <table:table-cell office:value-type="float" office:value="153" calcext:value-type="float">
            <text:p>153</text:p>
          </table:table-cell>
          <table:table-cell table:formula="of:=([.L83]/[.$K$2])/[.M83]" office:value-type="float" office:value="22.1619505315738" calcext:value-type="float">
            <text:p>2.2161951E+01</text:p>
          </table:table-cell>
          <table:table-cell table:number-columns-repeated="16369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1709664" calcext:value-type="float">
            <text:p>5.1709664E-08</text:p>
          </table:table-cell>
          <table:table-cell office:value-type="float" office:value="0.000000000098545757" calcext:value-type="float">
            <text:p>9.8545757E-11</text:p>
          </table:table-cell>
          <table:table-cell office:value-type="float" office:value="927" calcext:value-type="float">
            <text:p>927</text:p>
          </table:table-cell>
          <table:table-cell table:formula="of:=([.D84]/[.$C$2])/[.E84]" office:value-type="float" office:value="26.7425870538976" calcext:value-type="float">
            <text:p>2.6742587E+01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0549939" calcext:value-type="float">
            <text:p>4.0549939E-08</text:p>
          </table:table-cell>
          <table:table-cell office:value-type="float" office:value="0.000000000093730327" calcext:value-type="float">
            <text:p>9.3730327E-11</text:p>
          </table:table-cell>
          <table:table-cell office:value-type="float" office:value="150" calcext:value-type="float">
            <text:p>150</text:p>
          </table:table-cell>
          <table:table-cell table:formula="of:=([.L84]/[.$K$2])/[.M84]" office:value-type="float" office:value="22.0485333287724" calcext:value-type="float">
            <text:p>2.2048533E+01</text:p>
          </table:table-cell>
          <table:table-cell table:number-columns-repeated="16369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1970329" calcext:value-type="float">
            <text:p>5.1970329E-08</text:p>
          </table:table-cell>
          <table:table-cell office:value-type="float" office:value="0.000000000099231334" calcext:value-type="float">
            <text:p>9.9231334E-11</text:p>
          </table:table-cell>
          <table:table-cell office:value-type="float" office:value="907" calcext:value-type="float">
            <text:p>907</text:p>
          </table:table-cell>
          <table:table-cell table:formula="of:=([.D85]/[.$C$2])/[.E85]" office:value-type="float" office:value="26.6917020766099" calcext:value-type="float">
            <text:p>2.6691702E+01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1447455" calcext:value-type="float">
            <text:p>4.1447455E-08</text:p>
          </table:table-cell>
          <table:table-cell office:value-type="float" office:value="0.000000000096310641" calcext:value-type="float">
            <text:p>9.6310641E-11</text:p>
          </table:table-cell>
          <table:table-cell office:value-type="float" office:value="147" calcext:value-type="float">
            <text:p>147</text:p>
          </table:table-cell>
          <table:table-cell table:formula="of:=([.L85]/[.$K$2])/[.M85]" office:value-type="float" office:value="21.9327570391834" calcext:value-type="float">
            <text:p>2.1932757E+01</text:p>
          </table:table-cell>
          <table:table-cell table:number-columns-repeated="1636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1622345" calcext:value-type="float">
            <text:p>5.1622345E-08</text:p>
          </table:table-cell>
          <table:table-cell office:value-type="float" office:value="0.000000000098764011" calcext:value-type="float">
            <text:p>9.8764011E-11</text:p>
          </table:table-cell>
          <table:table-cell office:value-type="float" office:value="888" calcext:value-type="float">
            <text:p>888</text:p>
          </table:table-cell>
          <table:table-cell table:formula="of:=([.D86]/[.$C$2])/[.E86]" office:value-type="float" office:value="26.6384310483627" calcext:value-type="float">
            <text:p>2.6638431E+01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2740672" calcext:value-type="float">
            <text:p>4.2740672E-08</text:p>
          </table:table-cell>
          <table:table-cell office:value-type="float" office:value="0.000000000099853346" calcext:value-type="float">
            <text:p>9.9853346E-11</text:p>
          </table:table-cell>
          <table:table-cell office:value-type="float" office:value="144" calcext:value-type="float">
            <text:p>144</text:p>
          </table:table-cell>
          <table:table-cell table:formula="of:=([.L86]/[.$K$2])/[.M86]" office:value-type="float" office:value="21.8146553657046" calcext:value-type="float">
            <text:p>2.1814655E+01</text:p>
          </table:table-cell>
          <table:table-cell table:number-columns-repeated="16369"/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1783525" calcext:value-type="float">
            <text:p>5.1783525E-08</text:p>
          </table:table-cell>
          <table:table-cell office:value-type="float" office:value="0.000000000099280376" calcext:value-type="float">
            <text:p>9.9280376E-11</text:p>
          </table:table-cell>
          <table:table-cell office:value-type="float" office:value="869" calcext:value-type="float">
            <text:p>869</text:p>
          </table:table-cell>
          <table:table-cell table:formula="of:=([.D87]/[.$C$2])/[.E87]" office:value-type="float" office:value="26.5826228383799" calcext:value-type="float">
            <text:p>2.6582623E+01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894878" calcext:value-type="float">
            <text:p>3.8948780E-08</text:p>
          </table:table-cell>
          <table:table-cell office:value-type="float" office:value="0.000000000091499864" calcext:value-type="float">
            <text:p>9.1499864E-11</text:p>
          </table:table-cell>
          <table:table-cell office:value-type="float" office:value="142" calcext:value-type="float">
            <text:p>142</text:p>
          </table:table-cell>
          <table:table-cell table:formula="of:=([.L87]/[.$K$2])/[.M87]" office:value-type="float" office:value="21.6941701746783" calcext:value-type="float">
            <text:p>2.1694170E+01</text:p>
          </table:table-cell>
          <table:table-cell table:number-columns-repeated="16369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1269416" calcext:value-type="float">
            <text:p>5.1269416E-08</text:p>
          </table:table-cell>
          <table:table-cell office:value-type="float" office:value="0.00000000009851066" calcext:value-type="float">
            <text:p>9.8510660E-11</text:p>
          </table:table-cell>
          <table:table-cell office:value-type="float" office:value="851" calcext:value-type="float">
            <text:p>851</text:p>
          </table:table-cell>
          <table:table-cell table:formula="of:=([.D88]/[.$C$2])/[.E88]" office:value-type="float" office:value="26.5243514746465" calcext:value-type="float">
            <text:p>2.6524351E+01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0797062" calcext:value-type="float">
            <text:p>4.0797062E-08</text:p>
          </table:table-cell>
          <table:table-cell office:value-type="float" office:value="0.000000000096387829" calcext:value-type="float">
            <text:p>9.6387829E-11</text:p>
          </table:table-cell>
          <table:table-cell office:value-type="float" office:value="139" calcext:value-type="float">
            <text:p>139</text:p>
          </table:table-cell>
          <table:table-cell table:formula="of:=([.L88]/[.$K$2])/[.M88]" office:value-type="float" office:value="21.5713001792163" calcext:value-type="float">
            <text:p>2.1571300E+01</text:p>
          </table:table-cell>
          <table:table-cell table:number-columns-repeated="16369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1241147" calcext:value-type="float">
            <text:p>5.1241147E-08</text:p>
          </table:table-cell>
          <table:table-cell office:value-type="float" office:value="0.000000000098683284" calcext:value-type="float">
            <text:p>9.8683284E-11</text:p>
          </table:table-cell>
          <table:table-cell office:value-type="float" office:value="833" calcext:value-type="float">
            <text:p>833</text:p>
          </table:table-cell>
          <table:table-cell table:formula="of:=([.D89]/[.$C$2])/[.E89]" office:value-type="float" office:value="26.4633536942634" calcext:value-type="float">
            <text:p>2.6463354E+01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7576188" calcext:value-type="float">
            <text:p>3.7576188E-08</text:p>
          </table:table-cell>
          <table:table-cell office:value-type="float" office:value="0.000000000089296526" calcext:value-type="float">
            <text:p>8.9296526E-11</text:p>
          </table:table-cell>
          <table:table-cell office:value-type="float" office:value="137" calcext:value-type="float">
            <text:p>137</text:p>
          </table:table-cell>
          <table:table-cell table:formula="of:=([.L89]/[.$K$2])/[.M89]" office:value-type="float" office:value="21.4460734481337" calcext:value-type="float">
            <text:p>2.1446073E+01</text:p>
          </table:table-cell>
          <table:table-cell table:number-columns-repeated="16369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1712917" calcext:value-type="float">
            <text:p>5.1712917E-08</text:p>
          </table:table-cell>
          <table:table-cell office:value-type="float" office:value="0.000000000099832176" calcext:value-type="float">
            <text:p>9.9832176E-11</text:p>
          </table:table-cell>
          <table:table-cell office:value-type="float" office:value="815" calcext:value-type="float">
            <text:p>815</text:p>
          </table:table-cell>
          <table:table-cell table:formula="of:=([.D90]/[.$C$2])/[.E90]" office:value-type="float" office:value="26.3996476806738" calcext:value-type="float">
            <text:p>2.6399648E+01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0007653" calcext:value-type="float">
            <text:p>4.0007653E-08</text:p>
          </table:table-cell>
          <table:table-cell office:value-type="float" office:value="0.000000000095643838" calcext:value-type="float">
            <text:p>9.5643838E-11</text:p>
          </table:table-cell>
          <table:table-cell office:value-type="float" office:value="134" calcext:value-type="float">
            <text:p>134</text:p>
          </table:table-cell>
          <table:table-cell table:formula="of:=([.L90]/[.$K$2])/[.M90]" office:value-type="float" office:value="21.3184542560207" calcext:value-type="float">
            <text:p>2.1318454E+01</text:p>
          </table:table-cell>
          <table:table-cell table:number-columns-repeated="16369"/>
        </table:table-row>
        <table:table-row table:style-name="ro1">
          <table:table-cell office:value-type="float" office:value="0.9" calcext:value-type="float">
            <text:p>0.9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1424214" calcext:value-type="float">
            <text:p>5.1424214E-08</text:p>
          </table:table-cell>
          <table:table-cell office:value-type="float" office:value="0.000000000099525898" calcext:value-type="float">
            <text:p>9.9525898E-11</text:p>
          </table:table-cell>
          <table:table-cell office:value-type="float" office:value="798" calcext:value-type="float">
            <text:p>798</text:p>
          </table:table-cell>
          <table:table-cell table:formula="of:=([.D91]/[.$C$2])/[.E91]" office:value-type="float" office:value="26.3330515880528" calcext:value-type="float">
            <text:p>2.6333052E+01</text:p>
          </table:table-cell>
          <table:table-cell/>
          <table:table-cell office:value-type="float" office:value="0.9" calcext:value-type="float">
            <text:p>0.9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7263785" calcext:value-type="float">
            <text:p>3.7263785E-08</text:p>
          </table:table-cell>
          <table:table-cell office:value-type="float" office:value="0.000000000089631002" calcext:value-type="float">
            <text:p>8.9631002E-11</text:p>
          </table:table-cell>
          <table:table-cell office:value-type="float" office:value="132" calcext:value-type="float">
            <text:p>132</text:p>
          </table:table-cell>
          <table:table-cell table:formula="of:=([.L91]/[.$K$2])/[.M91]" office:value-type="float" office:value="21.18840894147" calcext:value-type="float">
            <text:p>2.1188409E+01</text:p>
          </table:table-cell>
          <table:table-cell table:number-columns-repeated="16369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0321999" calcext:value-type="float">
            <text:p>5.0321999E-08</text:p>
          </table:table-cell>
          <table:table-cell office:value-type="float" office:value="0.000000000097650294" calcext:value-type="float">
            <text:p>9.7650294E-11</text:p>
          </table:table-cell>
          <table:table-cell office:value-type="float" office:value="782" calcext:value-type="float">
            <text:p>782</text:p>
          </table:table-cell>
          <table:table-cell table:formula="of:=([.D92]/[.$C$2])/[.E92]" office:value-type="float" office:value="26.2635822565103" calcext:value-type="float">
            <text:p>2.6263582E+01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0358874" calcext:value-type="float">
            <text:p>4.0358874E-08</text:p>
          </table:table-cell>
          <table:table-cell office:value-type="float" office:value="0.000000000097686174" calcext:value-type="float">
            <text:p>9.7686174E-11</text:p>
          </table:table-cell>
          <table:table-cell office:value-type="float" office:value="129" calcext:value-type="float">
            <text:p>129</text:p>
          </table:table-cell>
          <table:table-cell table:formula="of:=([.L92]/[.$K$2])/[.M92]" office:value-type="float" office:value="21.0559855151802" calcext:value-type="float">
            <text:p>2.1055986E+01</text:p>
          </table:table-cell>
          <table:table-cell table:number-columns-repeated="16369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096259" calcext:value-type="float">
            <text:p>5.0962590E-08</text:p>
          </table:table-cell>
          <table:table-cell office:value-type="float" office:value="0.000000000099167514" calcext:value-type="float">
            <text:p>9.9167514E-11</text:p>
          </table:table-cell>
          <table:table-cell office:value-type="float" office:value="765" calcext:value-type="float">
            <text:p>765</text:p>
          </table:table-cell>
          <table:table-cell table:formula="of:=([.D93]/[.$C$2])/[.E93]" office:value-type="float" office:value="26.1909769062751" calcext:value-type="float">
            <text:p>2.6190977E+01</text:p>
          </table:table-cell>
          <table:table-cell/>
          <table:table-cell office:value-type="float" office:value="0.92" calcext:value-type="float">
            <text:p>0.9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8035542" calcext:value-type="float">
            <text:p>3.8035542E-08</text:p>
          </table:table-cell>
          <table:table-cell office:value-type="float" office:value="0.000000000092656081" calcext:value-type="float">
            <text:p>9.2656081E-11</text:p>
          </table:table-cell>
          <table:table-cell office:value-type="float" office:value="127" calcext:value-type="float">
            <text:p>127</text:p>
          </table:table-cell>
          <table:table-cell table:formula="of:=([.L93]/[.$K$2])/[.M93]" office:value-type="float" office:value="20.9211384917311" calcext:value-type="float">
            <text:p>2.0921138E+01</text:p>
          </table:table-cell>
          <table:table-cell table:number-columns-repeated="16369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0761875" calcext:value-type="float">
            <text:p>5.0761875E-08</text:p>
          </table:table-cell>
          <table:table-cell office:value-type="float" office:value="0.000000000099063307" calcext:value-type="float">
            <text:p>9.9063307E-11</text:p>
          </table:table-cell>
          <table:table-cell office:value-type="float" office:value="749" calcext:value-type="float">
            <text:p>749</text:p>
          </table:table-cell>
          <table:table-cell table:formula="of:=([.D94]/[.$C$2])/[.E94]" office:value-type="float" office:value="26.1152667303078" calcext:value-type="float">
            <text:p>2.6115267E+01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6011887" calcext:value-type="float">
            <text:p>3.6011887E-08</text:p>
          </table:table-cell>
          <table:table-cell office:value-type="float" office:value="0.000000000088305624" calcext:value-type="float">
            <text:p>8.8305624E-11</text:p>
          </table:table-cell>
          <table:table-cell office:value-type="float" office:value="125" calcext:value-type="float">
            <text:p>125</text:p>
          </table:table-cell>
          <table:table-cell table:formula="of:=([.L94]/[.$K$2])/[.M94]" office:value-type="float" office:value="20.7839049375231" calcext:value-type="float">
            <text:p>2.0783905E+01</text:p>
          </table:table-cell>
          <table:table-cell table:number-columns-repeated="16369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1019482" calcext:value-type="float">
            <text:p>5.1019482E-08</text:p>
          </table:table-cell>
          <table:table-cell office:value-type="float" office:value="0.000000000099868109" calcext:value-type="float">
            <text:p>9.9868109E-11</text:p>
          </table:table-cell>
          <table:table-cell office:value-type="float" office:value="733" calcext:value-type="float">
            <text:p>733</text:p>
          </table:table-cell>
          <table:table-cell table:formula="of:=([.D95]/[.$C$2])/[.E95]" office:value-type="float" office:value="26.036275041606" calcext:value-type="float">
            <text:p>2.6036275E+01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0016537" calcext:value-type="float">
            <text:p>4.0016537E-08</text:p>
          </table:table-cell>
          <table:table-cell office:value-type="float" office:value="0.000000000098789436" calcext:value-type="float">
            <text:p>9.8789436E-11</text:p>
          </table:table-cell>
          <table:table-cell office:value-type="float" office:value="122" calcext:value-type="float">
            <text:p>122</text:p>
          </table:table-cell>
          <table:table-cell table:formula="of:=([.L95]/[.$K$2])/[.M95]" office:value-type="float" office:value="20.6442271401887" calcext:value-type="float">
            <text:p>2.0644227E+01</text:p>
          </table:table-cell>
          <table:table-cell table:number-columns-repeated="16369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03486" calcext:value-type="float">
            <text:p>5.0348600E-08</text:p>
          </table:table-cell>
          <table:table-cell office:value-type="float" office:value="0.000000000098867651" calcext:value-type="float">
            <text:p>9.8867651E-11</text:p>
          </table:table-cell>
          <table:table-cell office:value-type="float" office:value="718" calcext:value-type="float">
            <text:p>718</text:p>
          </table:table-cell>
          <table:table-cell table:formula="of:=([.D96]/[.$C$2])/[.E96]" office:value-type="float" office:value="25.9539112679678" calcext:value-type="float">
            <text:p>2.5953911E+01</text:p>
          </table:table-cell>
          <table:table-cell/>
          <table:table-cell office:value-type="float" office:value="0.95" calcext:value-type="float">
            <text:p>0.9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8369383" calcext:value-type="float">
            <text:p>3.8369383E-08</text:p>
          </table:table-cell>
          <table:table-cell office:value-type="float" office:value="0.000000000095379431" calcext:value-type="float">
            <text:p>9.5379431E-11</text:p>
          </table:table-cell>
          <table:table-cell office:value-type="float" office:value="120" calcext:value-type="float">
            <text:p>120</text:p>
          </table:table-cell>
          <table:table-cell table:formula="of:=([.L96]/[.$K$2])/[.M96]" office:value-type="float" office:value="20.5021648262224" calcext:value-type="float">
            <text:p>2.0502165E+01</text:p>
          </table:table-cell>
          <table:table-cell table:number-columns-repeated="16369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0106037" calcext:value-type="float">
            <text:p>5.0106037E-08</text:p>
          </table:table-cell>
          <table:table-cell office:value-type="float" office:value="0.000000000098717809" calcext:value-type="float">
            <text:p>9.8717809E-11</text:p>
          </table:table-cell>
          <table:table-cell office:value-type="float" office:value="703" calcext:value-type="float">
            <text:p>703</text:p>
          </table:table-cell>
          <table:table-cell table:formula="of:=([.D97]/[.$C$2])/[.E97]" office:value-type="float" office:value="25.8680790437561" calcext:value-type="float">
            <text:p>2.5868079E+01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6974196" calcext:value-type="float">
            <text:p>3.6974196E-08</text:p>
          </table:table-cell>
          <table:table-cell office:value-type="float" office:value="0.000000000092563696" calcext:value-type="float">
            <text:p>9.2563696E-11</text:p>
          </table:table-cell>
          <table:table-cell office:value-type="float" office:value="118" calcext:value-type="float">
            <text:p>118</text:p>
          </table:table-cell>
          <table:table-cell table:formula="of:=([.L97]/[.$K$2])/[.M97]" office:value-type="float" office:value="20.3576519055064" calcext:value-type="float">
            <text:p>2.0357652E+01</text:p>
          </table:table-cell>
          <table:table-cell table:number-columns-repeated="16369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5029981" calcext:value-type="float">
            <text:p>5.0299810E-08</text:p>
          </table:table-cell>
          <table:table-cell office:value-type="float" office:value="0.000000000099443494" calcext:value-type="float">
            <text:p>9.9443494E-11</text:p>
          </table:table-cell>
          <table:table-cell office:value-type="float" office:value="688" calcext:value-type="float">
            <text:p>688</text:p>
          </table:table-cell>
          <table:table-cell table:formula="of:=([.D98]/[.$C$2])/[.E98]" office:value-type="float" office:value="25.7786162732356" calcext:value-type="float">
            <text:p>2.5778616E+01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5812163" calcext:value-type="float">
            <text:p>3.5812163E-08</text:p>
          </table:table-cell>
          <table:table-cell office:value-type="float" office:value="0.000000000090306359" calcext:value-type="float">
            <text:p>9.0306359E-11</text:p>
          </table:table-cell>
          <table:table-cell office:value-type="float" office:value="116" calcext:value-type="float">
            <text:p>116</text:p>
          </table:table-cell>
          <table:table-cell table:formula="of:=([.L98]/[.$K$2])/[.M98]" office:value-type="float" office:value="20.2107231138136" calcext:value-type="float">
            <text:p>2.0210723E+01</text:p>
          </table:table-cell>
          <table:table-cell table:number-columns-repeated="16369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471305" calcext:value-type="float">
            <text:p>4.9471305E-08</text:p>
          </table:table-cell>
          <table:table-cell office:value-type="float" office:value="0.000000000098160338" calcext:value-type="float">
            <text:p>9.8160338E-11</text:p>
          </table:table-cell>
          <table:table-cell office:value-type="float" office:value="674" calcext:value-type="float">
            <text:p>674</text:p>
          </table:table-cell>
          <table:table-cell table:formula="of:=([.D99]/[.$C$2])/[.E99]" office:value-type="float" office:value="25.6854367019459" calcext:value-type="float">
            <text:p>2.5685437E+01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4868344" calcext:value-type="float">
            <text:p>3.4868344E-08</text:p>
          </table:table-cell>
          <table:table-cell office:value-type="float" office:value="0.000000000088580922" calcext:value-type="float">
            <text:p>8.8580922E-11</text:p>
          </table:table-cell>
          <table:table-cell office:value-type="float" office:value="114" calcext:value-type="float">
            <text:p>114</text:p>
          </table:table-cell>
          <table:table-cell table:formula="of:=([.L99]/[.$K$2])/[.M99]" office:value-type="float" office:value="20.0613778577055" calcext:value-type="float">
            <text:p>2.0061378E+01</text:p>
          </table:table-cell>
          <table:table-cell table:number-columns-repeated="16369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047314" calcext:value-type="float">
            <text:p>4.9047314E-08</text:p>
          </table:table-cell>
          <table:table-cell office:value-type="float" office:value="0.000000000097688002" calcext:value-type="float">
            <text:p>9.7688002E-11</text:p>
          </table:table-cell>
          <table:table-cell office:value-type="float" office:value="660" calcext:value-type="float">
            <text:p>660</text:p>
          </table:table-cell>
          <table:table-cell table:formula="of:=([.D100]/[.$C$2])/[.E100]" office:value-type="float" office:value="25.5884296440919" calcext:value-type="float">
            <text:p>2.5588430E+01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4131392" calcext:value-type="float">
            <text:p>3.4131392E-08</text:p>
          </table:table-cell>
          <table:table-cell office:value-type="float" office:value="0.000000000087369686" calcext:value-type="float">
            <text:p>8.7369686E-11</text:p>
          </table:table-cell>
          <table:table-cell office:value-type="float" office:value="112" calcext:value-type="float">
            <text:p>112</text:p>
          </table:table-cell>
          <table:table-cell table:formula="of:=([.L100]/[.$K$2])/[.M100]" office:value-type="float" office:value="19.9096148264935" calcext:value-type="float">
            <text:p>1.9909615E+01</text:p>
          </table:table-cell>
          <table:table-cell table:number-columns-repeated="16369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031138" calcext:value-type="float">
            <text:p>4.9031138E-08</text:p>
          </table:table-cell>
          <table:table-cell office:value-type="float" office:value="0.000000000098042549" calcext:value-type="float">
            <text:p>9.8042549E-11</text:p>
          </table:table-cell>
          <table:table-cell office:value-type="float" office:value="646" calcext:value-type="float">
            <text:p>646</text:p>
          </table:table-cell>
          <table:table-cell table:formula="of:=([.D101]/[.$C$2])/[.E101]" office:value-type="float" office:value="25.487486672317" calcext:value-type="float">
            <text:p>2.5487487E+01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3593355" calcext:value-type="float">
            <text:p>3.3593355E-08</text:p>
          </table:table-cell>
          <table:table-cell office:value-type="float" office:value="0.000000000086663821" calcext:value-type="float">
            <text:p>8.6663821E-11</text:p>
          </table:table-cell>
          <table:table-cell office:value-type="float" office:value="110" calcext:value-type="float">
            <text:p>110</text:p>
          </table:table-cell>
          <table:table-cell table:formula="of:=([.L101]/[.$K$2])/[.M101]" office:value-type="float" office:value="19.7553704833637" calcext:value-type="float">
            <text:p>1.9755370E+01</text:p>
          </table:table-cell>
          <table:table-cell table:number-columns-repeated="16369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943674" calcext:value-type="float">
            <text:p>4.9436740E-08</text:p>
          </table:table-cell>
          <table:table-cell office:value-type="float" office:value="0.00000000009926278" calcext:value-type="float">
            <text:p>9.9262780E-11</text:p>
          </table:table-cell>
          <table:table-cell office:value-type="float" office:value="632" calcext:value-type="float">
            <text:p>632</text:p>
          </table:table-cell>
          <table:table-cell table:formula="of:=([.D102]/[.$C$2])/[.E102]" office:value-type="float" office:value="25.3824198036268" calcext:value-type="float">
            <text:p>2.5382420E+01</text:p>
          </table:table-cell>
          <table:table-cell/>
          <table:table-cell office:value-type="float" office:value="1.01" calcext:value-type="float">
            <text:p>1.0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3249623" calcext:value-type="float">
            <text:p>3.3249623E-08</text:p>
          </table:table-cell>
          <table:table-cell office:value-type="float" office:value="0.000000000086462597" calcext:value-type="float">
            <text:p>8.6462597E-11</text:p>
          </table:table-cell>
          <table:table-cell office:value-type="float" office:value="108" calcext:value-type="float">
            <text:p>108</text:p>
          </table:table-cell>
          <table:table-cell table:formula="of:=([.L102]/[.$K$2])/[.M102]" office:value-type="float" office:value="19.5987368576721" calcext:value-type="float">
            <text:p>1.9598737E+01</text:p>
          </table:table-cell>
          <table:table-cell table:number-columns-repeated="16369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699926" calcext:value-type="float">
            <text:p>4.8699926E-08</text:p>
          </table:table-cell>
          <table:table-cell office:value-type="float" office:value="0.000000000098206068" calcext:value-type="float">
            <text:p>9.8206068E-11</text:p>
          </table:table-cell>
          <table:table-cell office:value-type="float" office:value="619" calcext:value-type="float">
            <text:p>619</text:p>
          </table:table-cell>
          <table:table-cell table:formula="of:=([.D103]/[.$C$2])/[.E103]" office:value-type="float" office:value="25.2731637164415" calcext:value-type="float">
            <text:p>2.5273164E+01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3098861" calcext:value-type="float">
            <text:p>3.3098861E-08</text:p>
          </table:table-cell>
          <table:table-cell office:value-type="float" office:value="0.000000000086775044" calcext:value-type="float">
            <text:p>8.6775044E-11</text:p>
          </table:table-cell>
          <table:table-cell office:value-type="float" office:value="106" calcext:value-type="float">
            <text:p>106</text:p>
          </table:table-cell>
          <table:table-cell table:formula="of:=([.L103]/[.$K$2])/[.M103]" office:value-type="float" office:value="19.4396230291415" calcext:value-type="float">
            <text:p>1.9439623E+01</text:p>
          </table:table-cell>
          <table:table-cell table:number-columns-repeated="16369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348358" calcext:value-type="float">
            <text:p>4.8348358E-08</text:p>
          </table:table-cell>
          <table:table-cell office:value-type="float" office:value="0.000000000097937576" calcext:value-type="float">
            <text:p>9.7937576E-11</text:p>
          </table:table-cell>
          <table:table-cell office:value-type="float" office:value="606" calcext:value-type="float">
            <text:p>606</text:p>
          </table:table-cell>
          <table:table-cell table:formula="of:=([.D104]/[.$C$2])/[.E104]" office:value-type="float" office:value="25.1595002744446" calcext:value-type="float">
            <text:p>2.5159500E+01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3143177" calcext:value-type="float">
            <text:p>3.3143177E-08</text:p>
          </table:table-cell>
          <table:table-cell office:value-type="float" office:value="0.000000000087619223" calcext:value-type="float">
            <text:p>8.7619223E-11</text:p>
          </table:table-cell>
          <table:table-cell office:value-type="float" office:value="104" calcext:value-type="float">
            <text:p>104</text:p>
          </table:table-cell>
          <table:table-cell table:formula="of:=([.L104]/[.$K$2])/[.M104]" office:value-type="float" office:value="19.2781063143623" calcext:value-type="float">
            <text:p>1.9278106E+01</text:p>
          </table:table-cell>
          <table:table-cell table:number-columns-repeated="16369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387403" calcext:value-type="float">
            <text:p>4.8387403E-08</text:p>
          </table:table-cell>
          <table:table-cell office:value-type="float" office:value="0.000000000098478804" calcext:value-type="float">
            <text:p>9.8478804E-11</text:p>
          </table:table-cell>
          <table:table-cell office:value-type="float" office:value="593" calcext:value-type="float">
            <text:p>593</text:p>
          </table:table-cell>
          <table:table-cell table:formula="of:=([.D105]/[.$C$2])/[.E105]" office:value-type="float" office:value="25.0414331564817" calcext:value-type="float">
            <text:p>2.5041433E+01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338827" calcext:value-type="float">
            <text:p>3.3388270E-08</text:p>
          </table:table-cell>
          <table:table-cell office:value-type="float" office:value="0.000000000089024424" calcext:value-type="float">
            <text:p>8.9024424E-11</text:p>
          </table:table-cell>
          <table:table-cell office:value-type="float" office:value="102" calcext:value-type="float">
            <text:p>102</text:p>
          </table:table-cell>
          <table:table-cell table:formula="of:=([.L105]/[.$K$2])/[.M105]" office:value-type="float" office:value="19.1141230186716" calcext:value-type="float">
            <text:p>1.9114123E+01</text:p>
          </table:table-cell>
          <table:table-cell table:number-columns-repeated="16369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8832444" calcext:value-type="float">
            <text:p>4.8832444E-08</text:p>
          </table:table-cell>
          <table:table-cell office:value-type="float" office:value="0.000000000099873885" calcext:value-type="float">
            <text:p>9.9873885E-11</text:p>
          </table:table-cell>
          <table:table-cell office:value-type="float" office:value="580" calcext:value-type="float">
            <text:p>580</text:p>
          </table:table-cell>
          <table:table-cell table:formula="of:=([.D106]/[.$C$2])/[.E106]" office:value-type="float" office:value="24.9187440452411" calcext:value-type="float">
            <text:p>2.4918744E+0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3843801" calcext:value-type="float">
            <text:p>3.3843801E-08</text:p>
          </table:table-cell>
          <table:table-cell office:value-type="float" office:value="0.000000000091031732" calcext:value-type="float">
            <text:p>9.1031732E-11</text:p>
          </table:table-cell>
          <table:table-cell office:value-type="float" office:value="100" calcext:value-type="float">
            <text:p>100</text:p>
          </table:table-cell>
          <table:table-cell table:formula="of:=([.L106]/[.$K$2])/[.M106]" office:value-type="float" office:value="18.9476764138164" calcext:value-type="float">
            <text:p>1.8947676E+01</text:p>
          </table:table-cell>
          <table:table-cell table:number-columns-repeated="16369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7996781" calcext:value-type="float">
            <text:p>4.7996781E-08</text:p>
          </table:table-cell>
          <table:table-cell office:value-type="float" office:value="0.00000000009866933" calcext:value-type="float">
            <text:p>9.8669330E-11</text:p>
          </table:table-cell>
          <table:table-cell office:value-type="float" office:value="568" calcext:value-type="float">
            <text:p>568</text:p>
          </table:table-cell>
          <table:table-cell table:formula="of:=([.D107]/[.$C$2])/[.E107]" office:value-type="float" office:value="24.791315065243" calcext:value-type="float">
            <text:p>2.4791315E+01</text:p>
          </table:table-cell>
          <table:table-cell/>
          <table:table-cell office:value-type="float" office:value="1.06" calcext:value-type="float">
            <text:p>1.0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4523847" calcext:value-type="float">
            <text:p>3.4523847E-08</text:p>
          </table:table-cell>
          <table:table-cell office:value-type="float" office:value="0.000000000093696068" calcext:value-type="float">
            <text:p>9.3696068E-11</text:p>
          </table:table-cell>
          <table:table-cell office:value-type="float" office:value="98" calcext:value-type="float">
            <text:p>98</text:p>
          </table:table-cell>
          <table:table-cell table:formula="of:=([.L107]/[.$K$2])/[.M107]" office:value-type="float" office:value="18.7787832728593" calcext:value-type="float">
            <text:p>1.8778783E+01</text:p>
          </table:table-cell>
          <table:table-cell table:number-columns-repeated="16369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752655" calcext:value-type="float">
            <text:p>4.7526550E-08</text:p>
          </table:table-cell>
          <table:table-cell office:value-type="float" office:value="0.000000000098226988" calcext:value-type="float">
            <text:p>9.8226988E-11</text:p>
          </table:table-cell>
          <table:table-cell office:value-type="float" office:value="556" calcext:value-type="float">
            <text:p>556</text:p>
          </table:table-cell>
          <table:table-cell table:formula="of:=([.D108]/[.$C$2])/[.E108]" office:value-type="float" office:value="24.6589792269421" calcext:value-type="float">
            <text:p>2.4658979E+01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5447575" calcext:value-type="float">
            <text:p>3.5447575E-08</text:p>
          </table:table-cell>
          <table:table-cell office:value-type="float" office:value="0.000000000097088899" calcext:value-type="float">
            <text:p>9.7088899E-11</text:p>
          </table:table-cell>
          <table:table-cell office:value-type="float" office:value="96" calcext:value-type="float">
            <text:p>96</text:p>
          </table:table-cell>
          <table:table-cell table:formula="of:=([.L108]/[.$K$2])/[.M108]" office:value-type="float" office:value="18.6074382434313" calcext:value-type="float">
            <text:p>1.8607438E+01</text:p>
          </table:table-cell>
          <table:table-cell table:number-columns-repeated="16369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7424558" calcext:value-type="float">
            <text:p>4.7424558E-08</text:p>
          </table:table-cell>
          <table:table-cell office:value-type="float" office:value="0.000000000098565015" calcext:value-type="float">
            <text:p>9.8565015E-11</text:p>
          </table:table-cell>
          <table:table-cell office:value-type="float" office:value="544" calcext:value-type="float">
            <text:p>544</text:p>
          </table:table-cell>
          <table:table-cell table:formula="of:=([.D109]/[.$C$2])/[.E109]" office:value-type="float" office:value="24.5216749879917" calcext:value-type="float">
            <text:p>2.4521675E+01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98286" calcext:value-type="float">
            <text:p>2.9828600E-08</text:p>
          </table:table-cell>
          <table:table-cell office:value-type="float" office:value="0.000000000082469325" calcext:value-type="float">
            <text:p>8.2469325E-11</text:p>
          </table:table-cell>
          <table:table-cell office:value-type="float" office:value="95" calcext:value-type="float">
            <text:p>95</text:p>
          </table:table-cell>
          <table:table-cell table:formula="of:=([.L109]/[.$K$2])/[.M109]" office:value-type="float" office:value="18.4335959025571" calcext:value-type="float">
            <text:p>1.8433596E+01</text:p>
          </table:table-cell>
          <table:table-cell table:number-columns-repeated="16369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7702579" calcext:value-type="float">
            <text:p>4.7702579E-08</text:p>
          </table:table-cell>
          <table:table-cell office:value-type="float" office:value="0.000000000099722041" calcext:value-type="float">
            <text:p>9.9722041E-11</text:p>
          </table:table-cell>
          <table:table-cell office:value-type="float" office:value="532" calcext:value-type="float">
            <text:p>532</text:p>
          </table:table-cell>
          <table:table-cell table:formula="of:=([.D110]/[.$C$2])/[.E110]" office:value-type="float" office:value="24.3792495693502" calcext:value-type="float">
            <text:p>2.4379250E+01</text:p>
          </table:table-cell>
          <table:table-cell/>
          <table:table-cell office:value-type="float" office:value="1.09" calcext:value-type="float">
            <text:p>1.0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0911783" calcext:value-type="float">
            <text:p>3.0911783E-08</text:p>
          </table:table-cell>
          <table:table-cell office:value-type="float" office:value="0.000000000086289234" calcext:value-type="float">
            <text:p>8.6289234E-11</text:p>
          </table:table-cell>
          <table:table-cell office:value-type="float" office:value="93" calcext:value-type="float">
            <text:p>93</text:p>
          </table:table-cell>
          <table:table-cell table:formula="of:=([.L110]/[.$K$2])/[.M110]" office:value-type="float" office:value="18.2573219785237" calcext:value-type="float">
            <text:p>1.8257322E+01</text:p>
          </table:table-cell>
          <table:table-cell table:number-columns-repeated="16369"/>
        </table:table-row>
        <table:table-row table:style-name="ro1">
          <table:table-cell office:value-type="float" office:value="1.1" calcext:value-type="float">
            <text:p>1.1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6562369" calcext:value-type="float">
            <text:p>4.6562369E-08</text:p>
          </table:table-cell>
          <table:table-cell office:value-type="float" office:value="0.00000000009793202" calcext:value-type="float">
            <text:p>9.7932020E-11</text:p>
          </table:table-cell>
          <table:table-cell office:value-type="float" office:value="521" calcext:value-type="float">
            <text:p>521</text:p>
          </table:table-cell>
          <table:table-cell table:formula="of:=([.D111]/[.$C$2])/[.E111]" office:value-type="float" office:value="24.2314826455437" calcext:value-type="float">
            <text:p>2.4231483E+01</text:p>
          </table:table-cell>
          <table:table-cell/>
          <table:table-cell office:value-type="float" office:value="1.1" calcext:value-type="float">
            <text:p>1.1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2257336" calcext:value-type="float">
            <text:p>3.2257336E-08</text:p>
          </table:table-cell>
          <table:table-cell office:value-type="float" office:value="0.000000000090935899" calcext:value-type="float">
            <text:p>9.0935899E-11</text:p>
          </table:table-cell>
          <table:table-cell office:value-type="float" office:value="91" calcext:value-type="float">
            <text:p>91</text:p>
          </table:table-cell>
          <table:table-cell table:formula="of:=([.L111]/[.$K$2])/[.M111]" office:value-type="float" office:value="18.0785154903797" calcext:value-type="float">
            <text:p>1.8078515E+01</text:p>
          </table:table-cell>
          <table:table-cell table:number-columns-repeated="16369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576358" calcext:value-type="float">
            <text:p>4.5763580E-08</text:p>
          </table:table-cell>
          <table:table-cell office:value-type="float" office:value="0.00000000009686422" calcext:value-type="float">
            <text:p>9.6864220E-11</text:p>
          </table:table-cell>
          <table:table-cell office:value-type="float" office:value="510" calcext:value-type="float">
            <text:p>510</text:p>
          </table:table-cell>
          <table:table-cell table:formula="of:=([.D112]/[.$C$2])/[.E112]" office:value-type="float" office:value="24.0783231032254" calcext:value-type="float">
            <text:p>2.4078323E+01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3902352" calcext:value-type="float">
            <text:p>3.3902352E-08</text:p>
          </table:table-cell>
          <table:table-cell office:value-type="float" office:value="0.000000000096541555" calcext:value-type="float">
            <text:p>9.6541555E-11</text:p>
          </table:table-cell>
          <table:table-cell office:value-type="float" office:value="89" calcext:value-type="float">
            <text:p>89</text:p>
          </table:table-cell>
          <table:table-cell table:formula="of:=([.L112]/[.$K$2])/[.M112]" office:value-type="float" office:value="17.8972032983737" calcext:value-type="float">
            <text:p>1.7897203E+01</text:p>
          </table:table-cell>
          <table:table-cell table:number-columns-repeated="16369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5301824" calcext:value-type="float">
            <text:p>4.5301824E-08</text:p>
          </table:table-cell>
          <table:table-cell office:value-type="float" office:value="0.000000000096523108" calcext:value-type="float">
            <text:p>9.6523108E-11</text:p>
          </table:table-cell>
          <table:table-cell office:value-type="float" office:value="499" calcext:value-type="float">
            <text:p>499</text:p>
          </table:table-cell>
          <table:table-cell table:formula="of:=([.D113]/[.$C$2])/[.E113]" office:value-type="float" office:value="23.9196060864975" calcext:value-type="float">
            <text:p>2.3919606E+01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8703546" calcext:value-type="float">
            <text:p>2.8703546E-08</text:p>
          </table:table-cell>
          <table:table-cell office:value-type="float" office:value="0.000000000082585625" calcext:value-type="float">
            <text:p>8.2585625E-11</text:p>
          </table:table-cell>
          <table:table-cell office:value-type="float" office:value="88" calcext:value-type="float">
            <text:p>88</text:p>
          </table:table-cell>
          <table:table-cell table:formula="of:=([.L113]/[.$K$2])/[.M113]" office:value-type="float" office:value="17.7133508483341" calcext:value-type="float">
            <text:p>1.7713351E+01</text:p>
          </table:table-cell>
          <table:table-cell table:number-columns-repeated="16369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5180159" calcext:value-type="float">
            <text:p>4.5180159E-08</text:p>
          </table:table-cell>
          <table:table-cell office:value-type="float" office:value="0.000000000096930125" calcext:value-type="float">
            <text:p>9.6930125E-11</text:p>
          </table:table-cell>
          <table:table-cell office:value-type="float" office:value="488" calcext:value-type="float">
            <text:p>488</text:p>
          </table:table-cell>
          <table:table-cell table:formula="of:=([.D114]/[.$C$2])/[.E114]" office:value-type="float" office:value="23.7551958082258" calcext:value-type="float">
            <text:p>2.3755196E+01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0473138" calcext:value-type="float">
            <text:p>3.0473138E-08</text:p>
          </table:table-cell>
          <table:table-cell office:value-type="float" office:value="0.000000000088609297" calcext:value-type="float">
            <text:p>8.8609297E-11</text:p>
          </table:table-cell>
          <table:table-cell office:value-type="float" office:value="86" calcext:value-type="float">
            <text:p>86</text:p>
          </table:table-cell>
          <table:table-cell table:formula="of:=([.L114]/[.$K$2])/[.M114]" office:value-type="float" office:value="17.526997300713" calcext:value-type="float">
            <text:p>1.7526997E+01</text:p>
          </table:table-cell>
          <table:table-cell table:number-columns-repeated="16369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5409731" calcext:value-type="float">
            <text:p>4.5409731E-08</text:p>
          </table:table-cell>
          <table:table-cell office:value-type="float" office:value="0.000000000098125841" calcext:value-type="float">
            <text:p>9.8125841E-11</text:p>
          </table:table-cell>
          <table:table-cell office:value-type="float" office:value="477" calcext:value-type="float">
            <text:p>477</text:p>
          </table:table-cell>
          <table:table-cell table:formula="of:=([.D115]/[.$C$2])/[.E115]" office:value-type="float" office:value="23.5849613917374" calcext:value-type="float">
            <text:p>2.3584961E+01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2599241" calcext:value-type="float">
            <text:p>3.2599241E-08</text:p>
          </table:table-cell>
          <table:table-cell office:value-type="float" office:value="0.000000000095824685" calcext:value-type="float">
            <text:p>9.5824685E-11</text:p>
          </table:table-cell>
          <table:table-cell office:value-type="float" office:value="84" calcext:value-type="float">
            <text:p>84</text:p>
          </table:table-cell>
          <table:table-cell table:formula="of:=([.L115]/[.$K$2])/[.M115]" office:value-type="float" office:value="17.3380288271943" calcext:value-type="float">
            <text:p>1.7338029E+01</text:p>
          </table:table-cell>
          <table:table-cell table:number-columns-repeated="16369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4075712" calcext:value-type="float">
            <text:p>4.4075712E-08</text:p>
          </table:table-cell>
          <table:table-cell office:value-type="float" office:value="0.000000000095960043" calcext:value-type="float">
            <text:p>9.5960043E-11</text:p>
          </table:table-cell>
          <table:table-cell office:value-type="float" office:value="467" calcext:value-type="float">
            <text:p>467</text:p>
          </table:table-cell>
          <table:table-cell table:formula="of:=([.D116]/[.$C$2])/[.E116]" office:value-type="float" office:value="23.4087667957648" calcext:value-type="float">
            <text:p>2.3408767E+01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7694624" calcext:value-type="float">
            <text:p>2.7694624E-08</text:p>
          </table:table-cell>
          <table:table-cell office:value-type="float" office:value="0.000000000082317102" calcext:value-type="float">
            <text:p>8.2317102E-11</text:p>
          </table:table-cell>
          <table:table-cell office:value-type="float" office:value="83" calcext:value-type="float">
            <text:p>83</text:p>
          </table:table-cell>
          <table:table-cell table:formula="of:=([.L116]/[.$K$2])/[.M116]" office:value-type="float" office:value="17.1464822051893" calcext:value-type="float">
            <text:p>1.7146482E+01</text:p>
          </table:table-cell>
          <table:table-cell table:number-columns-repeated="16369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4991529" calcext:value-type="float">
            <text:p>4.4991529E-08</text:p>
          </table:table-cell>
          <table:table-cell office:value-type="float" office:value="0.00000000009872238" calcext:value-type="float">
            <text:p>9.8722380E-11</text:p>
          </table:table-cell>
          <table:table-cell office:value-type="float" office:value="456" calcext:value-type="float">
            <text:p>456</text:p>
          </table:table-cell>
          <table:table-cell table:formula="of:=([.D117]/[.$C$2])/[.E117]" office:value-type="float" office:value="23.2265533325092" calcext:value-type="float">
            <text:p>2.3226553E+01</text:p>
          </table:table-cell>
          <table:table-cell/>
          <table:table-cell office:value-type="float" office:value="1.16" calcext:value-type="float">
            <text:p>1.1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9944736" calcext:value-type="float">
            <text:p>2.9944736E-08</text:p>
          </table:table-cell>
          <table:table-cell office:value-type="float" office:value="0.000000000090024588" calcext:value-type="float">
            <text:p>9.0024588E-11</text:p>
          </table:table-cell>
          <table:table-cell office:value-type="float" office:value="81" calcext:value-type="float">
            <text:p>81</text:p>
          </table:table-cell>
          <table:table-cell table:formula="of:=([.L117]/[.$K$2])/[.M117]" office:value-type="float" office:value="16.952313627806" calcext:value-type="float">
            <text:p>1.6952314E+01</text:p>
          </table:table-cell>
          <table:table-cell table:number-columns-repeated="16369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4291026" calcext:value-type="float">
            <text:p>4.4291026E-08</text:p>
          </table:table-cell>
          <table:table-cell office:value-type="float" office:value="0.000000000097980639" calcext:value-type="float">
            <text:p>9.7980639E-11</text:p>
          </table:table-cell>
          <table:table-cell office:value-type="float" office:value="446" calcext:value-type="float">
            <text:p>446</text:p>
          </table:table-cell>
          <table:table-cell table:formula="of:=([.D118]/[.$C$2])/[.E118]" office:value-type="float" office:value="23.0380176002299" calcext:value-type="float">
            <text:p>2.3038018E+01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2642541" calcext:value-type="float">
            <text:p>3.2642541E-08</text:p>
          </table:table-cell>
          <table:table-cell office:value-type="float" office:value="0.000000000099288181" calcext:value-type="float">
            <text:p>9.9288181E-11</text:p>
          </table:table-cell>
          <table:table-cell office:value-type="float" office:value="79" calcext:value-type="float">
            <text:p>79</text:p>
          </table:table-cell>
          <table:table-cell table:formula="of:=([.L118]/[.$K$2])/[.M118]" office:value-type="float" office:value="16.7554476923205" calcext:value-type="float">
            <text:p>1.6755448E+01</text:p>
          </table:table-cell>
          <table:table-cell table:number-columns-repeated="16369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3907618" calcext:value-type="float">
            <text:p>4.3907618E-08</text:p>
          </table:table-cell>
          <table:table-cell office:value-type="float" office:value="0.000000000097960659" calcext:value-type="float">
            <text:p>9.7960659E-11</text:p>
          </table:table-cell>
          <table:table-cell office:value-type="float" office:value="436" calcext:value-type="float">
            <text:p>436</text:p>
          </table:table-cell>
          <table:table-cell table:formula="of:=([.D119]/[.$C$2])/[.E119]" office:value-type="float" office:value="22.8432457243414" calcext:value-type="float">
            <text:p>2.2843246E+01</text:p>
          </table:table-cell>
          <table:table-cell/>
          <table:table-cell office:value-type="float" office:value="1.18" calcext:value-type="float">
            <text:p>1.1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7818052" calcext:value-type="float">
            <text:p>2.7818052E-08</text:p>
          </table:table-cell>
          <table:table-cell office:value-type="float" office:value="0.000000000085633571" calcext:value-type="float">
            <text:p>8.5633571E-11</text:p>
          </table:table-cell>
          <table:table-cell office:value-type="float" office:value="78" calcext:value-type="float">
            <text:p>78</text:p>
          </table:table-cell>
          <table:table-cell table:formula="of:=([.L119]/[.$K$2])/[.M119]" office:value-type="float" office:value="16.5558808465276" calcext:value-type="float">
            <text:p>1.6555881E+01</text:p>
          </table:table-cell>
          <table:table-cell table:number-columns-repeated="16369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3846577" calcext:value-type="float">
            <text:p>4.3846577E-08</text:p>
          </table:table-cell>
          <table:table-cell office:value-type="float" office:value="0.00000000009869405" calcext:value-type="float">
            <text:p>9.8694050E-11</text:p>
          </table:table-cell>
          <table:table-cell office:value-type="float" office:value="426" calcext:value-type="float">
            <text:p>426</text:p>
          </table:table-cell>
          <table:table-cell table:formula="of:=([.D120]/[.$C$2])/[.E120]" office:value-type="float" office:value="22.6419775807632" calcext:value-type="float">
            <text:p>2.2641978E+01</text:p>
          </table:table-cell>
          <table:table-cell/>
          <table:table-cell office:value-type="float" office:value="1.19" calcext:value-type="float">
            <text:p>1.1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0667483" calcext:value-type="float">
            <text:p>3.0667483E-08</text:p>
          </table:table-cell>
          <table:table-cell office:value-type="float" office:value="0.000000000095573069" calcext:value-type="float">
            <text:p>9.5573069E-11</text:p>
          </table:table-cell>
          <table:table-cell office:value-type="float" office:value="76" calcext:value-type="float">
            <text:p>76</text:p>
          </table:table-cell>
          <table:table-cell table:formula="of:=([.L120]/[.$K$2])/[.M120]" office:value-type="float" office:value="16.3535571680096" calcext:value-type="float">
            <text:p>1.6353557E+01</text:p>
          </table:table-cell>
          <table:table-cell table:number-columns-repeated="16369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203949" calcext:value-type="float">
            <text:p>4.2039490E-08</text:p>
          </table:table-cell>
          <table:table-cell office:value-type="float" office:value="0.000000000095503222" calcext:value-type="float">
            <text:p>9.5503222E-11</text:p>
          </table:table-cell>
          <table:table-cell office:value-type="float" office:value="417" calcext:value-type="float">
            <text:p>417</text:p>
          </table:table-cell>
          <table:table-cell table:formula="of:=([.D121]/[.$C$2])/[.E121]" office:value-type="float" office:value="22.4341204597257" calcext:value-type="float">
            <text:p>2.2434120E+01</text:p>
          </table:table-cell>
          <table:table-cell/>
          <table:table-cell office:value-type="float" office:value="1.2" calcext:value-type="float">
            <text:p>1.2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6129511" calcext:value-type="float">
            <text:p>2.6129511E-08</text:p>
          </table:table-cell>
          <table:table-cell office:value-type="float" office:value="0.000000000082465251" calcext:value-type="float">
            <text:p>8.2465251E-11</text:p>
          </table:table-cell>
          <table:table-cell office:value-type="float" office:value="75" calcext:value-type="float">
            <text:p>75</text:p>
          </table:table-cell>
          <table:table-cell table:formula="of:=([.L121]/[.$K$2])/[.M121]" office:value-type="float" office:value="16.1484160240967" calcext:value-type="float">
            <text:p>1.6148416E+01</text:p>
          </table:table-cell>
          <table:table-cell table:number-columns-repeated="16369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2590933" calcext:value-type="float">
            <text:p>4.2590933E-08</text:p>
          </table:table-cell>
          <table:table-cell office:value-type="float" office:value="0.000000000097690327" calcext:value-type="float">
            <text:p>9.7690327E-11</text:p>
          </table:table-cell>
          <table:table-cell office:value-type="float" office:value="407" calcext:value-type="float">
            <text:p>407</text:p>
          </table:table-cell>
          <table:table-cell table:formula="of:=([.D122]/[.$C$2])/[.E122]" office:value-type="float" office:value="22.2195481449562" calcext:value-type="float">
            <text:p>2.2219548E+01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9138564" calcext:value-type="float">
            <text:p>2.9138564E-08</text:p>
          </table:table-cell>
          <table:table-cell office:value-type="float" office:value="0.000000000093162094" calcext:value-type="float">
            <text:p>9.3162094E-11</text:p>
          </table:table-cell>
          <table:table-cell office:value-type="float" office:value="73" calcext:value-type="float">
            <text:p>73</text:p>
          </table:table-cell>
          <table:table-cell table:formula="of:=([.L122]/[.$K$2])/[.M122]" office:value-type="float" office:value="15.9403750703579" calcext:value-type="float">
            <text:p>1.5940375E+01</text:p>
          </table:table-cell>
          <table:table-cell table:number-columns-repeated="16369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1357683" calcext:value-type="float">
            <text:p>4.1357683E-08</text:p>
          </table:table-cell>
          <table:table-cell office:value-type="float" office:value="0.000000000095815854" calcext:value-type="float">
            <text:p>9.5815854E-11</text:p>
          </table:table-cell>
          <table:table-cell office:value-type="float" office:value="398" calcext:value-type="float">
            <text:p>398</text:p>
          </table:table-cell>
          <table:table-cell table:formula="of:=([.D123]/[.$C$2])/[.E123]" office:value-type="float" office:value="21.9982664309841" calcext:value-type="float">
            <text:p>2.1998266E+01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4805152" calcext:value-type="float">
            <text:p>2.4805152E-08</text:p>
          </table:table-cell>
          <table:table-cell office:value-type="float" office:value="0.000000000080371205" calcext:value-type="float">
            <text:p>8.0371205E-11</text:p>
          </table:table-cell>
          <table:table-cell office:value-type="float" office:value="72" calcext:value-type="float">
            <text:p>72</text:p>
          </table:table-cell>
          <table:table-cell table:formula="of:=([.L123]/[.$K$2])/[.M123]" office:value-type="float" office:value="15.7293597457576" calcext:value-type="float">
            <text:p>1.5729360E+01</text:p>
          </table:table-cell>
          <table:table-cell table:number-columns-repeated="16369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2564452" calcext:value-type="float">
            <text:p>4.2564452E-08</text:p>
          </table:table-cell>
          <table:table-cell office:value-type="float" office:value="0.000000000099645562" calcext:value-type="float">
            <text:p>9.9645562E-11</text:p>
          </table:table-cell>
          <table:table-cell office:value-type="float" office:value="388" calcext:value-type="float">
            <text:p>388</text:p>
          </table:table-cell>
          <table:table-cell table:formula="of:=([.D124]/[.$C$2])/[.E124]" office:value-type="float" office:value="21.7700144774565" calcext:value-type="float">
            <text:p>2.1770014E+01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7984913" calcext:value-type="float">
            <text:p>2.7984913E-08</text:p>
          </table:table-cell>
          <table:table-cell office:value-type="float" office:value="0.000000000091924979" calcext:value-type="float">
            <text:p>9.1924979E-11</text:p>
          </table:table-cell>
          <table:table-cell office:value-type="float" office:value="70" calcext:value-type="float">
            <text:p>70</text:p>
          </table:table-cell>
          <table:table-cell table:formula="of:=([.L124]/[.$K$2])/[.M124]" office:value-type="float" office:value="15.5152955964615" calcext:value-type="float">
            <text:p>1.5515296E+01</text:p>
          </table:table-cell>
          <table:table-cell table:number-columns-repeated="16369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1911895" calcext:value-type="float">
            <text:p>4.1911895E-08</text:p>
          </table:table-cell>
          <table:table-cell office:value-type="float" office:value="0.000000000099189493" calcext:value-type="float">
            <text:p>9.9189493E-11</text:p>
          </table:table-cell>
          <table:table-cell office:value-type="float" office:value="379" calcext:value-type="float">
            <text:p>379</text:p>
          </table:table-cell>
          <table:table-cell table:formula="of:=([.D125]/[.$C$2])/[.E125]" office:value-type="float" office:value="21.5348206623432" calcext:value-type="float">
            <text:p>2.1534821E+01</text:p>
          </table:table-cell>
          <table:table-cell/>
          <table:table-cell office:value-type="float" office:value="1.24" calcext:value-type="float">
            <text:p>1.2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3780697" calcext:value-type="float">
            <text:p>2.3780697E-08</text:p>
          </table:table-cell>
          <table:table-cell office:value-type="float" office:value="0.000000000079224496" calcext:value-type="float">
            <text:p>7.9224496E-11</text:p>
          </table:table-cell>
          <table:table-cell office:value-type="float" office:value="69" calcext:value-type="float">
            <text:p>69</text:p>
          </table:table-cell>
          <table:table-cell table:formula="of:=([.L125]/[.$K$2])/[.M125]" office:value-type="float" office:value="15.2980024718567" calcext:value-type="float">
            <text:p>1.5298002E+01</text:p>
          </table:table-cell>
          <table:table-cell table:number-columns-repeated="16369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41551209" calcext:value-type="float">
            <text:p>4.1551209E-08</text:p>
          </table:table-cell>
          <table:table-cell office:value-type="float" office:value="0.000000000099455181" calcext:value-type="float">
            <text:p>9.9455181E-11</text:p>
          </table:table-cell>
          <table:table-cell office:value-type="float" office:value="370" calcext:value-type="float">
            <text:p>370</text:p>
          </table:table-cell>
          <table:table-cell table:formula="of:=([.D126]/[.$C$2])/[.E126]" office:value-type="float" office:value="21.2924622074351" calcext:value-type="float">
            <text:p>2.1292462E+01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714255" calcext:value-type="float">
            <text:p>2.7142550E-08</text:p>
          </table:table-cell>
          <table:table-cell office:value-type="float" office:value="0.000000000091747247" calcext:value-type="float">
            <text:p>9.1747247E-11</text:p>
          </table:table-cell>
          <table:table-cell office:value-type="float" office:value="67" calcext:value-type="float">
            <text:p>67</text:p>
          </table:table-cell>
          <table:table-cell table:formula="of:=([.L126]/[.$K$2])/[.M126]" office:value-type="float" office:value="15.0774271020371" calcext:value-type="float">
            <text:p>1.5077427E+01</text:p>
          </table:table-cell>
          <table:table-cell table:number-columns-repeated="16369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9228826" calcext:value-type="float">
            <text:p>3.9228826E-08</text:p>
          </table:table-cell>
          <table:table-cell office:value-type="float" office:value="0.000000000095009469" calcext:value-type="float">
            <text:p>9.5009469E-11</text:p>
          </table:table-cell>
          <table:table-cell office:value-type="float" office:value="362" calcext:value-type="float">
            <text:p>362</text:p>
          </table:table-cell>
          <table:table-cell table:formula="of:=([.D127]/[.$C$2])/[.E127]" office:value-type="float" office:value="21.0430192617849" calcext:value-type="float">
            <text:p>2.1043019E+01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299518" calcext:value-type="float">
            <text:p>2.2995180E-08</text:p>
          </table:table-cell>
          <table:table-cell office:value-type="float" office:value="0.00000000007890062" calcext:value-type="float">
            <text:p>7.8900620E-11</text:p>
          </table:table-cell>
          <table:table-cell office:value-type="float" office:value="66" calcext:value-type="float">
            <text:p>66</text:p>
          </table:table-cell>
          <table:table-cell table:formula="of:=([.L127]/[.$K$2])/[.M127]" office:value-type="float" office:value="14.8534052408774" calcext:value-type="float">
            <text:p>1.4853405E+01</text:p>
          </table:table-cell>
          <table:table-cell table:number-columns-repeated="16369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9406662" calcext:value-type="float">
            <text:p>3.9406662E-08</text:p>
          </table:table-cell>
          <table:table-cell office:value-type="float" office:value="0.000000000096618801" calcext:value-type="float">
            <text:p>9.6618801E-11</text:p>
          </table:table-cell>
          <table:table-cell office:value-type="float" office:value="353" calcext:value-type="float">
            <text:p>353</text:p>
          </table:table-cell>
          <table:table-cell table:formula="of:=([.D128]/[.$C$2])/[.E128]" office:value-type="float" office:value="20.7863213698203" calcext:value-type="float">
            <text:p>2.0786321E+01</text:p>
          </table:table-cell>
          <table:table-cell/>
          <table:table-cell office:value-type="float" office:value="1.27" calcext:value-type="float">
            <text:p>1.2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6546466" calcext:value-type="float">
            <text:p>2.6546466E-08</text:p>
          </table:table-cell>
          <table:table-cell office:value-type="float" office:value="0.000000000092503583" calcext:value-type="float">
            <text:p>9.2503583E-11</text:p>
          </table:table-cell>
          <table:table-cell office:value-type="float" office:value="64" calcext:value-type="float">
            <text:p>64</text:p>
          </table:table-cell>
          <table:table-cell table:formula="of:=([.L128]/[.$K$2])/[.M128]" office:value-type="float" office:value="14.6257380647595" calcext:value-type="float">
            <text:p>1.4625738E+01</text:p>
          </table:table-cell>
          <table:table-cell table:number-columns-repeated="16369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9895039" calcext:value-type="float">
            <text:p>3.9895039E-08</text:p>
          </table:table-cell>
          <table:table-cell office:value-type="float" office:value="0.000000000099074539" calcext:value-type="float">
            <text:p>9.9074539E-11</text:p>
          </table:table-cell>
          <table:table-cell office:value-type="float" office:value="344" calcext:value-type="float">
            <text:p>344</text:p>
          </table:table-cell>
          <table:table-cell table:formula="of:=([.D129]/[.$C$2])/[.E129]" office:value-type="float" office:value="20.5223205169748" calcext:value-type="float">
            <text:p>2.0522321E+01</text:p>
          </table:table-cell>
          <table:table-cell/>
          <table:table-cell office:value-type="float" office:value="1.28" calcext:value-type="float">
            <text:p>1.2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2383182" calcext:value-type="float">
            <text:p>2.2383182E-08</text:p>
          </table:table-cell>
          <table:table-cell office:value-type="float" office:value="0.0000000000792507" calcext:value-type="float">
            <text:p>7.9250700E-11</text:p>
          </table:table-cell>
          <table:table-cell office:value-type="float" office:value="63" calcext:value-type="float">
            <text:p>63</text:p>
          </table:table-cell>
          <table:table-cell table:formula="of:=([.L129]/[.$K$2])/[.M129]" office:value-type="float" office:value="14.3942271378805" calcext:value-type="float">
            <text:p>1.4394227E+01</text:p>
          </table:table-cell>
          <table:table-cell table:number-columns-repeated="16369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8331015" calcext:value-type="float">
            <text:p>3.8331015E-08</text:p>
          </table:table-cell>
          <table:table-cell office:value-type="float" office:value="0.000000000096465886" calcext:value-type="float">
            <text:p>9.6465886E-11</text:p>
          </table:table-cell>
          <table:table-cell office:value-type="float" office:value="336" calcext:value-type="float">
            <text:p>336</text:p>
          </table:table-cell>
          <table:table-cell table:formula="of:=([.D130]/[.$C$2])/[.E130]" office:value-type="float" office:value="20.2509869764957" calcext:value-type="float">
            <text:p>2.0250987E+01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6120073" calcext:value-type="float">
            <text:p>2.6120073E-08</text:p>
          </table:table-cell>
          <table:table-cell office:value-type="float" office:value="0.000000000094020436" calcext:value-type="float">
            <text:p>9.4020436E-11</text:p>
          </table:table-cell>
          <table:table-cell office:value-type="float" office:value="61" calcext:value-type="float">
            <text:p>61</text:p>
          </table:table-cell>
          <table:table-cell table:formula="of:=([.L130]/[.$K$2])/[.M130]" office:value-type="float" office:value="14.1586471228815" calcext:value-type="float">
            <text:p>1.4158647E+01</text:p>
          </table:table-cell>
          <table:table-cell table:number-columns-repeated="16369"/>
        </table:table-row>
        <table:table-row table:style-name="ro1">
          <table:table-cell office:value-type="float" office:value="1.3" calcext:value-type="float">
            <text:p>1.3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7026942" calcext:value-type="float">
            <text:p>3.7026942E-08</text:p>
          </table:table-cell>
          <table:table-cell office:value-type="float" office:value="0.000000000094484903" calcext:value-type="float">
            <text:p>9.4484903E-11</text:p>
          </table:table-cell>
          <table:table-cell office:value-type="float" office:value="328" calcext:value-type="float">
            <text:p>328</text:p>
          </table:table-cell>
          <table:table-cell table:formula="of:=([.D131]/[.$C$2])/[.E131]" office:value-type="float" office:value="19.9721609209178" calcext:value-type="float">
            <text:p>1.9972161E+01</text:p>
          </table:table-cell>
          <table:table-cell/>
          <table:table-cell office:value-type="float" office:value="1.3" calcext:value-type="float">
            <text:p>1.3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1864434" calcext:value-type="float">
            <text:p>2.1864434E-08</text:p>
          </table:table-cell>
          <table:table-cell office:value-type="float" office:value="0.000000000080058883" calcext:value-type="float">
            <text:p>8.0058883E-11</text:p>
          </table:table-cell>
          <table:table-cell office:value-type="float" office:value="60" calcext:value-type="float">
            <text:p>60</text:p>
          </table:table-cell>
          <table:table-cell table:formula="of:=([.L131]/[.$K$2])/[.M131]" office:value-type="float" office:value="13.9186894561636" calcext:value-type="float">
            <text:p>1.3918689E+01</text:p>
          </table:table-cell>
          <table:table-cell table:number-columns-repeated="16369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8338697" calcext:value-type="float">
            <text:p>3.8338697E-08</text:p>
          </table:table-cell>
          <table:table-cell office:value-type="float" office:value="0.000000000099254645" calcext:value-type="float">
            <text:p>9.9254645E-11</text:p>
          </table:table-cell>
          <table:table-cell office:value-type="float" office:value="319" calcext:value-type="float">
            <text:p>319</text:p>
          </table:table-cell>
          <table:table-cell table:formula="of:=([.D132]/[.$C$2])/[.E132]" office:value-type="float" office:value="19.6859392528379" calcext:value-type="float">
            <text:p>1.9685939E+01</text:p>
          </table:table-cell>
          <table:table-cell/>
          <table:table-cell office:value-type="float" office:value="1.31" calcext:value-type="float">
            <text:p>1.3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5759918" calcext:value-type="float">
            <text:p>2.5759918E-08</text:p>
          </table:table-cell>
          <table:table-cell office:value-type="float" office:value="0.000000000096010413" calcext:value-type="float">
            <text:p>9.6010413E-11</text:p>
          </table:table-cell>
          <table:table-cell office:value-type="float" office:value="58" calcext:value-type="float">
            <text:p>58</text:p>
          </table:table-cell>
          <table:table-cell table:formula="of:=([.L132]/[.$K$2])/[.M132]" office:value-type="float" office:value="13.6740061451618" calcext:value-type="float">
            <text:p>1.3674006E+01</text:p>
          </table:table-cell>
          <table:table-cell table:number-columns-repeated="16369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7530159" calcext:value-type="float">
            <text:p>3.7530159E-08</text:p>
          </table:table-cell>
          <table:table-cell office:value-type="float" office:value="0.000000000098633163" calcext:value-type="float">
            <text:p>9.8633163E-11</text:p>
          </table:table-cell>
          <table:table-cell office:value-type="float" office:value="311" calcext:value-type="float">
            <text:p>311</text:p>
          </table:table-cell>
          <table:table-cell table:formula="of:=([.D133]/[.$C$2])/[.E133]" office:value-type="float" office:value="19.3921997636557" calcext:value-type="float">
            <text:p>1.9392200E+01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1329011" calcext:value-type="float">
            <text:p>2.1329011E-08</text:p>
          </table:table-cell>
          <table:table-cell office:value-type="float" office:value="0.00000000008097517" calcext:value-type="float">
            <text:p>8.0975170E-11</text:p>
          </table:table-cell>
          <table:table-cell office:value-type="float" office:value="57" calcext:value-type="float">
            <text:p>57</text:p>
          </table:table-cell>
          <table:table-cell table:formula="of:=([.L133]/[.$K$2])/[.M133]" office:value-type="float" office:value="13.4242021109252" calcext:value-type="float">
            <text:p>1.3424202E+01</text:p>
          </table:table-cell>
          <table:table-cell table:number-columns-repeated="16369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6970207" calcext:value-type="float">
            <text:p>3.6970207E-08</text:p>
          </table:table-cell>
          <table:table-cell office:value-type="float" office:value="0.000000000098694543" calcext:value-type="float">
            <text:p>9.8694543E-11</text:p>
          </table:table-cell>
          <table:table-cell office:value-type="float" office:value="303" calcext:value-type="float">
            <text:p>303</text:p>
          </table:table-cell>
          <table:table-cell table:formula="of:=([.D134]/[.$C$2])/[.E134]" office:value-type="float" office:value="19.0909866616616" calcext:value-type="float">
            <text:p>1.9090987E+01</text:p>
          </table:table-cell>
          <table:table-cell/>
          <table:table-cell office:value-type="float" office:value="1.33" calcext:value-type="float">
            <text:p>1.3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5312923" calcext:value-type="float">
            <text:p>2.5312923E-08</text:p>
          </table:table-cell>
          <table:table-cell office:value-type="float" office:value="0.000000000097964179" calcext:value-type="float">
            <text:p>9.7964179E-11</text:p>
          </table:table-cell>
          <table:table-cell office:value-type="float" office:value="55" calcext:value-type="float">
            <text:p>55</text:p>
          </table:table-cell>
          <table:table-cell table:formula="of:=([.L134]/[.$K$2])/[.M134]" office:value-type="float" office:value="13.1687522525798" calcext:value-type="float">
            <text:p>1.3168752E+01</text:p>
          </table:table-cell>
          <table:table-cell table:number-columns-repeated="16369"/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6659778" calcext:value-type="float">
            <text:p>3.6659778E-08</text:p>
          </table:table-cell>
          <table:table-cell office:value-type="float" office:value="0.000000000099474543" calcext:value-type="float">
            <text:p>9.9474543E-11</text:p>
          </table:table-cell>
          <table:table-cell office:value-type="float" office:value="295" calcext:value-type="float">
            <text:p>295</text:p>
          </table:table-cell>
          <table:table-cell table:formula="of:=([.D135]/[.$C$2])/[.E135]" office:value-type="float" office:value="18.7822453961638" calcext:value-type="float">
            <text:p>1.8782245E+01</text:p>
          </table:table-cell>
          <table:table-cell/>
          <table:table-cell office:value-type="float" office:value="1.34" calcext:value-type="float">
            <text:p>1.3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0616167" calcext:value-type="float">
            <text:p>2.0616167E-08</text:p>
          </table:table-cell>
          <table:table-cell office:value-type="float" office:value="0.000000000081407294" calcext:value-type="float">
            <text:p>8.1407294E-11</text:p>
          </table:table-cell>
          <table:table-cell office:value-type="float" office:value="54" calcext:value-type="float">
            <text:p>54</text:p>
          </table:table-cell>
          <table:table-cell table:formula="of:=([.L135]/[.$K$2])/[.M135]" office:value-type="float" office:value="12.906670918619" calcext:value-type="float">
            <text:p>1.2906671E+01</text:p>
          </table:table-cell>
          <table:table-cell table:number-columns-repeated="16369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4088396" calcext:value-type="float">
            <text:p>3.4088396E-08</text:p>
          </table:table-cell>
          <table:table-cell office:value-type="float" office:value="0.000000000094081458" calcext:value-type="float">
            <text:p>9.4081458E-11</text:p>
          </table:table-cell>
          <table:table-cell office:value-type="float" office:value="288" calcext:value-type="float">
            <text:p>288</text:p>
          </table:table-cell>
          <table:table-cell table:formula="of:=([.D136]/[.$C$2])/[.E136]" office:value-type="float" office:value="18.4659714427667" calcext:value-type="float">
            <text:p>1.8465971E+01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4540396" calcext:value-type="float">
            <text:p>2.4540396E-08</text:p>
          </table:table-cell>
          <table:table-cell office:value-type="float" office:value="0.000000000098999649" calcext:value-type="float">
            <text:p>9.8999649E-11</text:p>
          </table:table-cell>
          <table:table-cell office:value-type="float" office:value="52" calcext:value-type="float">
            <text:p>52</text:p>
          </table:table-cell>
          <table:table-cell table:formula="of:=([.L136]/[.$K$2])/[.M136]" office:value-type="float" office:value="12.6333213722057" calcext:value-type="float">
            <text:p>1.2633321E+01</text:p>
          </table:table-cell>
          <table:table-cell table:number-columns-repeated="16369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4216507" calcext:value-type="float">
            <text:p>3.4216507E-08</text:p>
          </table:table-cell>
          <table:table-cell office:value-type="float" office:value="0.000000000096120408" calcext:value-type="float">
            <text:p>9.6120408E-11</text:p>
          </table:table-cell>
          <table:table-cell office:value-type="float" office:value="280" calcext:value-type="float">
            <text:p>280</text:p>
          </table:table-cell>
          <table:table-cell table:formula="of:=([.D137]/[.$C$2])/[.E137]" office:value-type="float" office:value="18.1421895110239" calcext:value-type="float">
            <text:p>1.8142190E+01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19511548" calcext:value-type="float">
            <text:p>1.9511548E-08</text:p>
          </table:table-cell>
          <table:table-cell office:value-type="float" office:value="0.000000000080186065" calcext:value-type="float">
            <text:p>8.0186065E-11</text:p>
          </table:table-cell>
          <table:table-cell office:value-type="float" office:value="51" calcext:value-type="float">
            <text:p>51</text:p>
          </table:table-cell>
          <table:table-cell table:formula="of:=([.L137]/[.$K$2])/[.M137]" office:value-type="float" office:value="12.4011641836944" calcext:value-type="float">
            <text:p>1.2401164E+01</text:p>
          </table:table-cell>
          <table:table-cell table:number-columns-repeated="16369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4607381" calcext:value-type="float">
            <text:p>3.4607381E-08</text:p>
          </table:table-cell>
          <table:table-cell office:value-type="float" office:value="0.000000000099026771" calcext:value-type="float">
            <text:p>9.9026771E-11</text:p>
          </table:table-cell>
          <table:table-cell office:value-type="float" office:value="272" calcext:value-type="float">
            <text:p>272</text:p>
          </table:table-cell>
          <table:table-cell table:formula="of:=([.D138]/[.$C$2])/[.E138]" office:value-type="float" office:value="17.810895210467" calcext:value-type="float">
            <text:p>1.7810895E+01</text:p>
          </table:table-cell>
          <table:table-cell/>
          <table:table-cell table:style-name="ce3" office:value-type="float" office:value="1.37" calcext:value-type="float">
            <text:p>1.37</text:p>
          </table:table-cell>
          <table:table-cell table:style-name="ce6" office:value-type="float" office:value="19.621417" calcext:value-type="float">
            <text:p>1.9621417E+01</text:p>
          </table:table-cell>
          <table:covered-table-cell/>
          <table:table-cell table:style-name="ce6" office:value-type="float" office:value="0.000000015057675" calcext:value-type="float">
            <text:p>1.5057675E-08</text:p>
          </table:table-cell>
          <table:table-cell table:style-name="ce6" office:value-type="float" office:value="0.000000000071039694" calcext:value-type="float">
            <text:p>7.1039694E-11</text:p>
          </table:table-cell>
          <table:table-cell table:style-name="ce7" office:value-type="float" office:value="50" calcext:value-type="float">
            <text:p>50</text:p>
          </table:table-cell>
          <table:table-cell table:style-name="ce6" table:formula="of:=([.L138]/[.$K$2])/[.M138]" office:value-type="float" office:value="10.8025545867678" calcext:value-type="float">
            <text:p>1.0802555E+01</text:p>
          </table:table-cell>
          <table:table-cell table:number-columns-repeated="16369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2645558" calcext:value-type="float">
            <text:p>3.2645558E-08</text:p>
          </table:table-cell>
          <table:table-cell office:value-type="float" office:value="0.000000000095224562" calcext:value-type="float">
            <text:p>9.5224562E-11</text:p>
          </table:table-cell>
          <table:table-cell office:value-type="float" office:value="265" calcext:value-type="float">
            <text:p>265</text:p>
          </table:table-cell>
          <table:table-cell table:formula="of:=([.D139]/[.$C$2])/[.E139]" office:value-type="float" office:value="17.4720854454315" calcext:value-type="float">
            <text:p>1.7472085E+01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72868694" calcext:value-type="float">
            <text:p>7.2868694E-09</text:p>
          </table:table-cell>
          <table:table-cell office:value-type="float" office:value="0.000000000075996914" calcext:value-type="float">
            <text:p>7.5996914E-11</text:p>
          </table:table-cell>
          <table:table-cell office:value-type="float" office:value="51" calcext:value-type="float">
            <text:p>51</text:p>
          </table:table-cell>
          <table:table-cell table:formula="of:=([.L139]/[.$K$2])/[.M139]" office:value-type="float" office:value="4.8866885562534" calcext:value-type="float">
            <text:p>4.8866886E+00</text:p>
          </table:table-cell>
          <table:table-cell table:number-columns-repeated="16369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3487735" calcext:value-type="float">
            <text:p>3.3487735E-08</text:p>
          </table:table-cell>
          <table:table-cell office:value-type="float" office:value="0.000000000099656182" calcext:value-type="float">
            <text:p>9.9656182E-11</text:p>
          </table:table-cell>
          <table:table-cell office:value-type="float" office:value="257" calcext:value-type="float">
            <text:p>257</text:p>
          </table:table-cell>
          <table:table-cell table:formula="of:=([.D140]/[.$C$2])/[.E140]" office:value-type="float" office:value="17.1258116005139" calcext:value-type="float">
            <text:p>1.7125812E+01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6163964" calcext:value-type="float">
            <text:p>6.6163964E-09</text:p>
          </table:table-cell>
          <table:table-cell office:value-type="float" office:value="0.00000000009554074" calcext:value-type="float">
            <text:p>9.5540740E-11</text:p>
          </table:table-cell>
          <table:table-cell office:value-type="float" office:value="54" calcext:value-type="float">
            <text:p>54</text:p>
          </table:table-cell>
          <table:table-cell table:formula="of:=([.L140]/[.$K$2])/[.M140]" office:value-type="float" office:value="3.52941354695059" calcext:value-type="float">
            <text:p>3.5294135E+00</text:p>
          </table:table-cell>
          <table:table-cell table:number-columns-repeated="16369"/>
        </table:table-row>
        <table:table-row table:style-name="ro1">
          <table:table-cell office:value-type="float" office:value="1.4" calcext:value-type="float">
            <text:p>1.4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1908054" calcext:value-type="float">
            <text:p>3.1908054E-08</text:p>
          </table:table-cell>
          <table:table-cell office:value-type="float" office:value="0.000000000096957558" calcext:value-type="float">
            <text:p>9.6957558E-11</text:p>
          </table:table-cell>
          <table:table-cell office:value-type="float" office:value="250" calcext:value-type="float">
            <text:p>250</text:p>
          </table:table-cell>
          <table:table-cell table:formula="of:=([.D141]/[.$C$2])/[.E141]" office:value-type="float" office:value="16.772132398268" calcext:value-type="float">
            <text:p>1.6772132E+01</text:p>
          </table:table-cell>
          <table:table-cell/>
          <table:table-cell office:value-type="float" office:value="1.4" calcext:value-type="float">
            <text:p>1.4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6125941" calcext:value-type="float">
            <text:p>6.6125941E-09</text:p>
          </table:table-cell>
          <table:table-cell office:value-type="float" office:value="0.000000000095498085" calcext:value-type="float">
            <text:p>9.5498085E-11</text:p>
          </table:table-cell>
          <table:table-cell office:value-type="float" office:value="58" calcext:value-type="float">
            <text:p>58</text:p>
          </table:table-cell>
          <table:table-cell table:formula="of:=([.L141]/[.$K$2])/[.M141]" office:value-type="float" office:value="3.52896080472571" calcext:value-type="float">
            <text:p>3.5289608E+00</text:p>
          </table:table-cell>
          <table:table-cell table:number-columns-repeated="16369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30527015" calcext:value-type="float">
            <text:p>3.0527015E-08</text:p>
          </table:table-cell>
          <table:table-cell office:value-type="float" office:value="0.000000000094801967" calcext:value-type="float">
            <text:p>9.4801967E-11</text:p>
          </table:table-cell>
          <table:table-cell office:value-type="float" office:value="243" calcext:value-type="float">
            <text:p>243</text:p>
          </table:table-cell>
          <table:table-cell table:formula="of:=([.D142]/[.$C$2])/[.E142]" office:value-type="float" office:value="16.4110596512438" calcext:value-type="float">
            <text:p>1.6411060E+01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56214469" calcext:value-type="float">
            <text:p>5.6214469E-09</text:p>
          </table:table-cell>
          <table:table-cell office:value-type="float" office:value="0.000000000081531098" calcext:value-type="float">
            <text:p>8.1531098E-11</text:p>
          </table:table-cell>
          <table:table-cell office:value-type="float" office:value="63" calcext:value-type="float">
            <text:p>63</text:p>
          </table:table-cell>
          <table:table-cell table:formula="of:=([.L142]/[.$K$2])/[.M142]" office:value-type="float" office:value="3.5139409081307" calcext:value-type="float">
            <text:p>3.5139409E+00</text:p>
          </table:table-cell>
          <table:table-cell table:number-columns-repeated="16369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9328568" calcext:value-type="float">
            <text:p>2.9328568E-08</text:p>
          </table:table-cell>
          <table:table-cell office:value-type="float" office:value="0.000000000093172241" calcext:value-type="float">
            <text:p>9.3172241E-11</text:p>
          </table:table-cell>
          <table:table-cell office:value-type="float" office:value="236" calcext:value-type="float">
            <text:p>236</text:p>
          </table:table-cell>
          <table:table-cell table:formula="of:=([.D143]/[.$C$2])/[.E143]" office:value-type="float" office:value="16.0425702450598" calcext:value-type="float">
            <text:p>1.6042570E+01</text:p>
          </table:table-cell>
          <table:table-cell/>
          <table:table-cell office:value-type="float" office:value="1.42" calcext:value-type="float">
            <text:p>1.4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0451881" calcext:value-type="float">
            <text:p>6.0451881E-09</text:p>
          </table:table-cell>
          <table:table-cell office:value-type="float" office:value="0.000000000088081588" calcext:value-type="float">
            <text:p>8.8081588E-11</text:p>
          </table:table-cell>
          <table:table-cell office:value-type="float" office:value="68" calcext:value-type="float">
            <text:p>68</text:p>
          </table:table-cell>
          <table:table-cell table:formula="of:=([.L143]/[.$K$2])/[.M143]" office:value-type="float" office:value="3.49779469974993" calcext:value-type="float">
            <text:p>3.4977947E+00</text:p>
          </table:table-cell>
          <table:table-cell table:number-columns-repeated="16369"/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8298878" calcext:value-type="float">
            <text:p>2.8298878E-08</text:p>
          </table:table-cell>
          <table:table-cell office:value-type="float" office:value="0.000000000092057105" calcext:value-type="float">
            <text:p>9.2057105E-11</text:p>
          </table:table-cell>
          <table:table-cell office:value-type="float" office:value="229" calcext:value-type="float">
            <text:p>229</text:p>
          </table:table-cell>
          <table:table-cell table:formula="of:=([.D144]/[.$C$2])/[.E144]" office:value-type="float" office:value="15.666844615891" calcext:value-type="float">
            <text:p>1.5666845E+01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094044" calcext:value-type="float">
            <text:p>6.0940440E-09</text:p>
          </table:table-cell>
          <table:table-cell office:value-type="float" office:value="0.000000000089191958" calcext:value-type="float">
            <text:p>8.9191958E-11</text:p>
          </table:table-cell>
          <table:table-cell office:value-type="float" office:value="74" calcext:value-type="float">
            <text:p>74</text:p>
          </table:table-cell>
          <table:table-cell table:formula="of:=([.L144]/[.$K$2])/[.M144]" office:value-type="float" office:value="3.48216639506355" calcext:value-type="float">
            <text:p>3.4821664E+00</text:p>
          </table:table-cell>
          <table:table-cell table:number-columns-repeated="16369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7426044" calcext:value-type="float">
            <text:p>2.7426044E-08</text:p>
          </table:table-cell>
          <table:table-cell office:value-type="float" office:value="0.000000000091453816" calcext:value-type="float">
            <text:p>9.1453816E-11</text:p>
          </table:table-cell>
          <table:table-cell office:value-type="float" office:value="222" calcext:value-type="float">
            <text:p>222</text:p>
          </table:table-cell>
          <table:table-cell table:formula="of:=([.D145]/[.$C$2])/[.E145]" office:value-type="float" office:value="15.2837867415895" calcext:value-type="float">
            <text:p>1.5283787E+01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1842862" calcext:value-type="float">
            <text:p>6.1842862E-09</text:p>
          </table:table-cell>
          <table:table-cell office:value-type="float" office:value="0.000000000090907464" calcext:value-type="float">
            <text:p>9.0907464E-11</text:p>
          </table:table-cell>
          <table:table-cell office:value-type="float" office:value="81" calcext:value-type="float">
            <text:p>81</text:p>
          </table:table-cell>
          <table:table-cell table:formula="of:=([.L145]/[.$K$2])/[.M145]" office:value-type="float" office:value="3.46704652552012" calcext:value-type="float">
            <text:p>3.4670465E+00</text:p>
          </table:table-cell>
          <table:table-cell table:number-columns-repeated="16369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6699803" calcext:value-type="float">
            <text:p>2.6699803E-08</text:p>
          </table:table-cell>
          <table:table-cell office:value-type="float" office:value="0.000000000091365878" calcext:value-type="float">
            <text:p>9.1365878E-11</text:p>
          </table:table-cell>
          <table:table-cell office:value-type="float" office:value="215" calcext:value-type="float">
            <text:p>215</text:p>
          </table:table-cell>
          <table:table-cell table:formula="of:=([.D146]/[.$C$2])/[.E146]" office:value-type="float" office:value="14.8933932654535" calcext:value-type="float">
            <text:p>1.4893393E+01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7677178" calcext:value-type="float">
            <text:p>6.7677178E-09</text:p>
          </table:table-cell>
          <table:table-cell office:value-type="float" office:value="0.000000000099904207" calcext:value-type="float">
            <text:p>9.9904207E-11</text:p>
          </table:table-cell>
          <table:table-cell office:value-type="float" office:value="89" calcext:value-type="float">
            <text:p>89</text:p>
          </table:table-cell>
          <table:table-cell table:formula="of:=([.L146]/[.$K$2])/[.M146]" office:value-type="float" office:value="3.45245555717355" calcext:value-type="float">
            <text:p>3.4524556E+00</text:p>
          </table:table-cell>
          <table:table-cell table:number-columns-repeated="16369"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6111202" calcext:value-type="float">
            <text:p>2.6111202E-08</text:p>
          </table:table-cell>
          <table:table-cell office:value-type="float" office:value="0.000000000091802619" calcext:value-type="float">
            <text:p>9.1802619E-11</text:p>
          </table:table-cell>
          <table:table-cell office:value-type="float" office:value="208" calcext:value-type="float">
            <text:p>208</text:p>
          </table:table-cell>
          <table:table-cell table:formula="of:=([.D147]/[.$C$2])/[.E147]" office:value-type="float" office:value="14.4957745447646" calcext:value-type="float">
            <text:p>1.4495775E+01</text:p>
          </table:table-cell>
          <table:table-cell/>
          <table:table-cell office:value-type="float" office:value="1.46" calcext:value-type="float">
            <text:p>1.4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55191728" calcext:value-type="float">
            <text:p>5.5191728E-09</text:p>
          </table:table-cell>
          <table:table-cell office:value-type="float" office:value="0.000000000081806233" calcext:value-type="float">
            <text:p>8.1806233E-11</text:p>
          </table:table-cell>
          <table:table-cell office:value-type="float" office:value="100" calcext:value-type="float">
            <text:p>100</text:p>
          </table:table-cell>
          <table:table-cell table:formula="of:=([.L147]/[.$K$2])/[.M147]" office:value-type="float" office:value="3.43840657959735" calcext:value-type="float">
            <text:p>3.4384066E+00</text:p>
          </table:table-cell>
          <table:table-cell table:number-columns-repeated="16369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5652284" calcext:value-type="float">
            <text:p>2.5652284E-08</text:p>
          </table:table-cell>
          <table:table-cell office:value-type="float" office:value="0.000000000092780981" calcext:value-type="float">
            <text:p>9.2780981E-11</text:p>
          </table:table-cell>
          <table:table-cell office:value-type="float" office:value="201" calcext:value-type="float">
            <text:p>201</text:p>
          </table:table-cell>
          <table:table-cell table:formula="of:=([.D148]/[.$C$2])/[.E148]" office:value-type="float" office:value="14.090834422385" calcext:value-type="float">
            <text:p>1.4090834E+01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0987094" calcext:value-type="float">
            <text:p>6.0987094E-09</text:p>
          </table:table-cell>
          <table:table-cell office:value-type="float" office:value="0.000000000090752756" calcext:value-type="float">
            <text:p>9.0752756E-11</text:p>
          </table:table-cell>
          <table:table-cell office:value-type="float" office:value="112" calcext:value-type="float">
            <text:p>112</text:p>
          </table:table-cell>
          <table:table-cell table:formula="of:=([.L148]/[.$K$2])/[.M148]" office:value-type="float" office:value="3.42489884997699" calcext:value-type="float">
            <text:p>3.4248988E+00</text:p>
          </table:table-cell>
          <table:table-cell table:number-columns-repeated="16369"/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531555" calcext:value-type="float">
            <text:p>2.5315550E-08</text:p>
          </table:table-cell>
          <table:table-cell office:value-type="float" office:value="0.00000000009432245" calcext:value-type="float">
            <text:p>9.4322450E-11</text:p>
          </table:table-cell>
          <table:table-cell office:value-type="float" office:value="194" calcext:value-type="float">
            <text:p>194</text:p>
          </table:table-cell>
          <table:table-cell table:formula="of:=([.D149]/[.$C$2])/[.E149]" office:value-type="float" office:value="13.6786087214093" calcext:value-type="float">
            <text:p>1.3678609E+01</text:p>
          </table:table-cell>
          <table:table-cell/>
          <table:table-cell office:value-type="float" office:value="1.48" calcext:value-type="float">
            <text:p>1.4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58267397" calcext:value-type="float">
            <text:p>5.8267397E-09</text:p>
          </table:table-cell>
          <table:table-cell office:value-type="float" office:value="0.000000000087034879" calcext:value-type="float">
            <text:p>8.7034879E-11</text:p>
          </table:table-cell>
          <table:table-cell office:value-type="float" office:value="128" calcext:value-type="float">
            <text:p>128</text:p>
          </table:table-cell>
          <table:table-cell table:formula="of:=([.L149]/[.$K$2])/[.M149]" office:value-type="float" office:value="3.41194419736157" calcext:value-type="float">
            <text:p>3.4119442E+00</text:p>
          </table:table-cell>
          <table:table-cell table:number-columns-repeated="16369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5093366" calcext:value-type="float">
            <text:p>2.5093366E-08</text:p>
          </table:table-cell>
          <table:table-cell office:value-type="float" office:value="0.00000000009645384" calcext:value-type="float">
            <text:p>9.6453840E-11</text:p>
          </table:table-cell>
          <table:table-cell office:value-type="float" office:value="187" calcext:value-type="float">
            <text:p>187</text:p>
          </table:table-cell>
          <table:table-cell table:formula="of:=([.D150]/[.$C$2])/[.E150]" office:value-type="float" office:value="13.2589468922261" calcext:value-type="float">
            <text:p>1.3258947E+01</text:p>
          </table:table-cell>
          <table:table-cell/>
          <table:table-cell office:value-type="float" office:value="1.49" calcext:value-type="float">
            <text:p>1.4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3069498" calcext:value-type="float">
            <text:p>6.3069498E-09</text:p>
          </table:table-cell>
          <table:table-cell office:value-type="float" office:value="0.00000000009455195" calcext:value-type="float">
            <text:p>9.4551950E-11</text:p>
          </table:table-cell>
          <table:table-cell office:value-type="float" office:value="148" calcext:value-type="float">
            <text:p>148</text:p>
          </table:table-cell>
          <table:table-cell table:formula="of:=([.L150]/[.$K$2])/[.M150]" office:value-type="float" office:value="3.39952717090341" calcext:value-type="float">
            <text:p>3.3995272E+00</text:p>
          </table:table-cell>
          <table:table-cell table:number-columns-repeated="16369"/>
        </table:table-row>
        <table:table-row table:style-name="ro1">
          <table:table-cell office:value-type="float" office:value="1.5" calcext:value-type="float">
            <text:p>1.5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4977054" calcext:value-type="float">
            <text:p>2.4977054E-08</text:p>
          </table:table-cell>
          <table:table-cell office:value-type="float" office:value="0.000000000099202775" calcext:value-type="float">
            <text:p>9.9202775E-11</text:p>
          </table:table-cell>
          <table:table-cell office:value-type="float" office:value="180" calcext:value-type="float">
            <text:p>180</text:p>
          </table:table-cell>
          <table:table-cell table:formula="of:=([.D151]/[.$C$2])/[.E151]" office:value-type="float" office:value="12.8317835235697" calcext:value-type="float">
            <text:p>1.2831784E+01</text:p>
          </table:table-cell>
          <table:table-cell/>
          <table:table-cell office:value-type="float" office:value="1.5" calcext:value-type="float">
            <text:p>1.5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1437529" calcext:value-type="float">
            <text:p>6.1437529E-09</text:p>
          </table:table-cell>
          <table:table-cell office:value-type="float" office:value="0.000000000092428545" calcext:value-type="float">
            <text:p>9.2428545E-11</text:p>
          </table:table-cell>
          <table:table-cell office:value-type="float" office:value="176" calcext:value-type="float">
            <text:p>176</text:p>
          </table:table-cell>
          <table:table-cell table:formula="of:=([.L151]/[.$K$2])/[.M151]" office:value-type="float" office:value="3.38764003012517" calcext:value-type="float">
            <text:p>3.3876400E+00</text:p>
          </table:table-cell>
          <table:table-cell table:number-columns-repeated="16369"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2083934" calcext:value-type="float">
            <text:p>2.2083934E-08</text:p>
          </table:table-cell>
          <table:table-cell office:value-type="float" office:value="0.000000000090789262" calcext:value-type="float">
            <text:p>9.0789262E-11</text:p>
          </table:table-cell>
          <table:table-cell office:value-type="float" office:value="174" calcext:value-type="float">
            <text:p>174</text:p>
          </table:table-cell>
          <table:table-cell table:formula="of:=([.D152]/[.$C$2])/[.E152]" office:value-type="float" office:value="12.3968568712726" calcext:value-type="float">
            <text:p>1.2396857E+01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1161174" calcext:value-type="float">
            <text:p>6.1161174E-09</text:p>
          </table:table-cell>
          <table:table-cell office:value-type="float" office:value="0.00000000009232245" calcext:value-type="float">
            <text:p>9.2322450E-11</text:p>
          </table:table-cell>
          <table:table-cell office:value-type="float" office:value="216" calcext:value-type="float">
            <text:p>216</text:p>
          </table:table-cell>
          <table:table-cell table:formula="of:=([.L152]/[.$K$2])/[.M152]" office:value-type="float" office:value="3.37627742203153" calcext:value-type="float">
            <text:p>3.3762774E+00</text:p>
          </table:table-cell>
          <table:table-cell table:number-columns-repeated="16369"/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2017484" calcext:value-type="float">
            <text:p>2.2017484E-08</text:p>
          </table:table-cell>
          <table:table-cell office:value-type="float" office:value="0.00000000009387006" calcext:value-type="float">
            <text:p>9.3870060E-11</text:p>
          </table:table-cell>
          <table:table-cell office:value-type="float" office:value="167" calcext:value-type="float">
            <text:p>167</text:p>
          </table:table-cell>
          <table:table-cell table:formula="of:=([.D153]/[.$C$2])/[.E153]" office:value-type="float" office:value="11.9539167323185" calcext:value-type="float">
            <text:p>1.1953917E+01</text:p>
          </table:table-cell>
          <table:table-cell/>
          <table:table-cell office:value-type="float" office:value="1.52" calcext:value-type="float">
            <text:p>1.5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2511044" calcext:value-type="float">
            <text:p>6.2511044E-09</text:p>
          </table:table-cell>
          <table:table-cell office:value-type="float" office:value="0.000000000094664297" calcext:value-type="float">
            <text:p>9.4664297E-11</text:p>
          </table:table-cell>
          <table:table-cell office:value-type="float" office:value="278" calcext:value-type="float">
            <text:p>278</text:p>
          </table:table-cell>
          <table:table-cell table:formula="of:=([.L153]/[.$K$2])/[.M153]" office:value-type="float" office:value="3.36542696745781" calcext:value-type="float">
            <text:p>3.3654270E+00</text:p>
          </table:table-cell>
          <table:table-cell table:number-columns-repeated="16369"/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21990774" calcext:value-type="float">
            <text:p>2.1990774E-08</text:p>
          </table:table-cell>
          <table:table-cell office:value-type="float" office:value="0.000000000097434996" calcext:value-type="float">
            <text:p>9.7434996E-11</text:p>
          </table:table-cell>
          <table:table-cell office:value-type="float" office:value="160" calcext:value-type="float">
            <text:p>160</text:p>
          </table:table-cell>
          <table:table-cell table:formula="of:=([.D154]/[.$C$2])/[.E154]" office:value-type="float" office:value="11.5025777109737" calcext:value-type="float">
            <text:p>1.1502578E+01</text:p>
          </table:table-cell>
          <table:table-cell/>
          <table:table-cell office:value-type="float" office:value="1.53" calcext:value-type="float">
            <text:p>1.5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4165883" calcext:value-type="float">
            <text:p>6.4165883E-09</text:p>
          </table:table-cell>
          <table:table-cell office:value-type="float" office:value="0.000000000097470145" calcext:value-type="float">
            <text:p>9.7470145E-11</text:p>
          </table:table-cell>
          <table:table-cell office:value-type="float" office:value="388" calcext:value-type="float">
            <text:p>388</text:p>
          </table:table-cell>
          <table:table-cell table:formula="of:=([.L154]/[.$K$2])/[.M154]" office:value-type="float" office:value="3.3550747093874" calcext:value-type="float">
            <text:p>3.3550747E+00</text:p>
          </table:table-cell>
          <table:table-cell table:number-columns-repeated="16369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19105861" calcext:value-type="float">
            <text:p>1.9105861E-08</text:p>
          </table:table-cell>
          <table:table-cell office:value-type="float" office:value="0.000000000088181806" calcext:value-type="float">
            <text:p>8.8181806E-11</text:p>
          </table:table-cell>
          <table:table-cell office:value-type="float" office:value="154" calcext:value-type="float">
            <text:p>154</text:p>
          </table:table-cell>
          <table:table-cell table:formula="of:=([.D155]/[.$C$2])/[.E155]" office:value-type="float" office:value="11.0422419045345" calcext:value-type="float">
            <text:p>1.1042242E+01</text:p>
          </table:table-cell>
          <table:table-cell/>
          <table:table-cell office:value-type="float" office:value="1.54" calcext:value-type="float">
            <text:p>1.5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4649093" calcext:value-type="float">
            <text:p>6.4649093E-09</text:p>
          </table:table-cell>
          <table:table-cell office:value-type="float" office:value="0.000000000098494056" calcext:value-type="float">
            <text:p>9.8494056E-11</text:p>
          </table:table-cell>
          <table:table-cell office:value-type="float" office:value="638" calcext:value-type="float">
            <text:p>638</text:p>
          </table:table-cell>
          <table:table-cell table:formula="of:=([.L155]/[.$K$2])/[.M155]" office:value-type="float" office:value="3.34519967973799" calcext:value-type="float">
            <text:p>3.3451997E+00</text:p>
          </table:table-cell>
          <table:table-cell table:number-columns-repeated="16369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18922292" calcext:value-type="float">
            <text:p>1.8922292E-08</text:p>
          </table:table-cell>
          <table:table-cell office:value-type="float" office:value="0.000000000091218378" calcext:value-type="float">
            <text:p>9.1218378E-11</text:p>
          </table:table-cell>
          <table:table-cell office:value-type="float" office:value="147" calcext:value-type="float">
            <text:p>147</text:p>
          </table:table-cell>
          <table:table-cell table:formula="of:=([.D156]/[.$C$2])/[.E156]" office:value-type="float" office:value="10.5720942655224" calcext:value-type="float">
            <text:p>1.0572094E+01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64857887" calcext:value-type="float">
            <text:p>6.4857887E-09</text:p>
          </table:table-cell>
          <table:table-cell office:value-type="float" office:value="0.000000000099090533" calcext:value-type="float">
            <text:p>9.9090533E-11</text:p>
          </table:table-cell>
          <table:table-cell office:value-type="float" office:value="1755" calcext:value-type="float">
            <text:p>1755</text:p>
          </table:table-cell>
          <table:table-cell table:formula="of:=([.L156]/[.$K$2])/[.M156]" office:value-type="float" office:value="3.33580199167114" calcext:value-type="float">
            <text:p>3.3358020E+00</text:p>
          </table:table-cell>
          <table:table-cell table:number-columns-repeated="16369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18633373" calcext:value-type="float">
            <text:p>1.8633373E-08</text:p>
          </table:table-cell>
          <table:table-cell office:value-type="float" office:value="0.000000000094107654" calcext:value-type="float">
            <text:p>9.4107654E-11</text:p>
          </table:table-cell>
          <table:table-cell office:value-type="float" office:value="140" calcext:value-type="float">
            <text:p>140</text:p>
          </table:table-cell>
          <table:table-cell table:formula="of:=([.D157]/[.$C$2])/[.E157]" office:value-type="float" office:value="10.0910454676838" calcext:value-type="float">
            <text:p>1.0091045E+01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string" calcext:value-type="string">
            <text:p>-nan</text:p>
          </table:table-cell>
          <table:covered-table-cell/>
          <table:table-cell table:number-columns-repeated="2" office:value-type="string" calcext:value-type="string">
            <text:p>-nan</text:p>
          </table:table-cell>
          <table:table-cell office:value-type="float" office:value="78734" calcext:value-type="float">
            <text:p>78734</text:p>
          </table:table-cell>
          <table:table-cell table:number-columns-repeated="16370"/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18153519" calcext:value-type="float">
            <text:p>1.8153519E-08</text:p>
          </table:table-cell>
          <table:table-cell office:value-type="float" office:value="0.000000000096399089" calcext:value-type="float">
            <text:p>9.6399089E-11</text:p>
          </table:table-cell>
          <table:table-cell office:value-type="float" office:value="133" calcext:value-type="float">
            <text:p>133</text:p>
          </table:table-cell>
          <table:table-cell table:formula="of:=([.D158]/[.$C$2])/[.E158]" office:value-type="float" office:value="9.59748687243957" calcext:value-type="float">
            <text:p>9.5974869E+00</text:p>
          </table:table-cell>
          <table:table-cell table:number-columns-repeated="16377"/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17364212" calcext:value-type="float">
            <text:p>1.7364212E-08</text:p>
          </table:table-cell>
          <table:table-cell office:value-type="float" office:value="0.000000000097365069" calcext:value-type="float">
            <text:p>9.7365069E-11</text:p>
          </table:table-cell>
          <table:table-cell office:value-type="float" office:value="126" calcext:value-type="float">
            <text:p>126</text:p>
          </table:table-cell>
          <table:table-cell table:formula="of:=([.D159]/[.$C$2])/[.E159]" office:value-type="float" office:value="9.08911369317915" calcext:value-type="float">
            <text:p>9.0891137E+00</text:p>
          </table:table-cell>
          <table:table-cell table:number-columns-repeated="16377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16108688" calcext:value-type="float">
            <text:p>1.6108688E-08</text:p>
          </table:table-cell>
          <table:table-cell office:value-type="float" office:value="0.000000000095880168" calcext:value-type="float">
            <text:p>9.5880168E-11</text:p>
          </table:table-cell>
          <table:table-cell office:value-type="float" office:value="119" calcext:value-type="float">
            <text:p>119</text:p>
          </table:table-cell>
          <table:table-cell table:formula="of:=([.D160]/[.$C$2])/[.E160]" office:value-type="float" office:value="8.56250850822232" calcext:value-type="float">
            <text:p>8.5625085E+00</text:p>
          </table:table-cell>
          <table:table-cell table:number-columns-repeated="16377"/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14198817" calcext:value-type="float">
            <text:p>1.4198817E-08</text:p>
          </table:table-cell>
          <table:table-cell office:value-type="float" office:value="0.000000000090316578" calcext:value-type="float">
            <text:p>9.0316578E-11</text:p>
          </table:table-cell>
          <table:table-cell office:value-type="float" office:value="112" calcext:value-type="float">
            <text:p>112</text:p>
          </table:table-cell>
          <table:table-cell table:formula="of:=([.D161]/[.$C$2])/[.E161]" office:value-type="float" office:value="8.01224683022348" calcext:value-type="float">
            <text:p>8.0122468E+00</text:p>
          </table:table-cell>
          <table:table-cell table:number-columns-repeated="16377"/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14200639" calcext:value-type="float">
            <text:p>1.4200639E-08</text:p>
          </table:table-cell>
          <table:table-cell office:value-type="float" office:value="0.000000000097415632" calcext:value-type="float">
            <text:p>9.7415632E-11</text:p>
          </table:table-cell>
          <table:table-cell office:value-type="float" office:value="104" calcext:value-type="float">
            <text:p>104</text:p>
          </table:table-cell>
          <table:table-cell table:formula="of:=([.D162]/[.$C$2])/[.E162]" office:value-type="float" office:value="7.42931661640092" calcext:value-type="float">
            <text:p>7.4293166E+00</text:p>
          </table:table-cell>
          <table:table-cell table:number-columns-repeated="16377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1257083" calcext:value-type="float">
            <text:p>1.2570830E-08</text:p>
          </table:table-cell>
          <table:table-cell office:value-type="float" office:value="0.000000000094252973" calcext:value-type="float">
            <text:p>9.4252973E-11</text:p>
          </table:table-cell>
          <table:table-cell office:value-type="float" office:value="96" calcext:value-type="float">
            <text:p>96</text:p>
          </table:table-cell>
          <table:table-cell table:formula="of:=([.D163]/[.$C$2])/[.E163]" office:value-type="float" office:value="6.79733270716745" calcext:value-type="float">
            <text:p>6.7973327E+00</text:p>
          </table:table-cell>
          <table:table-cell table:number-columns-repeated="16377"/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10890777" calcext:value-type="float">
            <text:p>1.0890777E-08</text:p>
          </table:table-cell>
          <table:table-cell office:value-type="float" office:value="0.000000000092213053" calcext:value-type="float">
            <text:p>9.2213053E-11</text:p>
          </table:table-cell>
          <table:table-cell office:value-type="float" office:value="87" calcext:value-type="float">
            <text:p>87</text:p>
          </table:table-cell>
          <table:table-cell table:formula="of:=([.D164]/[.$C$2])/[.E164]" office:value-type="float" office:value="6.01916289871461" calcext:value-type="float">
            <text:p>6.0191629E+00</text:p>
          </table:table-cell>
          <table:table-cell table:number-columns-repeated="16377"/>
        </table:table-row>
        <table:table-row table:style-name="ro1">
          <table:table-cell table:style-name="ce3" office:value-type="float" office:value="1.64" calcext:value-type="float">
            <text:p>1.64</text:p>
          </table:table-cell>
          <table:table-cell table:style-name="ce6" office:value-type="float" office:value="19.621417" calcext:value-type="float">
            <text:p>1.9621417E+01</text:p>
          </table:table-cell>
          <table:covered-table-cell/>
          <table:table-cell table:style-name="ce6" office:value-type="float" office:value="0.0000000022271705" calcext:value-type="float">
            <text:p>2.2271705E-09</text:p>
          </table:table-cell>
          <table:table-cell table:style-name="ce6" office:value-type="float" office:value="0.000000000091847342" calcext:value-type="float">
            <text:p>9.1847342E-11</text:p>
          </table:table-cell>
          <table:table-cell table:style-name="ce7" office:value-type="float" office:value="80" calcext:value-type="float">
            <text:p>80</text:p>
          </table:table-cell>
          <table:table-cell table:style-name="ce6" table:formula="of:=([.D165]/[.$C$2])/[.E165]" office:value-type="float" office:value="1.23582365908594" calcext:value-type="float">
            <text:p>1.2358237E+00</text:p>
          </table:table-cell>
          <table:table-cell table:number-columns-repeated="16377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072271755" calcext:value-type="float">
            <text:p>7.2271755E-10</text:p>
          </table:table-cell>
          <table:table-cell office:value-type="float" office:value="0.000000000084626721" calcext:value-type="float">
            <text:p>8.4626721E-11</text:p>
          </table:table-cell>
          <table:table-cell office:value-type="float" office:value="84" calcext:value-type="float">
            <text:p>84</text:p>
          </table:table-cell>
          <table:table-cell table:formula="of:=([.D166]/[.$C$2])/[.E166]" office:value-type="float" office:value="0.435241922142275" calcext:value-type="float">
            <text:p>4.3524192E-01</text:p>
          </table:table-cell>
          <table:table-cell table:number-columns-repeated="16377"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074118613" calcext:value-type="float">
            <text:p>7.4118613E-10</text:p>
          </table:table-cell>
          <table:table-cell office:value-type="float" office:value="0.000000000081530026" calcext:value-type="float">
            <text:p>8.1530026E-11</text:p>
          </table:table-cell>
          <table:table-cell office:value-type="float" office:value="88" calcext:value-type="float">
            <text:p>88</text:p>
          </table:table-cell>
          <table:table-cell table:formula="of:=([.D167]/[.$C$2])/[.E167]" office:value-type="float" office:value="0.463318173099843" calcext:value-type="float">
            <text:p>4.6331817E-01</text:p>
          </table:table-cell>
          <table:table-cell table:number-columns-repeated="16377"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084429178" calcext:value-type="float">
            <text:p>8.4429178E-10</text:p>
          </table:table-cell>
          <table:table-cell office:value-type="float" office:value="0.000000000064602431" calcext:value-type="float">
            <text:p>6.4602431E-11</text:p>
          </table:table-cell>
          <table:table-cell office:value-type="float" office:value="92" calcext:value-type="float">
            <text:p>92</text:p>
          </table:table-cell>
          <table:table-cell table:formula="of:=([.D168]/[.$C$2])/[.E168]" office:value-type="float" office:value="0.666059968529145" calcext:value-type="float">
            <text:p>6.6605997E-01</text:p>
          </table:table-cell>
          <table:table-cell table:number-columns-repeated="16377"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076380651" calcext:value-type="float">
            <text:p>7.6380651E-10</text:p>
          </table:table-cell>
          <table:table-cell office:value-type="float" office:value="0.000000000085515098" calcext:value-type="float">
            <text:p>8.5515098E-11</text:p>
          </table:table-cell>
          <table:table-cell office:value-type="float" office:value="100" calcext:value-type="float">
            <text:p>100</text:p>
          </table:table-cell>
          <table:table-cell table:formula="of:=([.D169]/[.$C$2])/[.E169]" office:value-type="float" office:value="0.455208318946326" calcext:value-type="float">
            <text:p>4.5520832E-01</text:p>
          </table:table-cell>
          <table:table-cell table:number-columns-repeated="16377"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051811979" calcext:value-type="float">
            <text:p>5.1811979E-10</text:p>
          </table:table-cell>
          <table:table-cell office:value-type="float" office:value="0.000000000068235372" calcext:value-type="float">
            <text:p>6.8235372E-11</text:p>
          </table:table-cell>
          <table:table-cell office:value-type="float" office:value="108" calcext:value-type="float">
            <text:p>108</text:p>
          </table:table-cell>
          <table:table-cell table:formula="of:=([.D170]/[.$C$2])/[.E170]" office:value-type="float" office:value="0.386981540976941" calcext:value-type="float">
            <text:p>3.8698154E-01</text:p>
          </table:table-cell>
          <table:table-cell table:number-columns-repeated="16377"/>
        </table:table-row>
        <table:table-row table:style-name="ro1">
          <table:table-cell office:value-type="float" office:value="1.7" calcext:value-type="float">
            <text:p>1.7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064367554" calcext:value-type="float">
            <text:p>6.4367554E-10</text:p>
          </table:table-cell>
          <table:table-cell office:value-type="float" office:value="0.000000000097690724" calcext:value-type="float">
            <text:p>9.7690724E-11</text:p>
          </table:table-cell>
          <table:table-cell office:value-type="float" office:value="116" calcext:value-type="float">
            <text:p>116</text:p>
          </table:table-cell>
          <table:table-cell table:formula="of:=([.D171]/[.$C$2])/[.E171]" office:value-type="float" office:value="0.335802024550944" calcext:value-type="float">
            <text:p>3.3580202E-01</text:p>
          </table:table-cell>
          <table:table-cell table:number-columns-repeated="16377"/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094813465" calcext:value-type="float">
            <text:p>9.4813465E-10</text:p>
          </table:table-cell>
          <table:table-cell office:value-type="float" office:value="0.000000000077070543" calcext:value-type="float">
            <text:p>7.7070543E-11</text:p>
          </table:table-cell>
          <table:table-cell office:value-type="float" office:value="126" calcext:value-type="float">
            <text:p>126</text:p>
          </table:table-cell>
          <table:table-cell table:formula="of:=([.D172]/[.$C$2])/[.E172]" office:value-type="float" office:value="0.626976454913892" calcext:value-type="float">
            <text:p>6.2697645E-01</text:p>
          </table:table-cell>
          <table:table-cell table:number-columns-repeated="16377"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048491264" calcext:value-type="float">
            <text:p>4.8491264E-10</text:p>
          </table:table-cell>
          <table:table-cell office:value-type="float" office:value="0.000000000082308743" calcext:value-type="float">
            <text:p>8.2308743E-11</text:p>
          </table:table-cell>
          <table:table-cell office:value-type="float" office:value="140" calcext:value-type="float">
            <text:p>140</text:p>
          </table:table-cell>
          <table:table-cell table:formula="of:=([.D173]/[.$C$2])/[.E173]" office:value-type="float" office:value="0.300252870385382" calcext:value-type="float">
            <text:p>3.0025287E-01</text:p>
          </table:table-cell>
          <table:table-cell table:number-columns-repeated="16377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11286633" calcext:value-type="float">
            <text:p>1.1286633E-09</text:p>
          </table:table-cell>
          <table:table-cell office:value-type="float" office:value="0.000000000096247313" calcext:value-type="float">
            <text:p>9.6247313E-11</text:p>
          </table:table-cell>
          <table:table-cell office:value-type="float" office:value="151" calcext:value-type="float">
            <text:p>151</text:p>
          </table:table-cell>
          <table:table-cell table:formula="of:=([.D174]/[.$C$2])/[.E174]" office:value-type="float" office:value="0.597647933426329" calcext:value-type="float">
            <text:p>5.9764793E-01</text:p>
          </table:table-cell>
          <table:table-cell table:number-columns-repeated="16377"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11990973" calcext:value-type="float">
            <text:p>1.1990973E-09</text:p>
          </table:table-cell>
          <table:table-cell office:value-type="float" office:value="0.000000000094490915" calcext:value-type="float">
            <text:p>9.4490915E-11</text:p>
          </table:table-cell>
          <table:table-cell office:value-type="float" office:value="168" calcext:value-type="float">
            <text:p>168</text:p>
          </table:table-cell>
          <table:table-cell table:formula="of:=([.D175]/[.$C$2])/[.E175]" office:value-type="float" office:value="0.646746374683108" calcext:value-type="float">
            <text:p>6.4674637E-01</text:p>
          </table:table-cell>
          <table:table-cell table:number-columns-repeated="16377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061392199" calcext:value-type="float">
            <text:p>6.1392199E-10</text:p>
          </table:table-cell>
          <table:table-cell office:value-type="float" office:value="0.000000000077529331" calcext:value-type="float">
            <text:p>7.7529331E-11</text:p>
          </table:table-cell>
          <table:table-cell office:value-type="float" office:value="192" calcext:value-type="float">
            <text:p>192</text:p>
          </table:table-cell>
          <table:table-cell table:formula="of:=([.D176]/[.$C$2])/[.E176]" office:value-type="float" office:value="0.403568058516941" calcext:value-type="float">
            <text:p>4.0356806E-01</text:p>
          </table:table-cell>
          <table:table-cell table:number-columns-repeated="16377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076041234" calcext:value-type="float">
            <text:p>7.6041234E-10</text:p>
          </table:table-cell>
          <table:table-cell office:value-type="float" office:value="0.000000000095518671" calcext:value-type="float">
            <text:p>9.5518671E-11</text:p>
          </table:table-cell>
          <table:table-cell office:value-type="float" office:value="217" calcext:value-type="float">
            <text:p>217</text:p>
          </table:table-cell>
          <table:table-cell table:formula="of:=([.D177]/[.$C$2])/[.E177]" office:value-type="float" office:value="0.405723830532328" calcext:value-type="float">
            <text:p>4.0572383E-01</text:p>
          </table:table-cell>
          <table:table-cell table:number-columns-repeated="16377"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096688804" calcext:value-type="float">
            <text:p>9.6688804E-10</text:p>
          </table:table-cell>
          <table:table-cell office:value-type="float" office:value="0.000000000091676975" calcext:value-type="float">
            <text:p>9.1676975E-11</text:p>
          </table:table-cell>
          <table:table-cell office:value-type="float" office:value="251" calcext:value-type="float">
            <text:p>251</text:p>
          </table:table-cell>
          <table:table-cell table:formula="of:=([.D178]/[.$C$2])/[.E178]" office:value-type="float" office:value="0.537508759167248" calcext:value-type="float">
            <text:p>5.3750876E-01</text:p>
          </table:table-cell>
          <table:table-cell table:number-columns-repeated="16377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06324406" calcext:value-type="float">
            <text:p>6.3244060E-10</text:p>
          </table:table-cell>
          <table:table-cell office:value-type="float" office:value="0.000000000095190249" calcext:value-type="float">
            <text:p>9.5190249E-11</text:p>
          </table:table-cell>
          <table:table-cell office:value-type="float" office:value="300" calcext:value-type="float">
            <text:p>300</text:p>
          </table:table-cell>
          <table:table-cell table:formula="of:=([.D179]/[.$C$2])/[.E179]" office:value-type="float" office:value="0.338607763712583" calcext:value-type="float">
            <text:p>3.3860776E-01</text:p>
          </table:table-cell>
          <table:table-cell table:number-columns-repeated="16377"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07260195" calcext:value-type="float">
            <text:p>7.2601950E-10</text:p>
          </table:table-cell>
          <table:table-cell office:value-type="float" office:value="0.00000000009442192" calcext:value-type="float">
            <text:p>9.4421920E-11</text:p>
          </table:table-cell>
          <table:table-cell office:value-type="float" office:value="367" calcext:value-type="float">
            <text:p>367</text:p>
          </table:table-cell>
          <table:table-cell table:formula="of:=([.D180]/[.$C$2])/[.E180]" office:value-type="float" office:value="0.391872773460896" calcext:value-type="float">
            <text:p>3.9187277E-01</text:p>
          </table:table-cell>
          <table:table-cell table:number-columns-repeated="16377"/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11959734" calcext:value-type="float">
            <text:p>1.1959734E-09</text:p>
          </table:table-cell>
          <table:table-cell office:value-type="float" office:value="0.0000000000969802" calcext:value-type="float">
            <text:p>9.6980200E-11</text:p>
          </table:table-cell>
          <table:table-cell office:value-type="float" office:value="468" calcext:value-type="float">
            <text:p>468</text:p>
          </table:table-cell>
          <table:table-cell table:formula="of:=([.D181]/[.$C$2])/[.E181]" office:value-type="float" office:value="0.628504045482052" calcext:value-type="float">
            <text:p>6.2850405E-01</text:p>
          </table:table-cell>
          <table:table-cell table:number-columns-repeated="16377"/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14111577" calcext:value-type="float">
            <text:p>1.4111577E-09</text:p>
          </table:table-cell>
          <table:table-cell office:value-type="float" office:value="0.000000000098167447" calcext:value-type="float">
            <text:p>9.8167447E-11</text:p>
          </table:table-cell>
          <table:table-cell office:value-type="float" office:value="652" calcext:value-type="float">
            <text:p>652</text:p>
          </table:table-cell>
          <table:table-cell table:formula="of:=([.D182]/[.$C$2])/[.E182]" office:value-type="float" office:value="0.732618169980939" calcext:value-type="float">
            <text:p>7.3261817E-01</text:p>
          </table:table-cell>
          <table:table-cell table:number-columns-repeated="16377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13302087" calcext:value-type="float">
            <text:p>1.3302087E-09</text:p>
          </table:table-cell>
          <table:table-cell office:value-type="float" office:value="0.000000000093347206" calcext:value-type="float">
            <text:p>9.3347206E-11</text:p>
          </table:table-cell>
          <table:table-cell office:value-type="float" office:value="1068" calcext:value-type="float">
            <text:p>1068</text:p>
          </table:table-cell>
          <table:table-cell table:formula="of:=([.D183]/[.$C$2])/[.E183]" office:value-type="float" office:value="0.726253256579876" calcext:value-type="float">
            <text:p>7.2625326E-01</text:p>
          </table:table-cell>
          <table:table-cell table:number-columns-repeated="16377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9.621417" calcext:value-type="float">
            <text:p>1.9621417E+01</text:p>
          </table:table-cell>
          <table:covered-table-cell/>
          <table:table-cell office:value-type="float" office:value="0.0000000013279219" calcext:value-type="float">
            <text:p>1.3279219E-09</text:p>
          </table:table-cell>
          <table:table-cell office:value-type="float" office:value="0.00000000009448203" calcext:value-type="float">
            <text:p>9.4482030E-11</text:p>
          </table:table-cell>
          <table:table-cell office:value-type="float" office:value="2857" calcext:value-type="float">
            <text:p>2857</text:p>
          </table:table-cell>
          <table:table-cell table:formula="of:=([.D184]/[.$C$2])/[.E184]" office:value-type="float" office:value="0.716296699289427" calcext:value-type="float">
            <text:p>7.1629670E-01</text:p>
          </table:table-cell>
          <table:table-cell table:number-columns-repeated="16377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string" calcext:value-type="string">
            <text:p>-nan</text:p>
          </table:table-cell>
          <table:covered-table-cell/>
          <table:table-cell table:number-columns-repeated="2" office:value-type="string" calcext:value-type="string">
            <text:p>-nan</text:p>
          </table:table-cell>
          <table:table-cell office:value-type="float" office:value="132542" calcext:value-type="float">
            <text:p>132542</text:p>
          </table:table-cell>
          <table:table-cell table:number-columns-repeated="16378"/>
        </table:table-row>
        <table:table-row table:style-name="ro1" table:number-rows-repeated="104839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onaspace Xenon SemiWide Medium" svg:font-family="'Monaspace Xenon SemiWide Medium'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0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10:52:40.0264109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16:07:16.594352177</meta:creation-date>
    <dc:date>2024-10-30T11:55:49.134520744</dc:date>
    <meta:editing-duration>PT2H34M12S</meta:editing-duration>
    <meta:editing-cycles>2</meta:editing-cycles>
    <meta:generator>LibreOffice/24.2.6.2$Linux_X86_64 LibreOffice_project/420$Build-2</meta:generator>
    <meta:document-statistic meta:table-count="2" meta:cell-count="3304" meta:object-count="0"/>
  </office:meta>
</office:document-meta>
</file>